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2/styles.xml" manifest:media-type="text/xml"/>
  <manifest:file-entry manifest:full-path="Object 32/content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7/styles.xml" manifest:media-type="text/xml"/>
  <manifest:file-entry manifest:full-path="Object 27/meta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0" style:family="table-column">
      <style:table-column-properties fo:break-before="auto" style:column-width="13.69mm"/>
    </style:style>
    <style:style style:name="co51" style:family="table-column">
      <style:table-column-properties fo:break-before="auto" style:column-width="10.97mm"/>
    </style:style>
    <style:style style:name="co18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23.69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18.24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17.43mm"/>
    </style:style>
    <style:style style:name="co17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9.6mm"/>
    </style:style>
    <style:style style:name="co22" style:family="table-column">
      <style:table-column-properties fo:break-before="auto" style:column-width="12.52mm"/>
    </style:style>
    <style:style style:name="co23" style:family="table-column">
      <style:table-column-properties fo:break-before="auto" style:column-width="31.57mm"/>
    </style:style>
    <style:style style:name="co24" style:family="table-column">
      <style:table-column-properties fo:break-before="auto" style:column-width="15.52mm"/>
    </style:style>
    <style:style style:name="co25" style:family="table-column">
      <style:table-column-properties fo:break-before="auto" style:column-width="23.14mm"/>
    </style:style>
    <style:style style:name="co26" style:family="table-column">
      <style:table-column-properties fo:break-before="auto" style:column-width="20.69mm"/>
    </style:style>
    <style:style style:name="co27" style:family="table-column">
      <style:table-column-properties fo:break-before="auto" style:column-width="24.7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8.61mm"/>
    </style:style>
    <style:style style:name="co30" style:family="table-column">
      <style:table-column-properties fo:break-before="auto" style:column-width="32.95mm"/>
    </style:style>
    <style:style style:name="co31" style:family="table-column">
      <style:table-column-properties fo:break-before="auto" style:column-width="6.76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07mm"/>
    </style:style>
    <style:style style:name="co34" style:family="table-column">
      <style:table-column-properties fo:break-before="auto" style:column-width="18.13mm"/>
    </style:style>
    <style:style style:name="co35" style:family="table-column">
      <style:table-column-properties fo:break-before="auto" style:column-width="27.39mm"/>
    </style:style>
    <style:style style:name="co36" style:family="table-column">
      <style:table-column-properties fo:break-before="auto" style:column-width="26.33mm"/>
    </style:style>
    <style:style style:name="co37" style:family="table-column">
      <style:table-column-properties fo:break-before="auto" style:column-width="31.89mm"/>
    </style:style>
    <style:style style:name="co38" style:family="table-column">
      <style:table-column-properties fo:break-before="auto" style:column-width="16.02mm"/>
    </style:style>
    <style:style style:name="co39" style:family="table-column">
      <style:table-column-properties fo:break-before="auto" style:column-width="25.28mm"/>
    </style:style>
    <style:style style:name="co40" style:family="table-column">
      <style:table-column-properties fo:break-before="auto" style:column-width="22.63mm"/>
    </style:style>
    <style:style style:name="co41" style:family="table-column">
      <style:table-column-properties fo:break-before="auto" style:column-width="71.31mm"/>
    </style:style>
    <style:style style:name="co42" style:family="table-column">
      <style:table-column-properties fo:break-before="auto" style:column-width="15.75mm"/>
    </style:style>
    <style:style style:name="co43" style:family="table-column">
      <style:table-column-properties fo:break-before="auto" style:column-width="9.67mm"/>
    </style:style>
    <style:style style:name="co44" style:family="table-column">
      <style:table-column-properties fo:break-before="auto" style:column-width="31.86mm"/>
    </style:style>
    <style:style style:name="co45" style:family="table-column">
      <style:table-column-properties fo:break-before="auto" style:column-width="42.47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16.42mm"/>
    </style:style>
    <style:style style:name="co48" style:family="table-column">
      <style:table-column-properties fo:break-before="auto" style:column-width="17.52mm"/>
    </style:style>
    <style:style style:name="co49" style:family="table-column">
      <style:table-column-properties fo:break-before="auto" style:column-width="18.59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18.87mm"/>
    </style:style>
    <style:style style:name="co54" style:family="table-column">
      <style:table-column-properties fo:break-before="auto" style:column-width="16.69mm"/>
    </style:style>
    <style:style style:name="co55" style:family="table-column">
      <style:table-column-properties fo:break-before="auto" style:column-width="31.4mm"/>
    </style:style>
    <style:style style:name="co56" style:family="table-column">
      <style:table-column-properties fo:break-before="auto" style:column-width="21.33mm"/>
    </style:style>
    <style:style style:name="co57" style:family="table-column">
      <style:table-column-properties fo:break-before="auto" style:column-width="25.14mm"/>
    </style:style>
    <style:style style:name="co58" style:family="table-column">
      <style:table-column-properties fo:break-before="auto" style:column-width="18.33mm"/>
    </style:style>
    <style:style style:name="co59" style:family="table-column">
      <style:table-column-properties fo:break-before="auto" style:column-width="14.43mm"/>
    </style:style>
    <style:style style:name="co60" style:family="table-column">
      <style:table-column-properties fo:break-before="auto" style:column-width="45.47mm"/>
    </style:style>
    <style:style style:name="co61" style:family="table-column">
      <style:table-column-properties fo:break-before="auto" style:column-width="34.66mm"/>
    </style:style>
    <style:style style:name="co62" style:family="table-column">
      <style:table-column-properties fo:break-before="auto" style:column-width="40.38mm"/>
    </style:style>
    <style:style style:name="co63" style:family="table-column">
      <style:table-column-properties fo:break-before="auto" style:column-width="28.31mm"/>
    </style:style>
    <style:style style:name="co64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f4c6"/>
    </style:style>
    <style:style style:name="ce3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3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07">
      <style:table-cell-properties fo:border="0.06pt solid #000000"/>
    </style:style>
    <style:style style:name="ce5" style:family="table-cell" style:parent-style-name="Default" style:data-style-name="N107"/>
    <style:style style:name="ce17" style:family="table-cell" style:parent-style-name="Default">
      <style:table-cell-properties fo:background-color="#f9cfb5" fo:border="0.06pt solid #000000"/>
    </style:style>
    <style:style style:name="ce18" style:family="table-cell" style:parent-style-name="Default">
      <style:table-cell-properties fo:background-color="#ccf4c6" fo:border="0.06pt solid #000000"/>
    </style:style>
    <style:style style:name="ce29" style:family="table-cell" style:parent-style-name="Default">
      <style:table-cell-properties fo:background-color="#eeeeec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9cfb5"/>
    </style:style>
    <style:style style:name="ce52" style:family="table-cell" style:parent-style-name="Default">
      <style:table-cell-properties fo:background-color="#ccf4c6"/>
    </style:style>
    <style:style style:name="ce39" style:family="table-cell" style:parent-style-name="Default">
      <style:table-cell-properties fo:background-color="#eeeeec" fo:border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5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ccf4c6"/>
      <style:text-properties fo:font-weight="bold" style:font-weight-asian="bold" style:font-weight-complex="bold"/>
    </style:style>
    <style:style style:name="ce35" style:family="table-cell" style:parent-style-name="Default" style:data-style-name="N100"/>
    <style:style style:name="ce19" style:family="table-cell" style:parent-style-name="Default" style:data-style-name="N1"/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shapes>
          <draw:frame draw:z-index="0" draw:style-name="gr1" draw:text-style-name="P1" svg:width="174.94mm" svg:height="89.99mm" svg:x="0mm" svg:y="113.1mm">
            <loext:p draw:notify-on-update-of-ranges="initial.A2:initial.A21 initial.E1:initial.E1 initial.E2:initial.E21 initial.L1:initial.L1 initial.L2:initial.L21 initial.S1:initial.S1 initial.S2:initial.S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4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9" table:default-cell-style-name="ce16"/>
        <table:table-column table:style-name="co20" table:default-cell-style-name="ce16"/>
        <table:table-column table:style-name="co4" table:default-cell-style-name="ce16"/>
        <table:table-column table:style-name="co21" table:default-cell-style-name="ce16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download</text:p>
          </table:table-cell>
          <table:table-cell table:style-name="ce6" office:value-type="string" calcext:value-type="string">
            <text:p>Menções</text:p>
          </table:table-cell>
          <table:table-cell table:style-name="ce6" office:value-type="string" calcext:value-type="string">
            <text:p>cite</text:p>
          </table:table-cell>
          <table:table-cell table:style-name="ce6" office:value-type="string" calcext:value-type="string">
            <text:p>use</text:p>
          </table:table-cell>
          <table:table-cell table:style-name="ce6" office:value-type="string" calcext:value-type="string">
            <text:p>contribute</text:p>
          </table:table-cell>
          <table:table-cell table:style-name="ce6" office:value-type="string" calcext:value-type="string">
            <text:p>years_mentions</text:p>
          </table:table-cell>
          <table:table-cell table:style-name="ce6" office:value-type="string" calcext:value-type="string">
            <text:p>delta_mentions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ançamentos</text:p>
          </table:table-cell>
          <table:table-cell table:style-name="ce6" office:value-type="string" calcext:value-type="string">
            <text:p>years_releases</text:p>
          </table:table-cell>
          <table:table-cell table:style-name="ce6" office:value-type="string" calcext:value-type="string">
            <text:p>delta_releases</text:p>
          </table:table-cell>
          <table:table-cell table:style-name="ce6" office:value-type="string" calcext:value-type="string">
            <text:p>source_code</text:p>
          </table:table-cell>
          <table:table-cell table:style-name="ce6" office:value-type="string" calcext:value-type="string">
            <text:p>license</text:p>
          </table:table-cell>
          <table:table-cell table:style-name="ce6" office:value-type="string" calcext:value-type="string">
            <text:p>delta_all</text:p>
          </table:table-cell>
          <table:table-cell table:style-name="ce6" office:value-type="string" calcext:value-type="string">
            <text:p>birth</text:p>
          </table:table-cell>
          <table:table-cell table:style-name="ce6" office:value-type="string" calcext:value-type="string">
            <text:p>Idade</text:p>
          </table:table-cell>
          <table:table-cell table:style-name="ce6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Derai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DOMPLETIO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e-munity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FaultBust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defined</text:p>
          </table:table-cell>
          <table:table-cell office:value-type="string" calcext:value-type="string">
            <text:p>demo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Pseudo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table:style-name="ce1" table:formula="of:=ROWS([.A2:.A21])" office:value-type="float" office:value="20" calcext:value-type="float">
            <text:p>20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1])" office:value-type="float" office:value="131" calcext:value-type="float">
            <text:p>131</text:p>
          </table:table-cell>
          <table:table-cell table:style-name="ce1" table:formula="of:=SUM([.F2:.F21])" office:value-type="float" office:value="56" calcext:value-type="float">
            <text:p>56</text:p>
          </table:table-cell>
          <table:table-cell table:style-name="ce1" table:formula="of:=SUM([.G2:.G21])" office:value-type="float" office:value="44" calcext:value-type="float">
            <text:p>44</text:p>
          </table:table-cell>
          <table:table-cell table:style-name="ce1" table:formula="of:=SUM([.H2:.H21])" office:value-type="float" office:value="31" calcext:value-type="float">
            <text:p>31</text:p>
          </table:table-cell>
          <table:table-cell table:style-name="ce1"/>
          <table:table-cell table:style-name="ce1" table:formula="of:=SUM([.J2:.J21])" office:value-type="float" office:value="84" calcext:value-type="float">
            <text:p>84</text:p>
          </table:table-cell>
          <table:table-cell table:style-name="ce1"/>
          <table:table-cell table:style-name="ce1" table:formula="of:=SUM([.L2:.L21])" office:value-type="float" office:value="59" calcext:value-type="float">
            <text:p>59</text:p>
          </table:table-cell>
          <table:table-cell table:style-name="ce1" table:number-columns-repeated="4"/>
          <table:table-cell table:style-name="ce1" table:formula="of:=SUM([.Q2:.Q21])" office:value-type="float" office:value="95" calcext:value-type="float">
            <text:p>95</text:p>
          </table:table-cell>
          <table:table-cell table:style-name="ce1"/>
          <table:table-cell table:style-name="ce1" table:formula="of:=SUM([.S2:.S21])" office:value-type="float" office:value="141" calcext:value-type="float">
            <text:p>141</text:p>
          </table:table-cell>
          <table:table-cell table:style-name="ce1" table:formula="of:=SUM([.T2:.T21])" office:value-type="float" office:value="7140" calcext:value-type="float">
            <text:p>7140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1])" office:value-type="float" office:value="6.55" calcext:value-type="float">
            <text:p>6,6</text:p>
          </table:table-cell>
          <table:table-cell table:style-name="ce2" table:formula="of:=AVERAGE([.F2:.F21])" office:value-type="float" office:value="4" calcext:value-type="float">
            <text:p>4,0</text:p>
          </table:table-cell>
          <table:table-cell table:style-name="ce2" table:formula="of:=AVERAGE([.G2:.G21])" office:value-type="float" office:value="4.88888888888889" calcext:value-type="float">
            <text:p>4,9</text:p>
          </table:table-cell>
          <table:table-cell table:style-name="ce2" table:formula="of:=AVERAGE([.H2:.H21])" office:value-type="float" office:value="1.55" calcext:value-type="float">
            <text:p>1,6</text:p>
          </table:table-cell>
          <table:table-cell table:style-name="ce1"/>
          <table:table-cell table:style-name="ce2" table:formula="of:=AVERAGE([.J2:.J21])" office:value-type="float" office:value="4.2" calcext:value-type="float">
            <text:p>4,2</text:p>
          </table:table-cell>
          <table:table-cell table:style-name="ce1"/>
          <table:table-cell table:style-name="ce2" table:formula="of:=AVERAGE([.L2:.L21])" office:value-type="float" office:value="2.95" calcext:value-type="float">
            <text:p>3,0</text:p>
          </table:table-cell>
          <table:table-cell table:style-name="ce1" table:number-columns-repeated="4"/>
          <table:table-cell table:style-name="ce2" table:formula="of:=AVERAGE([.Q2:.Q21])" office:value-type="float" office:value="4.75" calcext:value-type="float">
            <text:p>4,8</text:p>
          </table:table-cell>
          <table:table-cell table:style-name="ce1"/>
          <table:table-cell table:style-name="ce2" table:formula="of:=AVERAGE([.S2:.S21])" office:value-type="float" office:value="7.05" calcext:value-type="float">
            <text:p>7,1</text:p>
          </table:table-cell>
          <table:table-cell table:style-name="ce2" table:formula="of:=AVERAGE([.T2:.T21])" office:value-type="float" office:value="595" calcext:value-type="float">
            <text:p>595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1 livre (55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9 nao-livre (45%)</text:p>
          </table:table-cell>
          <table:table-cell table:style-name="Default" table:number-columns-repeated="4"/>
        </table:table-row>
      </table:table>
      <table:table table:name="evolution" table:style-name="ta1">
        <table:shapes>
          <draw:frame draw:z-index="0" draw:style-name="gr1" draw:text-style-name="P1" svg:width="77.21mm" svg:height="89.99mm" svg:x="39.74mm" svg:y="63.15mm">
            <loext:p draw:notify-on-update-of-ranges="evolution.A2:evolution.A9 evolution.E1:evolution.E1 evolution.E2:evolution.E9 evolution.L1:evolution.L1 evolution.L2:evolution.L9 evolution.S1:evolution.S1 evolution.S2:evolution.S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22" table:default-cell-style-name="ce16"/>
        <table:table-column table:style-name="co4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0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23" table:default-cell-style-name="ce16"/>
        <table:table-column table:style-name="co24" table:default-cell-style-name="ce16"/>
        <table:table-column table:style-name="co20" table:default-cell-style-name="ce16"/>
        <table:table-column table:style-name="co4" table:default-cell-style-name="ce16"/>
        <table:table-column table:style-name="co1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çõe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Lançamento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Idade</text:p>
          </table:table-cell>
          <table:table-cell table:style-name="ce41" office:value-type="string" calcext:value-type="string">
            <text:p>modules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ce1" table:formula="of:=ROWS([.A2:.A9])" office:value-type="float" office:value="8" calcext:value-type="float">
            <text:p>8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9])" office:value-type="float" office:value="71" calcext:value-type="float">
            <text:p>71</text:p>
          </table:table-cell>
          <table:table-cell table:style-name="ce1" table:formula="of:=SUM([.F2:.F9])" office:value-type="float" office:value="35" calcext:value-type="float">
            <text:p>35</text:p>
          </table:table-cell>
          <table:table-cell table:style-name="ce1" table:formula="of:=SUM([.G2:.G9])" office:value-type="float" office:value="24" calcext:value-type="float">
            <text:p>24</text:p>
          </table:table-cell>
          <table:table-cell table:style-name="ce1" table:formula="of:=SUM([.H2:.H9])" office:value-type="float" office:value="12" calcext:value-type="float">
            <text:p>12</text:p>
          </table:table-cell>
          <table:table-cell table:style-name="ce1"/>
          <table:table-cell table:style-name="ce1" table:formula="of:=SUM([.J2:.J9])" office:value-type="float" office:value="47" calcext:value-type="float">
            <text:p>47</text:p>
          </table:table-cell>
          <table:table-cell table:style-name="ce1"/>
          <table:table-cell table:style-name="ce1" table:formula="of:=SUM([.L2:.L9])" office:value-type="float" office:value="177" calcext:value-type="float">
            <text:p>177</text:p>
          </table:table-cell>
          <table:table-cell table:style-name="ce1" table:number-columns-repeated="4"/>
          <table:table-cell table:style-name="ce1" table:formula="of:=SUM([.Q2:.Q9])" office:value-type="float" office:value="58" calcext:value-type="float">
            <text:p>58</text:p>
          </table:table-cell>
          <table:table-cell table:style-name="ce1"/>
          <table:table-cell table:style-name="ce1" table:formula="of:=SUM([.S2:.S9])" office:value-type="float" office:value="58" calcext:value-type="float">
            <text:p>58</text:p>
          </table:table-cell>
          <table:table-cell table:style-name="ce1" table:formula="of:=SUM([.T2:.T9])" office:value-type="float" office:value="10088" calcext:value-type="float">
            <text:p>10088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9])" office:value-type="float" office:value="8.875" calcext:value-type="float">
            <text:p>8,9</text:p>
          </table:table-cell>
          <table:table-cell table:style-name="ce2" table:formula="of:=AVERAGE([.F2:.F9])" office:value-type="float" office:value="7" calcext:value-type="float">
            <text:p>7,0</text:p>
          </table:table-cell>
          <table:table-cell table:style-name="ce2" table:formula="of:=AVERAGE([.G2:.G9])" office:value-type="float" office:value="4.8" calcext:value-type="float">
            <text:p>4,8</text:p>
          </table:table-cell>
          <table:table-cell table:style-name="ce2" table:formula="of:=AVERAGE([.H2:.H9])" office:value-type="float" office:value="1.5" calcext:value-type="float">
            <text:p>1,5</text:p>
          </table:table-cell>
          <table:table-cell table:style-name="ce1"/>
          <table:table-cell table:style-name="ce2" table:formula="of:=AVERAGE([.J2:.J9])" office:value-type="float" office:value="5.875" calcext:value-type="float">
            <text:p>5,9</text:p>
          </table:table-cell>
          <table:table-cell table:style-name="ce1"/>
          <table:table-cell table:style-name="ce2" table:formula="of:=AVERAGE([.L2:.L9])" office:value-type="float" office:value="22.125" calcext:value-type="float">
            <text:p>22,1</text:p>
          </table:table-cell>
          <table:table-cell table:style-name="ce1" table:number-columns-repeated="4"/>
          <table:table-cell table:style-name="ce2" table:formula="of:=AVERAGE([.Q2:.Q9])" office:value-type="float" office:value="7.25" calcext:value-type="float">
            <text:p>7,3</text:p>
          </table:table-cell>
          <table:table-cell table:style-name="ce1"/>
          <table:table-cell table:style-name="ce2" table:formula="of:=AVERAGE([.S2:.S9])" office:value-type="float" office:value="7.25" calcext:value-type="float">
            <text:p>7,3</text:p>
          </table:table-cell>
          <table:table-cell table:style-name="ce2" table:formula="of:=AVERAGE([.T2:.T9])" office:value-type="float" office:value="1261" calcext:value-type="float">
            <text:p>1261,0</text:p>
          </table:table-cell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7 livre (87%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5"/>
          <table:table-cell table:style-name="Default" office:value-type="string" calcext:value-type="string">
            <text:p>1 nao-livre (13%)</text:p>
          </table:table-cell>
          <table:table-cell table:style-name="Default" table:number-columns-repeated="4"/>
        </table:table-row>
      </table:table>
      <table:table table:name="closedown" table:style-name="ta1">
        <table:shapes>
          <draw:frame draw:z-index="0" draw:style-name="gr1" draw:text-style-name="P1" svg:width="241.1mm" svg:height="89.99mm" svg:x="0mm" svg:y="139.38mm">
            <loext:p draw:notify-on-update-of-ranges="closedown.A2:closedown.A25 closedown.E1:closedown.E1 closedown.E2:closedown.E25 closedown.L1:closedown.L1 closedown.L2:closedown.L25 closedown.S1:closedown.S1 closedown.S2:closedown.S2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download</text:p>
          </table:table-cell>
          <table:table-cell table:style-name="ce12" office:value-type="string" calcext:value-type="string">
            <text:p>Menções</text:p>
          </table:table-cell>
          <table:table-cell table:style-name="ce12" office:value-type="string" calcext:value-type="string">
            <text:p>Cit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ontribui</text:p>
          </table:table-cell>
          <table:table-cell table:style-name="ce12" office:value-type="string" calcext:value-type="string">
            <text:p>years_mentions</text:p>
          </table:table-cell>
          <table:table-cell table:style-name="ce12" office:value-type="string" calcext:value-type="string">
            <text:p>delta_mentions</text:p>
          </table:table-cell>
          <table:table-cell table:style-name="ce12" office:value-type="string" calcext:value-type="string">
            <text:p>stage</text:p>
          </table:table-cell>
          <table:table-cell table:style-name="ce12" office:value-type="string" calcext:value-type="string">
            <text:p>Lançamentos</text:p>
          </table:table-cell>
          <table:table-cell table:style-name="ce12" office:value-type="string" calcext:value-type="string">
            <text:p>years_releases</text:p>
          </table:table-cell>
          <table:table-cell table:style-name="ce12" office:value-type="string" calcext:value-type="string">
            <text:p>delta_releases</text:p>
          </table:table-cell>
          <table:table-cell table:style-name="ce12" office:value-type="string" calcext:value-type="string">
            <text:p>source_code</text:p>
          </table:table-cell>
          <table:table-cell table:style-name="ce12" office:value-type="string" calcext:value-type="string">
            <text:p>license</text:p>
          </table:table-cell>
          <table:table-cell table:style-name="ce12" office:value-type="string" calcext:value-type="string">
            <text:p>delta_all</text:p>
          </table:table-cell>
          <table:table-cell table:style-name="ce12" office:value-type="string" calcext:value-type="string">
            <text:p>birth</text:p>
          </table:table-cell>
          <table:table-cell table:style-name="ce12" office:value-type="string" calcext:value-type="string">
            <text:p>Idade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Diagnosy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ETX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9-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office:value-type="string" calcext:value-type="string">
            <text:p>undefined</text:p>
          </table:table-cell>
          <table:table-cell office:value-type="string" calcext:value-type="string">
            <text:p>Eclipse Public License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2-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office:value-type="string" calcext:value-type="string">
            <text:p>PYTHI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013-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office:value-type="string" calcext:value-type="string">
            <text:p>RRFinder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/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table:formula="of:=ROWS([.A2:.A25])" office:value-type="float" office:value="24" calcext:value-type="float">
            <text:p>24</text:p>
          </table:table-cell>
          <table:table-cell table:style-name="ce1" office:value-type="string" calcext:value-type="string">
            <text:p>soma</text:p>
          </table:table-cell>
          <table:table-cell table:style-name="ce1" table:number-columns-repeated="2"/>
          <table:table-cell table:style-name="ce1" table:formula="of:=SUM([.E2:.E25])" office:value-type="float" office:value="160" calcext:value-type="float">
            <text:p>160</text:p>
          </table:table-cell>
          <table:table-cell table:style-name="ce1" table:formula="of:=SUM([.F2:.F25])" office:value-type="float" office:value="80" calcext:value-type="float">
            <text:p>80</text:p>
          </table:table-cell>
          <table:table-cell table:style-name="ce1" table:formula="of:=SUM([.G2:.G25])" office:value-type="float" office:value="38" calcext:value-type="float">
            <text:p>38</text:p>
          </table:table-cell>
          <table:table-cell table:style-name="ce1" table:formula="of:=SUM([.H2:.H25])" office:value-type="float" office:value="42" calcext:value-type="float">
            <text:p>42</text:p>
          </table:table-cell>
          <table:table-cell table:style-name="ce1"/>
          <table:table-cell table:style-name="ce1" table:formula="of:=SUM([.J2:.J25])" office:value-type="float" office:value="117" calcext:value-type="float">
            <text:p>117</text:p>
          </table:table-cell>
          <table:table-cell table:style-name="ce1"/>
          <table:table-cell table:style-name="ce1" table:formula="of:=SUM([.L2:.L25])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Q2:.Q25])" office:value-type="float" office:value="117" calcext:value-type="float">
            <text:p>117</text:p>
          </table:table-cell>
          <table:table-cell table:style-name="ce1"/>
          <table:table-cell table:style-name="ce1" table:formula="of:=SUM([.S2:.S25])" office:value-type="float" office:value="189" calcext:value-type="float">
            <text:p>189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média</text:p>
          </table:table-cell>
          <table:table-cell table:style-name="ce1" table:number-columns-repeated="2"/>
          <table:table-cell table:style-name="ce2" table:formula="of:=AVERAGE([.E2:.E25])" office:value-type="float" office:value="6.66666666666667" calcext:value-type="float">
            <text:p>6,7</text:p>
          </table:table-cell>
          <table:table-cell table:style-name="ce2" table:formula="of:=AVERAGE([.F2:.F25])" office:value-type="float" office:value="4.21052631578947" calcext:value-type="float">
            <text:p>4,2</text:p>
          </table:table-cell>
          <table:table-cell table:style-name="ce2" table:formula="of:=AVERAGE([.G2:.G25])" office:value-type="float" office:value="4.75" calcext:value-type="float">
            <text:p>4,8</text:p>
          </table:table-cell>
          <table:table-cell table:style-name="ce2" table:formula="of:=AVERAGE([.H2:.H25])" office:value-type="float" office:value="1.75" calcext:value-type="float">
            <text:p>1,8</text:p>
          </table:table-cell>
          <table:table-cell table:style-name="ce1"/>
          <table:table-cell table:style-name="ce2" table:formula="of:=AVERAGE([.J2:.J25])" office:value-type="float" office:value="4.875" calcext:value-type="float">
            <text:p>4,9</text:p>
          </table:table-cell>
          <table:table-cell table:style-name="ce1"/>
          <table:table-cell table:style-name="ce2" table:formula="of:=AVERAGE([.L2:.L25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2" table:formula="of:=AVERAGE([.Q2:.Q25])" office:value-type="float" office:value="4.875" calcext:value-type="float">
            <text:p>4,9</text:p>
          </table:table-cell>
          <table:table-cell table:style-name="ce1"/>
          <table:table-cell table:style-name="ce2" table:formula="of:=AVERAGE([.S2:.S25])" office:value-type="float" office:value="7.875" calcext:value-type="float">
            <text:p>7,9</text:p>
          </table:table-cell>
        </table:table-row>
      </table:table>
      <table:table table:name="modulos cada projeto" table:style-name="ta1">
        <table:shapes>
          <draw:frame draw:z-index="0" draw:style-name="gr1" draw:text-style-name="P1" svg:width="161.51mm" svg:height="90.04mm" svg:x="0mm" svg:y="113.95mm">
            <loext:p draw:notify-on-update-of-ranges="'modulos cada projeto'.A2:'modulos cada projeto'.A23 'modulos cada projeto'.T1:'modulos cada projeto'.T1 'modulos cada projeto'.T2:'modulos cada projeto'.T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9" table:number-columns-repeated="2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6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29" table:default-cell-style-name="ce16"/>
        <table:table-column table:style-name="co38" table:default-cell-style-name="ce16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ódulos da última vers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2L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BSD License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ccessAnalysi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0-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S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Error Pron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2-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UIZM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ache License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Bogor/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Lotrack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PAnalyz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PtYasm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Sonar Qube Plug-i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olu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rontEndART Software Ltd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table:style-name="Default" table:number-columns-repeated="19"/>
          <table:table-cell table:style-name="ce9" table:formula="of:=AVERAGE([.T2:.T23])" office:value-type="float" office:value="821.772727272727" calcext:value-type="float">
            <text:p>822</text:p>
          </table:table-cell>
        </table:table-row>
      </table:table>
      <table:table table:name="summary" table:style-name="ta1">
        <table:shapes>
          <draw:frame draw:z-index="0" draw:style-name="gr1" draw:text-style-name="P1" svg:width="148.02mm" svg:height="90.04mm" svg:x="187.36mm" svg:y="47.83mm">
            <loext:p draw:notify-on-update-of-ranges="summary.F2:summary.F4 summary.G1:summary.G1 summary.G2:summary.G4 summary.H1:summary.H1 summary.H2:summary.H4 summary.I1:summary.I1 summary.I2:summary.I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4.74mm" svg:height="90.04mm" svg:x="109.78mm" svg:y="72.24mm">
            <loext:p draw:notify-on-update-of-ranges="summary.G46:summary.G48 summary.H45:summary.H45 summary.H46:summary.H48 summary.I45:summary.I45 summary.I46:summary.I48 summary.J45:summary.J45 summary.J46:summary.J4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94.47mm" svg:height="89.99mm" svg:x="-0.05mm" svg:y="67.32mm">
            <loext:p draw:notify-on-update-of-ranges="summary.A11:summary.A12 summary.B10:summary.B10 summary.B11:summary.B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8" table:number-columns-repeated="6" table:default-cell-style-name="Default"/>
        <table:table-row table:style-name="ro1">
          <table:table-cell table:style-name="ce41"/>
          <table:table-cell table:style-name="ce41" office:value-type="string" calcext:value-type="string">
            <text:p>Initial developm.</text:p>
          </table:table-cell>
          <table:table-cell table:style-name="ce41" office:value-type="string" calcext:value-type="string">
            <text:p>Evolution + Servicing</text:p>
          </table:table-cell>
          <table:table-cell table:style-name="ce41" office:value-type="string" calcext:value-type="string">
            <text:p>Closedown</text:p>
          </table:table-cell>
          <table:table-cell/>
          <table:table-cell table:style-name="ce41"/>
          <table:table-cell table:style-name="ce41" table:formula="of:=[.A4]" office:value-type="string" office:string-value="Menções Cita" calcext:value-type="string">
            <text:p>Menções Cita</text:p>
          </table:table-cell>
          <table:table-cell table:style-name="ce41" table:formula="of:=[.A5]" office:value-type="string" office:string-value="Usa" calcext:value-type="string">
            <text:p>Usa</text:p>
          </table:table-cell>
          <table:table-cell table:style-name="ce41" table:formula="of:=[.A6]" office:value-type="string" office:string-value="Contribui" calcext:value-type="string">
            <text:p>Contribui</text:p>
          </table:table-cell>
          <table:table-cell/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/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.B4]" office:value-type="float" office:value="4" calcext:value-type="float">
            <text:p>4,0</text:p>
          </table:table-cell>
          <table:table-cell table:style-name="ce25" table:formula="of:=[.B5]" office:value-type="float" office:value="4.88888888888889" calcext:value-type="float">
            <text:p>4,9</text:p>
          </table:table-cell>
          <table:table-cell table:style-name="ce25" table:formula="of:=[.B6]" office:value-type="float" office:value="1.55" calcext:value-type="float">
            <text:p>1,6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3]" office:value-type="float" office:value="6.55" calcext:value-type="float">
            <text:p>6,6</text:p>
          </table:table-cell>
          <table:table-cell table:style-name="ce25" table:formula="of:=[$evolution.E11]" office:value-type="float" office:value="8.875" calcext:value-type="float">
            <text:p>8,9</text:p>
          </table:table-cell>
          <table:table-cell table:style-name="ce25" table:formula="of:=[$closedown.E27]" office:value-type="float" office:value="6.66666666666667" calcext:value-type="float">
            <text:p>6,7</text:p>
          </table:table-cell>
          <table:table-cell/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.C4]" office:value-type="float" office:value="7" calcext:value-type="float">
            <text:p>7,0</text:p>
          </table:table-cell>
          <table:table-cell table:style-name="ce25" table:formula="of:=[.C5]" office:value-type="float" office:value="4.8" calcext:value-type="float">
            <text:p>4,8</text:p>
          </table:table-cell>
          <table:table-cell table:style-name="ce25" table:formula="of:=[.C6]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3]" office:value-type="float" office:value="4" calcext:value-type="float">
            <text:p>4,0</text:p>
          </table:table-cell>
          <table:table-cell table:style-name="ce25" table:formula="of:=[$evolution.F11]" office:value-type="float" office:value="7" calcext:value-type="float">
            <text:p>7,0</text:p>
          </table:table-cell>
          <table:table-cell table:style-name="ce25" table:formula="of:=[$closedown.F27]" office:value-type="float" office:value="4.21052631578947" calcext:value-type="float">
            <text:p>4,2</text:p>
          </table:table-cell>
          <table:table-cell/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25" table:formula="of:=[.D4]" office:value-type="float" office:value="4.21052631578947" calcext:value-type="float">
            <text:p>4,2</text:p>
          </table:table-cell>
          <table:table-cell table:style-name="ce25" table:formula="of:=[.D5]" office:value-type="float" office:value="4.75" calcext:value-type="float">
            <text:p>4,8</text:p>
          </table:table-cell>
          <table:table-cell table:style-name="ce25" table:formula="of:=[.D6]" office:value-type="float" office:value="1.75" calcext:value-type="float">
            <text:p>1,8</text:p>
          </table:table-cell>
          <table:table-cell/>
        </table:table-row>
        <table:table-row table:style-name="ro1">
          <table:table-cell table:style-name="ce16" office:value-type="string" calcext:value-type="string">
            <text:p>Usa</text:p>
          </table:table-cell>
          <table:table-cell table:style-name="ce25" table:formula="of:=[$initial.G23]" office:value-type="float" office:value="4.88888888888889" calcext:value-type="float">
            <text:p>4,9</text:p>
          </table:table-cell>
          <table:table-cell table:style-name="ce25" table:formula="of:=[$evolution.G11]" office:value-type="float" office:value="4.8" calcext:value-type="float">
            <text:p>4,8</text:p>
          </table:table-cell>
          <table:table-cell table:style-name="ce25" table:formula="of:=[$closedown.G27]" office:value-type="float" office:value="4.75" calcext:value-type="float">
            <text:p>4,8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Contribui</text:p>
          </table:table-cell>
          <table:table-cell table:style-name="ce25" table:formula="of:=[$initial.H23]" office:value-type="float" office:value="1.55" calcext:value-type="float">
            <text:p>1,6</text:p>
          </table:table-cell>
          <table:table-cell table:style-name="ce25" table:formula="of:=[$evolution.H11]" office:value-type="float" office:value="1.5" calcext:value-type="float">
            <text:p>1,5</text:p>
          </table:table-cell>
          <table:table-cell table:style-name="ce25" table:formula="of:=[$closedown.H27]" office:value-type="float" office:value="1.75" calcext:value-type="float">
            <text:p>1,8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 table:number-columns-spanned="4" table:number-rows-spanned="1">
            <text:p>(média)</text:p>
          </table:table-cell>
          <table:covered-table-cell table:number-columns-repeated="3" table:style-name="ce25"/>
          <table:table-cell table:number-columns-repeated="6"/>
        </table:table-row>
        <table:table-row table:style-name="ro1">
          <table:table-cell/>
          <table:table-cell table:style-name="ce5" table:number-columns-repeated="3"/>
          <table:table-cell table:number-columns-repeated="6"/>
        </table:table-row>
        <table:table-row table:style-name="ro1">
          <table:table-cell/>
          <table:table-cell table:style-name="ce5" table:number-columns-repeated="2"/>
          <table:table-cell table:number-columns-repeated="7"/>
        </table:table-row>
        <table:table-row table:style-name="ro1">
          <table:table-cell table:style-name="ce41"/>
          <table:table-cell table:style-name="ce41" office:value-type="string" calcext:value-type="string">
            <text:p>Número médio de módulos</text:p>
          </table:table-cell>
          <table:table-cell table:number-columns-repeated="8"/>
        </table:table-row>
        <table:table-row table:style-name="ro1">
          <table:table-cell table:style-name="ce16" table:formula="of:=[.B1]" office:value-type="string" office:string-value="Initial developm." calcext:value-type="string">
            <text:p>Initial developm.</text:p>
          </table:table-cell>
          <table:table-cell table:style-name="ce25" table:formula="of:=[$initial.T23]" office:value-type="float" office:value="595" calcext:value-type="float">
            <text:p>595,0</text:p>
          </table:table-cell>
          <table:table-cell table:number-columns-repeated="8"/>
        </table:table-row>
        <table:table-row table:style-name="ro1">
          <table:table-cell table:style-name="ce16" table:formula="of:=[.C1]" office:value-type="string" office:string-value="Evolution + Servicing" calcext:value-type="string">
            <text:p>Evolution + Servicing</text:p>
          </table:table-cell>
          <table:table-cell table:style-name="ce25" table:formula="of:=[$evolution.T11]" office:value-type="float" office:value="1261" calcext:value-type="float">
            <text:p>1261,0</text:p>
          </table:table-cell>
          <table:table-cell table:number-columns-repeated="8"/>
        </table:table-row>
        <table:table-row table:style-name="ro1">
          <table:table-cell table:style-name="ce16" table:formula="of:=[.D1]" office:value-type="string" office:string-value="Closedown" calcext:value-type="string">
            <text:p>Closedown</text:p>
          </table:table-cell>
          <table:table-cell table:style-name="ce16"/>
          <table:table-cell table:number-columns-repeated="8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4" table:number-rows-spanned="1">
            <text:p>soma</text:p>
          </table:table-cell>
          <table:covered-table-cell table:number-columns-repeated="3" table:style-name="ce16"/>
          <table:table-cell table:number-columns-repeated="6"/>
        </table:table-row>
        <table:table-row table:style-name="ro1">
          <table:table-cell table:style-name="ce41"/>
          <table:table-cell table:style-name="ce41" office:value-type="string" calcext:value-type="string">
            <text:p>Initial develop.</text:p>
          </table:table-cell>
          <table:table-cell table:style-name="ce41" office:value-type="string" calcext:value-type="string">
            <text:p>Evolution Servicing</text:p>
          </table:table-cell>
          <table:table-cell table:style-name="ce41" office:value-type="string" calcext:value-type="string">
            <text:p>Closedown</text:p>
          </table:table-cell>
          <table:table-cell table:number-columns-repeated="2"/>
          <table:table-cell table:style-name="ce41"/>
          <table:table-cell table:style-name="ce41" table:formula="of:=[.A48]" office:value-type="string" office:string-value="Menções Cita" calcext:value-type="string">
            <text:p>Menções Cita</text:p>
          </table:table-cell>
          <table:table-cell table:style-name="ce41" table:formula="of:=[.A49]" office:value-type="string" office:string-value="Menções Usa" calcext:value-type="string">
            <text:p>Menções Usa</text:p>
          </table:table-cell>
          <table:table-cell table:style-name="ce41" table:formula="of:=[.A50]" office:value-type="string" office:string-value="Menções Contribui" calcext:value-type="string">
            <text:p>Menções Contribui</text:p>
          </table:table-cell>
        </table:table-row>
        <table:table-row table:style-name="ro1">
          <table:table-cell table:style-name="ce16" office:value-type="string" calcext:value-type="string">
            <text:p>Projetos</text:p>
          </table:table-cell>
          <table:table-cell table:style-name="ce16" table:formula="of:=[$initial.A22]" office:value-type="float" office:value="20" calcext:value-type="float">
            <text:p>20</text:p>
          </table:table-cell>
          <table:table-cell table:style-name="ce16" table:formula="of:=[$evolution.A10]" office:value-type="float" office:value="8" calcext:value-type="float">
            <text:p>8</text:p>
          </table:table-cell>
          <table:table-cell table:style-name="ce16" table:formula="of:=[$closedown.A26]" office:value-type="float" office:value="24" calcext:value-type="float">
            <text:p>24</text:p>
          </table:table-cell>
          <table:table-cell table:number-columns-repeated="2"/>
          <table:table-cell table:style-name="ce16" table:formula="of:=[.B45]" office:value-type="string" office:string-value="Initial develop." calcext:value-type="string">
            <text:p>Initial develop.</text:p>
          </table:table-cell>
          <table:table-cell table:style-name="ce16" table:formula="of:=[$initial.F22]" office:value-type="float" office:value="56" calcext:value-type="float">
            <text:p>56</text:p>
          </table:table-cell>
          <table:table-cell table:style-name="ce16" table:formula="of:=[$initial.G22]" office:value-type="float" office:value="44" calcext:value-type="float">
            <text:p>44</text:p>
          </table:table-cell>
          <table:table-cell table:style-name="ce16" table:formula="of:=[$initial.H22]" office:value-type="float" office:value="31" calcext:value-type="float">
            <text:p>31</text:p>
          </table:table-cell>
        </table:table-row>
        <table:table-row table:style-name="ro1">
          <table:table-cell table:style-name="ce16" office:value-type="string" calcext:value-type="string">
            <text:p>Menções</text:p>
          </table:table-cell>
          <table:table-cell table:style-name="ce25" table:formula="of:=[$initial.E22]" office:value-type="float" office:value="131" calcext:value-type="float">
            <text:p>131,0</text:p>
          </table:table-cell>
          <table:table-cell table:style-name="ce25" table:formula="of:=[$evolution.E10]" office:value-type="float" office:value="71" calcext:value-type="float">
            <text:p>71,0</text:p>
          </table:table-cell>
          <table:table-cell table:style-name="ce25" table:formula="of:=[$closedown.E26]" office:value-type="float" office:value="160" calcext:value-type="float">
            <text:p>160,0</text:p>
          </table:table-cell>
          <table:table-cell table:number-columns-repeated="2"/>
          <table:table-cell table:style-name="ce16" table:formula="of:=[.C45]" office:value-type="string" office:string-value="Evolution Servicing" calcext:value-type="string">
            <text:p>Evolution Servicing</text:p>
          </table:table-cell>
          <table:table-cell table:style-name="ce16" table:formula="of:=[$evolution.F10]" office:value-type="float" office:value="35" calcext:value-type="float">
            <text:p>35</text:p>
          </table:table-cell>
          <table:table-cell table:style-name="ce16" table:formula="of:=[$evolution.G10]" office:value-type="float" office:value="24" calcext:value-type="float">
            <text:p>24</text:p>
          </table:table-cell>
          <table:table-cell table:style-name="ce16" table:formula="of:=[$evolution.H10]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enções Cita</text:p>
          </table:table-cell>
          <table:table-cell table:style-name="ce25" table:formula="of:=[$initial.F22]" office:value-type="float" office:value="56" calcext:value-type="float">
            <text:p>56,0</text:p>
          </table:table-cell>
          <table:table-cell table:style-name="ce25" table:formula="of:=[$evolution.F10]" office:value-type="float" office:value="35" calcext:value-type="float">
            <text:p>35,0</text:p>
          </table:table-cell>
          <table:table-cell table:style-name="ce25" table:formula="of:=[$closedown.F71]" office:value-type="float" office:value="0" calcext:value-type="float">
            <text:p>0,0</text:p>
          </table:table-cell>
          <table:table-cell table:number-columns-repeated="2"/>
          <table:table-cell table:style-name="ce16" table:formula="of:=[.D45]" office:value-type="string" office:string-value="Closedown" calcext:value-type="string">
            <text:p>Closedown</text:p>
          </table:table-cell>
          <table:table-cell table:style-name="ce16" table:formula="of:=[$closedown.F26]" office:value-type="float" office:value="80" calcext:value-type="float">
            <text:p>80</text:p>
          </table:table-cell>
          <table:table-cell table:style-name="ce16" table:formula="of:=[$closedown.G26]" office:value-type="float" office:value="38" calcext:value-type="float">
            <text:p>38</text:p>
          </table:table-cell>
          <table:table-cell table:style-name="ce16" table:formula="of:=[$closedown.H26]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Menções Usa</text:p>
          </table:table-cell>
          <table:table-cell table:style-name="ce25" table:formula="of:=[$initial.G22]" office:value-type="float" office:value="44" calcext:value-type="float">
            <text:p>44,0</text:p>
          </table:table-cell>
          <table:table-cell table:style-name="ce25" table:formula="of:=[$evolution.G10]" office:value-type="float" office:value="24" calcext:value-type="float">
            <text:p>24,0</text:p>
          </table:table-cell>
          <table:table-cell table:style-name="ce25" table:formula="of:=[$closedown.G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enções Contribui</text:p>
          </table:table-cell>
          <table:table-cell table:style-name="ce25" table:formula="of:=[$initial.H22]" office:value-type="float" office:value="31" calcext:value-type="float">
            <text:p>31,0</text:p>
          </table:table-cell>
          <table:table-cell table:style-name="ce25" table:formula="of:=[$evolution.H10]" office:value-type="float" office:value="12" calcext:value-type="float">
            <text:p>12,0</text:p>
          </table:table-cell>
          <table:table-cell table:style-name="ce25" table:formula="of:=[$closedown.H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Lançamentos</text:p>
          </table:table-cell>
          <table:table-cell table:style-name="ce25" table:formula="of:=[$initial.L22]" office:value-type="float" office:value="59" calcext:value-type="float">
            <text:p>59,0</text:p>
          </table:table-cell>
          <table:table-cell table:style-name="ce25" table:formula="of:=[$evolution.L55]" office:value-type="float" office:value="0" calcext:value-type="float">
            <text:p>0,0</text:p>
          </table:table-cell>
          <table:table-cell table:style-name="ce25" table:formula="of:=[$closedown.L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Idade</text:p>
          </table:table-cell>
          <table:table-cell table:style-name="ce25" table:formula="of:=[$initial.S22]" office:value-type="float" office:value="141" calcext:value-type="float">
            <text:p>141,0</text:p>
          </table:table-cell>
          <table:table-cell table:style-name="ce25" table:formula="of:=[$evolution.S55]" office:value-type="float" office:value="0" calcext:value-type="float">
            <text:p>0,0</text:p>
          </table:table-cell>
          <table:table-cell table:style-name="ce25" table:formula="of:=[$closedown.S71]" office:value-type="float" office:value="0" calcext:value-type="float">
            <text:p>0,0</text:p>
          </table:table-cell>
          <table:table-cell table:number-columns-repeated="6"/>
        </table:table-row>
        <table:table-row table:style-name="ro1">
          <table:table-cell table:style-name="ce16" office:value-type="string" calcext:value-type="string">
            <text:p>Módulos</text:p>
          </table:table-cell>
          <table:table-cell table:style-name="ce25" table:formula="of:=[$initial.T22]" office:value-type="float" office:value="7140" calcext:value-type="float">
            <text:p>7140,0</text:p>
          </table:table-cell>
          <table:table-cell table:style-name="ce25" table:formula="of:=[$evolution.T55]" office:value-type="float" office:value="0" calcext:value-type="float">
            <text:p>0,0</text:p>
          </table:table-cell>
          <table:table-cell table:style-name="ce16" table:formula="of:=[$closedown.T71]" office:value-type="float" office:value="0" calcext:value-type="float">
            <text:p>0</text:p>
          </table:table-cell>
          <table:table-cell table:number-columns-repeated="6"/>
        </table:table-row>
      </table:table>
      <table:table table:name="dataset" table:style-name="ta1">
        <table:shapes>
          <draw:frame draw:z-index="0" draw:style-name="gr1" draw:text-style-name="P1" svg:width="192mm" svg:height="90.04mm" svg:x="0mm" svg:y="280.5mm">
            <loext:p draw:notify-on-update-of-ranges="dataset.A2:dataset.A61 dataset.F1:dataset.F1 dataset.F2:dataset.F61 dataset.G1:dataset.G1 dataset.G2:dataset.G61 dataset.H1:dataset.H1 dataset.H2:dataset.H6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80.2mm" svg:height="67.2mm" svg:x="4.56mm" svg:y="379.84mm">
            <loext:p draw:notify-on-update-of-ranges="dataset.P74:dataset.P75 dataset.Q73:dataset.Q73 dataset.Q74:dataset.Q75 dataset.R73:dataset.R73 dataset.R74:dataset.R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29" table:number-columns-repeated="2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6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29" table:default-cell-style-name="ce16"/>
        <table:table-column table:style-name="co38" table:default-cell-style-name="ce16"/>
        <table:table-column table:style-name="co18" table:number-columns-repeated="100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url</text:p>
          </table:table-cell>
          <table:table-cell table:style-name="ce41" office:value-type="string" calcext:value-type="string">
            <text:p>download</text:p>
          </table:table-cell>
          <table:table-cell table:style-name="ce41" office:value-type="string" calcext:value-type="string">
            <text:p>mentions</text:p>
          </table:table-cell>
          <table:table-cell table:style-name="ce29" office:value-type="string" calcext:value-type="string">
            <text:p>Menções Cita</text:p>
          </table:table-cell>
          <table:table-cell table:style-name="ce41" office:value-type="string" calcext:value-type="string">
            <text:p>Menções Usa</text:p>
          </table:table-cell>
          <table:table-cell table:style-name="ce41" office:value-type="string" calcext:value-type="string">
            <text:p>Menções Contribui</text:p>
          </table:table-cell>
          <table:table-cell table:style-name="ce41" office:value-type="string" calcext:value-type="string">
            <text:p>years_mentions</text:p>
          </table:table-cell>
          <table:table-cell table:style-name="ce41" office:value-type="string" calcext:value-type="string">
            <text:p>delta_mentions</text:p>
          </table:table-cell>
          <table:table-cell table:style-name="ce41" office:value-type="string" calcext:value-type="string">
            <text:p>stage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years_releases</text:p>
          </table:table-cell>
          <table:table-cell table:style-name="ce41" office:value-type="string" calcext:value-type="string">
            <text:p>delta_releases</text:p>
          </table:table-cell>
          <table:table-cell table:style-name="ce41" office:value-type="string" calcext:value-type="string">
            <text:p>source_code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delta_all</text:p>
          </table:table-cell>
          <table:table-cell table:style-name="ce41" office:value-type="string" calcext:value-type="string">
            <text:p>birth</text:p>
          </table:table-cell>
          <table:table-cell table:style-name="ce41" office:value-type="string" calcext:value-type="string">
            <text:p>age</text:p>
          </table:table-cell>
          <table:table-cell table:style-name="ce41" office:value-type="string" calcext:value-type="string">
            <text:p>modul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s24</text:p>
          </table:table-cell>
          <table:table-cell table:style-name="ce17" office:value-type="string" calcext:value-type="string">
            <text:p>GUIZMO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Apache License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06" calcext:value-type="float">
            <text:p>306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</text:p>
          </table:table-cell>
          <table:table-cell table:style-name="ce17" office:value-type="string" calcext:value-type="string">
            <text:p>2LS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C++</text:p>
          </table:table-cell>
          <table:table-cell table:style-name="ce17" office:value-type="string" calcext:value-type="string">
            <text:p>BSD Licens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71" calcext:value-type="float">
            <text:p>671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0</text:p>
          </table:table-cell>
          <table:table-cell table:style-name="ce17" office:value-type="string" calcext:value-type="string">
            <text:p>Sonar Qube Plug-i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Evoluti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2015-20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FrontEndART Software Lt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3" calcext:value-type="float">
            <text:p>143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1</text:p>
          </table:table-cell>
          <table:table-cell table:style-name="ce17" office:value-type="string" calcext:value-type="string">
            <text:p>FaultBust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string" calcext:value-type="string">
            <text:p>dem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3</text:p>
          </table:table-cell>
          <table:table-cell table:style-name="ce17" office:value-type="string" calcext:value-type="string">
            <text:p>Diagnosy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17</text:p>
          </table:table-cell>
          <table:table-cell table:style-name="ce17" office:value-type="string" calcext:value-type="string">
            <text:p>emun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20</text:p>
          </table:table-cell>
          <table:table-cell table:style-name="ce17" office:value-type="string" calcext:value-type="string">
            <text:p>ETXL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11" calcext:value-type="float">
            <text:p>11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35</text:p>
          </table:table-cell>
          <table:table-cell table:style-name="ce17" office:value-type="string" calcext:value-type="string">
            <text:p>MPAnalyzer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40" calcext:value-type="float">
            <text:p>240</text:p>
          </table:table-cell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1</text:p>
          </table:table-cell>
          <table:table-cell table:style-name="ce17" office:value-type="string" calcext:value-type="string">
            <text:p>protopurity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haseout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Javascript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2</text:p>
          </table:table-cell>
          <table:table-cell table:style-name="ce17" office:value-type="string" calcext:value-type="string">
            <text:p>Pseudogen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47</text:p>
          </table:table-cell>
          <table:table-cell table:style-name="ce17" office:value-type="string" calcext:value-type="string">
            <text:p>Rêve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sedown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7" office:value-type="string" calcext:value-type="string">
            <text:p>s55</text:p>
          </table:table-cell>
          <table:table-cell table:style-name="ce17" office:value-type="string" calcext:value-type="string">
            <text:p>TEBA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unknow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2010-20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Perl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2</text:p>
          </table:table-cell>
          <table:table-cell table:style-name="ce18" office:value-type="string" calcext:value-type="string">
            <text:p>AccessAnalysis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010-201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1" calcext:value-type="float">
            <text:p>91</text:p>
          </table:table-cell>
          <table:table-cell table:style-name="ce23" table:number-columns-repeated="1004"/>
        </table:table-row>
        <table:table-row table:style-name="ro1">
          <table:table-cell table:style-name="ce18" office:value-type="string" calcext:value-type="string">
            <text:p>s12</text:p>
          </table:table-cell>
          <table:table-cell table:style-name="ce18" office:value-type="string" calcext:value-type="string">
            <text:p>Derailer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uby</text:p>
          </table:table-cell>
          <table:table-cell table:style-name="ce18" office:value-type="string" calcext:value-type="string">
            <text:p>GNU General Public Licens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14</text:p>
          </table:table-cell>
          <table:table-cell table:style-name="ce18" office:value-type="string" calcext:value-type="string">
            <text:p>DOMPLETION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script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4</text:p>
          </table:table-cell>
          <table:table-cell table:style-name="ce18" office:value-type="string" calcext:value-type="string">
            <text:p>Lotrack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4-20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itial developmen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059" calcext:value-type="float">
            <text:p>4059</text:p>
          </table:table-cell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6</text:p>
          </table:table-cell>
          <table:table-cell table:style-name="ce18" office:value-type="string" calcext:value-type="string">
            <text:p>MS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39</text:p>
          </table:table-cell>
          <table:table-cell table:style-name="ce18" office:value-type="string" calcext:value-type="string">
            <text:p>PAT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44</text:p>
          </table:table-cell>
          <table:table-cell table:style-name="ce18" office:value-type="string" calcext:value-type="string">
            <text:p>PuMoC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table:style-name="ce18" office:value-type="string" calcext:value-type="string">
            <text:p>s48</text:p>
          </table:table-cell>
          <table:table-cell table:style-name="ce18" office:value-type="string" calcext:value-type="string">
            <text:p>RRFinder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1-201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52" table:number-columns-repeated="1004"/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Flowge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GNU General Public License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DDVerify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/>
          <table:table-cell table:style-name="ce52" table:number-columns-repeated="100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CIV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2096" calcext:value-type="float">
            <text:p>2096</text:p>
          </table:table-cell>
          <table:table-cell table:style-name="ce52" table:number-columns-repeated="100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DR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7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0-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60</text:p>
          </table:table-cell>
          <table:table-cell office:value-type="string" calcext:value-type="string">
            <text:p>XOgastan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CodeBoos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1-2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10" calcext:value-type="float">
            <text:p>10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PARSEWeb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7-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18" office:value-type="string" calcext:value-type="string">
            <text:p>s18</text:p>
          </table:table-cell>
          <table:table-cell table:style-name="ce18" office:value-type="string" calcext:value-type="string">
            <text:p>Error Prone</text:p>
          </table:table-cell>
          <table:table-cell table:number-columns-repeated="2" table:style-name="ce18" office:value-type="string" calcext:value-type="string">
            <text:p>yes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12-201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ervicing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2015-2017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Java</text:p>
          </table:table-cell>
          <table:table-cell table:style-name="ce18" office:value-type="string" calcext:value-type="string">
            <text:p>Apache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04" calcext:value-type="float">
            <text:p>2504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31</text:p>
          </table:table-cell>
          <table:table-cell table:style-name="ce18" office:value-type="string" calcext:value-type="string">
            <text:p>Jtop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2009-20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undefined</text:p>
          </table:table-cell>
          <table:table-cell table:style-name="ce18" office:value-type="string" calcext:value-type="string">
            <text:p>Eclipse Public Licens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TACL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005-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ow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JFlow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Indus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6-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6" calcext:value-type="float">
            <text:p>6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SPART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rvic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12-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268" calcext:value-type="float">
            <text:p>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3</text:p>
          </table:table-cell>
          <table:table-cell office:value-type="string" calcext:value-type="string">
            <text:p>SWA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Loopfrog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ReAsser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9-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9-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llinois/NCSA Open Source License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2-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WA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8-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vic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clipse Public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2769" calcext:value-type="float">
            <text:p>27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6</text:p>
          </table:table-cell>
          <table:table-cell office:value-type="string" calcext:value-type="string">
            <text:p>TestEr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1-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3" calcext:value-type="float">
            <text:p>13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43</text:p>
          </table:table-cell>
          <table:table-cell table:style-name="ce17" office:value-type="string" calcext:value-type="string">
            <text:p>PtYasm</text:p>
          </table:table-cell>
          <table:table-cell table:number-columns-repeated="2" table:style-name="ce17" office:value-type="string" calcext:value-type="string">
            <text:p>ye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Initial developmen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va</text:p>
          </table:table-cell>
          <table:table-cell table:style-name="ce17" office:value-type="string" calcext:value-type="string">
            <text:p>undefined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45</text:p>
          </table:table-cell>
          <table:table-cell table:style-name="ce18" office:value-type="string" calcext:value-type="string">
            <text:p>PYTHIA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2013-201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Closedown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undefined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100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EJB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1-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itial develop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20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CSeq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3-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SD License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9</text:p>
          </table:table-cell>
          <table:table-cell office:value-type="string" calcext:value-type="string">
            <text:p>Sapid/XML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04-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HUSACCT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14-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ffero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580" calcext:value-type="float">
            <text:p>15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3-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ccJava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7-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mygcc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6-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itial develop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NU General Public License</text:p>
          </table:table-cell>
          <table:table-cell office:value-type="float" office:value="8" calcext:value-type="float">
            <text:p>8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5-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PHP Ai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1-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cal</text:p>
          </table:table-cell>
          <table:table-cell office:value-type="string" calcext:value-type="string">
            <text:p>undefined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srcML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-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itial develop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11-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GNU General Public License</text:p>
          </table:table-cell>
          <table:table-cell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umTree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4-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itial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GNU Lesser General Public License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JastAdd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rvici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13-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SD License</text:p>
          </table:table-cell>
          <table:table-cell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CPA+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8-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7" calcext:value-type="float">
            <text:p>7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Kiasan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6-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SAnToS Laboratory Open Academic License</text:p>
          </table:table-cell>
          <table:table-cell office:value-type="float" office:value="9" calcext:value-type="float">
            <text:p>9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59</text:p>
          </table:table-cell>
          <table:table-cell office:value-type="string" calcext:value-type="string">
            <text:p>Wrangler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6-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13-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lang</text:p>
          </table:table-cell>
          <table:table-cell office:value-type="string" calcext:value-type="string">
            <text:p>BSD License</text:p>
          </table:table-cell>
          <table:table-cell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ESBMC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9-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sedow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undefined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5"/>
          <table:table-cell table:style-name="ce21" office:value-type="string" calcext:value-type="string">
            <text:p>tamanho médio</text:p>
          </table:table-cell>
          <table:table-cell table:style-name="ce50" table:number-columns-repeated="3"/>
          <table:table-cell table:style-name="ce9" table:formula="of:=AVERAGE([.T2:.T61])" office:value-type="float" office:value="821.772727272727" calcext:value-type="float">
            <text:p>822</text:p>
          </table:table-cell>
          <table:table-cell table:number-columns-repeated="1004"/>
        </table:table-row>
        <table:table-row table:style-name="ro1">
          <table:table-cell table:style-name="Default" table:number-columns-repeated="18"/>
          <table:table-cell table:style-name="ce5" table:formula="of:=AVERAGE([.S2:.S61])" office:value-type="float" office:value="7.56666666666667" calcext:value-type="float">
            <text:p>7,6</text:p>
          </table:table-cell>
          <table:table-cell table:style-name="Default"/>
          <table:table-cell table:number-columns-repeated="1004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projetos</text:p>
          </table:table-cell>
          <table:table-cell office:value-type="string" calcext:value-type="string">
            <text:p>menções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usando licenças livres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sem licença (não-livre)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2"/>
          <table:table-cell office:value-type="string" calcext:value-type="string">
            <text:p>Licença de software livre</text:p>
          </table:table-cell>
          <table:table-cell office:value-type="string" calcext:value-type="string">
            <text:p>Sem licença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Menções</text:p>
          </table:table-cell>
          <table:table-cell table:formula="of:=[.R68]" office:value-type="float" office:value="228" calcext:value-type="float">
            <text:p>228</text:p>
          </table:table-cell>
          <table:table-cell table:formula="of:=[.R69]" office:value-type="float" office:value="201" calcext:value-type="float">
            <text:p>201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Projetos</text:p>
          </table:table-cell>
          <table:table-cell table:formula="of:=[.Q68]" office:value-type="float" office:value="22" calcext:value-type="float">
            <text:p>22</text:p>
          </table:table-cell>
          <table:table-cell table:formula="of:=[.Q69]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initial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Default" table:number-columns-repeated="14"/>
          <table:table-cell/>
          <table:table-cell office:value-type="string" calcext:value-type="string">
            <text:p>evolution+servicing</text:p>
          </table:table-cell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</table:table>
      <table:table table:name="dados por ano" table:style-name="ta1">
        <table:shapes>
          <draw:frame draw:z-index="0" draw:style-name="gr1" draw:text-style-name="P1" svg:width="159.99mm" svg:height="89.99mm" svg:x="94.73mm" svg:y="0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ce1"/>
        <table:table-column table:style-name="co47" table:default-cell-style-name="ce16"/>
        <table:table-column table:style-name="co48" table:default-cell-style-name="ce16"/>
        <table:table-column table:style-name="co4" table:number-columns-repeated="2" table:default-cell-style-name="ce16"/>
        <table:table-column table:style-name="co49" table:default-cell-style-name="ce16"/>
        <table:table-row table:style-name="ro1"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release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cite</text:p>
          </table:table-cell>
          <table:table-cell table:style-name="ce41" office:value-type="string" calcext:value-type="string">
            <text:p>use</text:p>
          </table:table-cell>
          <table:table-cell table:style-name="ce41" office:value-type="string" calcext:value-type="string">
            <text:p>contribut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encoes ano" table:style-name="ta1">
        <office:forms form:automatic-focus="false" form:apply-design-mode="false"/>
        <table:shapes>
          <draw:frame draw:z-index="0" draw:style-name="gr1" draw:text-style-name="P1" svg:width="124.4mm" svg:height="90.84mm" svg:x="143.9mm" svg:y="0mm">
            <loext:p draw:notify-on-update-of-ranges="'mencoes ano'.A2:'mencoes ano'.A18 'mencoes ano'.B1:'mencoes ano'.B1 'mencoes ano'.B2:'mencoes ano'.B18 'mencoes ano'.D1:'mencoes ano'.D1 'mencoes ano'.D2:'mencoes ano'.D1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25.43mm" svg:height="89.99mm" svg:x="145.68mm" svg:y="100.67mm">
            <loext:p draw:notify-on-update-of-ranges="'mencoes ano'.A2:'mencoes ano'.A18 'mencoes ano'.E1:'mencoes ano'.E1 'mencoes ano'.E2:'mencoes ano'.E18 'mencoes ano'.F1:'mencoes ano'.F1 'mencoes ano'.F2:'mencoes ano'.F18 'mencoes ano'.G1:'mencoes ano'.G1 'mencoes ano'.G2:'mencoes ano'.G1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2" table:number-columns-repeated="7" table:default-cell-style-name="ce16"/>
        <table:table-column table:style-name="co52" table:default-cell-style-name="Default"/>
        <table:table-row table:style-name="ro1">
          <table:table-cell table:style-name="ce39" office:value-type="string" calcext:value-type="string">
            <text:p>year</text:p>
          </table:table-cell>
          <table:table-cell table:style-name="ce39" office:value-type="string" calcext:value-type="string">
            <text:p>Projetos</text:p>
          </table:table-cell>
          <table:table-cell table:style-name="ce39" office:value-type="string" calcext:value-type="string">
            <text:p>Lançamentos</text:p>
          </table:table-cell>
          <table:table-cell table:style-name="ce39" office:value-type="string" calcext:value-type="string">
            <text:p>Menções</text:p>
          </table:table-cell>
          <table:table-cell table:style-name="ce39" office:value-type="string" calcext:value-type="string">
            <text:p>Menções Cita</text:p>
          </table:table-cell>
          <table:table-cell table:style-name="ce39" office:value-type="string" calcext:value-type="string">
            <text:p>Menções Usa</text:p>
          </table:table-cell>
          <table:table-cell table:style-name="ce39" office:value-type="string" calcext:value-type="string">
            <text:p>Menções Contribui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odulos trend" table:style-name="ta1">
        <office:forms form:automatic-focus="false" form:apply-design-mode="false"/>
        <table:shapes>
          <draw:frame draw:z-index="0" draw:style-name="gr1" draw:text-style-name="P1" svg:width="192.03mm" svg:height="90.05mm" svg:x="0.28mm" svg:y="84.73mm">
            <loext:p draw:notify-on-update-of-ranges="'modulos trend'.A2:'modulos trend'.A18 'modulos trend'.O1:'modulos trend'.O1 'modulos trend'.O2:'modulos trend'.O18 'modulos trend'.P1:'modulos trend'.P1 'modulos trend'.P2:'modulos trend'.P18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43" table:default-cell-style-name="ce16"/>
        <table:table-column table:style-name="co53" table:default-cell-style-name="ce16"/>
        <table:table-column table:style-name="co54" table:default-cell-style-name="ce16"/>
        <table:table-column table:style-name="co53" table:default-cell-style-name="ce16"/>
        <table:table-column table:style-name="co54" table:default-cell-style-name="ce16"/>
        <table:table-column table:style-name="co22" table:number-columns-repeated="9" table:default-cell-style-name="ce16"/>
        <table:table-column table:style-name="co18" table:number-columns-repeated="4" table:default-cell-style-name="ce42"/>
        <table:table-column table:style-name="co18" table:default-cell-style-name="Default"/>
        <table:table-row table:style-name="ro1">
          <table:table-cell table:style-name="ce41" office:value-type="string" calcext:value-type="string">
            <text:p>Ano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style-name="ce41" office:value-type="string" calcext:value-type="string">
            <text:p>projects</text:p>
          </table:table-cell>
          <table:table-cell table:style-name="ce41" office:value-type="string" calcext:value-type="string">
            <text:p>mentions</text:p>
          </table:table-cell>
          <table:table-cell table:number-columns-repeated="2" table:style-name="ce41" office:value-type="string" calcext:value-type="string">
            <text:p>projects</text:p>
          </table:table-cell>
          <table:table-cell table:style-name="ce41" office:value-type="string" calcext:value-type="string">
            <text:p>Média Projetos</text:p>
          </table:table-cell>
          <table:table-cell table:style-name="ce41" office:value-type="string" calcext:value-type="string">
            <text:p>Menções</text:p>
          </table:table-cell>
          <table:table-cell table:number-columns-repeated="2" table:style-name="ce41" office:value-type="string" calcext:value-type="string">
            <text:p>Crescimento (%)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AVERAGE([.C2];[.E2];[.G2];[.I2];[.K2];[.M2];[.N2])" office:value-type="float" office:value="1.66666666666667" calcext:value-type="float">
            <text:p>2</text:p>
          </table:table-cell>
          <table:table-cell table:formula="of:=AVERAGE([.D2];[.F2];[.H2];[.J2];[.L2])" office:value-type="float" office:value="1" calcext:value-type="float">
            <text:p>1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AVERAGE([.C3];[.E3];[.G3];[.I3];[.K3];[.M3];[.N3])" office:value-type="float" office:value="1" calcext:value-type="float">
            <text:p>1</text:p>
          </table:table-cell>
          <table:table-cell table:formula="of:=AVERAGE([.D3];[.F3];[.H3];[.J3];[.L3])" office:value-type="float" office:value="1" calcext:value-type="float">
            <text:p>1</text:p>
          </table:table-cell>
          <table:table-cell table:formula="of:=100-([.P3]*100/[.P2])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C4];[.E4];[.G4];[.I4];[.K4];[.M4];[.N4])" office:value-type="float" office:value="1" calcext:value-type="float">
            <text:p>1</text:p>
          </table:table-cell>
          <table:table-cell table:formula="of:=AVERAGE([.D4];[.F4];[.H4];[.J4];[.L4])" office:value-type="float" office:value="1" calcext:value-type="float">
            <text:p>1</text:p>
          </table:table-cell>
          <table:table-cell table:formula="of:=100-([.P4]*100/[.P3])" office:value-type="float" office:value="0" calcext:value-type="float">
            <text:p>0</text:p>
          </table:table-cell>
          <table:table-cell table:formula="of:=[.Q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5];[.E5];[.G5];[.I5];[.K5];[.M5];[.N5])" office:value-type="float" office:value="1" calcext:value-type="float">
            <text:p>1</text:p>
          </table:table-cell>
          <table:table-cell table:formula="of:=AVERAGE([.D5];[.F5];[.H5];[.J5];[.L5])" office:value-type="float" office:value="2" calcext:value-type="float">
            <text:p>2</text:p>
          </table:table-cell>
          <table:table-cell table:formula="of:=100-([.P5]*100/[.P4])" office:value-type="float" office:value="-100" calcext:value-type="float">
            <text:p>-100</text:p>
          </table:table-cell>
          <table:table-cell table:formula="of:=[.Q5]*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C6];[.E6];[.G6];[.I6];[.K6];[.M6];[.N6])" office:value-type="float" office:value="1" calcext:value-type="float">
            <text:p>1</text:p>
          </table:table-cell>
          <table:table-cell table:formula="of:=AVERAGE([.D6];[.F6];[.H6];[.J6];[.L6])" office:value-type="float" office:value="3.33333333333333" calcext:value-type="float">
            <text:p>3</text:p>
          </table:table-cell>
          <table:table-cell table:formula="of:=100-([.P6]*100/[.P5])" office:value-type="float" office:value="-66.6666666666667" calcext:value-type="float">
            <text:p>-67</text:p>
          </table:table-cell>
          <table:table-cell table:formula="of:=[.Q6]*-1" office:value-type="float" office:value="66.6666666666667" calcext:value-type="float">
            <text:p>67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7];[.E7];[.G7];[.I7];[.K7];[.M7];[.N7])" office:value-type="float" office:value="1.42857142857143" calcext:value-type="float">
            <text:p>1</text:p>
          </table:table-cell>
          <table:table-cell table:formula="of:=AVERAGE([.D7];[.F7];[.H7];[.J7];[.L7])" office:value-type="float" office:value="3.8" calcext:value-type="float">
            <text:p>4</text:p>
          </table:table-cell>
          <table:table-cell table:formula="of:=100-([.P7]*100/[.P6])" office:value-type="float" office:value="-14" calcext:value-type="float">
            <text:p>-14</text:p>
          </table:table-cell>
          <table:table-cell table:formula="of:=[.Q7]*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8];[.E8];[.G8];[.I8];[.K8];[.M8];[.N8])" office:value-type="float" office:value="1" calcext:value-type="float">
            <text:p>1</text:p>
          </table:table-cell>
          <table:table-cell table:formula="of:=AVERAGE([.D8];[.F8];[.H8];[.J8];[.L8])" office:value-type="float" office:value="3" calcext:value-type="float">
            <text:p>3</text:p>
          </table:table-cell>
          <table:table-cell table:formula="of:=100-([.P8]*100/[.P7])" office:value-type="float" office:value="21.0526315789474" calcext:value-type="float">
            <text:p>21</text:p>
          </table:table-cell>
          <table:table-cell table:formula="of:=[.Q8]" office:value-type="float" office:value="21.0526315789474" calcext:value-type="float">
            <text:p>2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9];[.E9];[.G9];[.I9];[.K9];[.M9];[.N9])" office:value-type="float" office:value="1" calcext:value-type="float">
            <text:p>1</text:p>
          </table:table-cell>
          <table:table-cell table:formula="of:=AVERAGE([.D9];[.F9];[.H9];[.J9];[.L9])" office:value-type="float" office:value="2.2" calcext:value-type="float">
            <text:p>2</text:p>
          </table:table-cell>
          <table:table-cell table:formula="of:=100-([.P9]*100/[.P8])" office:value-type="float" office:value="26.6666666666667" calcext:value-type="float">
            <text:p>27</text:p>
          </table:table-cell>
          <table:table-cell table:formula="of:=[.Q9]" office:value-type="float" office:value="26.6666666666667" calcext:value-type="float">
            <text:p>27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[.C10];[.E10];[.G10];[.I10];[.K10];[.M10];[.N10])" office:value-type="float" office:value="1" calcext:value-type="float">
            <text:p>1</text:p>
          </table:table-cell>
          <table:table-cell table:formula="of:=AVERAGE([.D10];[.F10];[.H10];[.J10];[.L10])" office:value-type="float" office:value="3.4" calcext:value-type="float">
            <text:p>3</text:p>
          </table:table-cell>
          <table:table-cell table:formula="of:=100-([.P10]*100/[.P9])" office:value-type="float" office:value="-54.5454545454545" calcext:value-type="float">
            <text:p>-55</text:p>
          </table:table-cell>
          <table:table-cell table:formula="of:=[.Q10]*-1" office:value-type="float" office:value="54.5454545454545" calcext:value-type="float">
            <text:p>55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1];[.E11];[.G11];[.I11];[.K11];[.M11];[.N11])" office:value-type="float" office:value="1" calcext:value-type="float">
            <text:p>1</text:p>
          </table:table-cell>
          <table:table-cell table:formula="of:=AVERAGE([.D11];[.F11];[.H11];[.J11];[.L11])" office:value-type="float" office:value="3.2" calcext:value-type="float">
            <text:p>3</text:p>
          </table:table-cell>
          <table:table-cell table:formula="of:=100-([.P11]*100/[.P10])" office:value-type="float" office:value="5.88235294117646" calcext:value-type="float">
            <text:p>6</text:p>
          </table:table-cell>
          <table:table-cell table:formula="of:=[.Q11]" office:value-type="float" office:value="5.88235294117646" calcext:value-type="float">
            <text:p>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C12];[.E12];[.G12];[.I12];[.K12];[.M12];[.N12])" office:value-type="float" office:value="1.66666666666667" calcext:value-type="float">
            <text:p>2</text:p>
          </table:table-cell>
          <table:table-cell table:formula="of:=AVERAGE([.D12];[.F12];[.H12];[.J12];[.L12])" office:value-type="float" office:value="5" calcext:value-type="float">
            <text:p>5</text:p>
          </table:table-cell>
          <table:table-cell table:formula="of:=100-([.P12]*100/[.P11])" office:value-type="float" office:value="-56.25" calcext:value-type="float">
            <text:p>-56</text:p>
          </table:table-cell>
          <table:table-cell table:formula="of:=[.Q12]*-1" office:value-type="float" office:value="56.25" calcext:value-type="float">
            <text:p>56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C13];[.E13];[.G13];[.I13];[.K13];[.M13];[.N13])" office:value-type="float" office:value="1" calcext:value-type="float">
            <text:p>1</text:p>
          </table:table-cell>
          <table:table-cell table:formula="of:=AVERAGE([.D13];[.F13];[.H13];[.J13];[.L13])" office:value-type="float" office:value="4.5" calcext:value-type="float">
            <text:p>5</text:p>
          </table:table-cell>
          <table:table-cell table:formula="of:=100-([.P13]*100/[.P12])" office:value-type="float" office:value="10" calcext:value-type="float">
            <text:p>10</text:p>
          </table:table-cell>
          <table:table-cell table:formula="of:=[.Q1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4];[.E14];[.G14];[.I14];[.K14];[.M14];[.N14])" office:value-type="float" office:value="1" calcext:value-type="float">
            <text:p>1</text:p>
          </table:table-cell>
          <table:table-cell table:formula="of:=AVERAGE([.D14];[.F14];[.H14];[.J14];[.L14])" office:value-type="float" office:value="7.33333333333333" calcext:value-type="float">
            <text:p>7</text:p>
          </table:table-cell>
          <table:table-cell table:formula="of:=100-([.P14]*100/[.P13])" office:value-type="float" office:value="-62.9629629629629" calcext:value-type="float">
            <text:p>-63</text:p>
          </table:table-cell>
          <table:table-cell table:formula="of:=[.Q14]*-1" office:value-type="float" office:value="62.9629629629629" calcext:value-type="float">
            <text:p>63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C15];[.E15];[.G15];[.I15];[.K15];[.M15];[.N15])" office:value-type="float" office:value="1.8" calcext:value-type="float">
            <text:p>2</text:p>
          </table:table-cell>
          <table:table-cell table:formula="of:=AVERAGE([.D15];[.F15];[.H15];[.J15];[.L15])" office:value-type="float" office:value="4.8" calcext:value-type="float">
            <text:p>5</text:p>
          </table:table-cell>
          <table:table-cell table:formula="of:=100-([.P15]*100/[.P14])" office:value-type="float" office:value="34.5454545454545" calcext:value-type="float">
            <text:p>35</text:p>
          </table:table-cell>
          <table:table-cell table:formula="of:=[.Q15]" office:value-type="float" office:value="34.5454545454545" calcext:value-type="float">
            <text:p>3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C16];[.E16];[.G16];[.I16];[.K16];[.M16];[.N16])" office:value-type="float" office:value="1" calcext:value-type="float">
            <text:p>1</text:p>
          </table:table-cell>
          <table:table-cell table:formula="of:=AVERAGE([.D16];[.F16];[.H16];[.J16];[.L16])" office:value-type="float" office:value="3.8" calcext:value-type="float">
            <text:p>4</text:p>
          </table:table-cell>
          <table:table-cell table:formula="of:=100-([.P16]*100/[.P15])" office:value-type="float" office:value="20.8333333333333" calcext:value-type="float">
            <text:p>21</text:p>
          </table:table-cell>
          <table:table-cell table:formula="of:=[.Q16]" office:value-type="float" office:value="20.8333333333333" calcext:value-type="float">
            <text:p>2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7];[.E17];[.G17];[.I17];[.K17];[.M17];[.N17])" office:value-type="float" office:value="1" calcext:value-type="float">
            <text:p>1</text:p>
          </table:table-cell>
          <table:table-cell table:formula="of:=AVERAGE([.D17];[.F17];[.H17];[.J17];[.L17])" office:value-type="float" office:value="7.75" calcext:value-type="float">
            <text:p>8</text:p>
          </table:table-cell>
          <table:table-cell table:formula="of:=100-([.P17]*100/[.P16])" office:value-type="float" office:value="-103.947368421053" calcext:value-type="float">
            <text:p>-104</text:p>
          </table:table-cell>
          <table:table-cell table:formula="of:=[.Q17]*-1" office:value-type="float" office:value="103.947368421053" calcext:value-type="float">
            <text:p>10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C18];[.E18];[.G18];[.I18];[.K18];[.M18];[.N18])" office:value-type="float" office:value="1" calcext:value-type="float">
            <text:p>1</text:p>
          </table:table-cell>
          <table:table-cell table:formula="of:=AVERAGE([.D18];[.F18];[.H18];[.J18];[.L18])" office:value-type="float" office:value="5" calcext:value-type="float">
            <text:p>5</text:p>
          </table:table-cell>
          <table:table-cell table:formula="of:=100-([.P18]*100/[.P17])" office:value-type="float" office:value="35.4838709677419" calcext:value-type="float">
            <text:p>35</text:p>
          </table:table-cell>
          <table:table-cell table:formula="of:=[.Q18]" office:value-type="float" office:value="35.4838709677419" calcext:value-type="float">
            <text:p>35</text:p>
          </table:table-cell>
          <table:table-cell/>
        </table:table-row>
        <table:table-row table:style-name="ro1">
          <table:table-cell table:style-name="Default" table:number-columns-repeated="15"/>
          <table:table-cell table:style-name="ce4" office:value-type="string" calcext:value-type="string" table:number-columns-spanned="2" table:number-rows-spanned="1">
            <text:p>taxa crescimento médio</text:p>
          </table:table-cell>
          <table:covered-table-cell table:style-name="Default"/>
          <table:table-cell table:style-name="ce9" table:formula="of:=AVERAGE([.R3:.R18])" office:value-type="float" office:value="38.3022976643411" calcext:value-type="float">
            <text:p>38</text:p>
          </table:table-cell>
          <table:table-cell office:value-type="string" calcext:value-type="string">
            <text:p>(%)</text:p>
          </table:table-cell>
        </table:table-row>
      </table:table>
      <table:table table:name="mentions-timeline" table:style-name="ta1">
        <table:table-column table:style-name="co50" table:default-cell-style-name="ce50"/>
        <table:table-column table:style-name="co51" table:number-columns-repeated="17" table:default-cell-style-name="Default"/>
        <table:table-column table:style-name="co18" table:number-columns-repeated="1006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50" office:value-type="float" office:value="2001" calcext:value-type="float">
            <text:p>2001</text:p>
          </table:table-cell>
          <table:table-cell table:style-name="ce50" office:value-type="float" office:value="2002" calcext:value-type="float">
            <text:p>2002</text:p>
          </table:table-cell>
          <table:table-cell table:style-name="ce57" office:value-type="float" office:value="2003" calcext:value-type="float">
            <text:p>2003</text:p>
          </table:table-cell>
          <table:table-cell table:style-name="ce50" office:value-type="float" office:value="2004" calcext:value-type="float">
            <text:p>200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2007" calcext:value-type="float">
            <text:p>2007</text:p>
          </table:table-cell>
          <table:table-cell table:style-name="ce50" office:value-type="float" office:value="2008" calcext:value-type="float">
            <text:p>2008</text:p>
          </table:table-cell>
          <table:table-cell table:style-name="ce50" office:value-type="float" office:value="2009" calcext:value-type="float">
            <text:p>2009</text:p>
          </table:table-cell>
          <table:table-cell table:style-name="ce50" office:value-type="float" office:value="2010" calcext:value-type="float">
            <text:p>2010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2012" calcext:value-type="float">
            <text:p>2012</text:p>
          </table:table-cell>
          <table:table-cell table:style-name="ce50" office:value-type="float" office:value="2013" calcext:value-type="float">
            <text:p>2013</text:p>
          </table:table-cell>
          <table:table-cell table:style-name="ce50" office:value-type="float" office:value="2014" calcext:value-type="float">
            <text:p>2014</text:p>
          </table:table-cell>
          <table:table-cell table:style-name="ce50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2"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6</text:p>
          </table:table-cell>
          <table:table-cell table:number-columns-repeated="14" table:style-name="ce52" office:value-type="string" calcext:value-type="string">
            <text:p>0-0-0</text:p>
          </table:table-cell>
          <table:table-cell table:style-name="ce56" office:value-type="string" calcext:value-type="string">
            <text:p>2-0-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2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3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8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18</text:p>
          </table:table-cell>
          <table:table-cell table:number-columns-repeated="11" table:style-name="ce52" office:value-type="string" calcext:value-type="string">
            <text:p>0-0-0</text:p>
          </table:table-cell>
          <table:table-cell table:style-name="ce56" office:value-type="string" calcext:value-type="string">
            <text:p>0-0-1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2" office:value-type="string" calcext:value-type="string">
            <text:p>0-1-0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8" office:value-type="string" calcext:value-type="string">
            <text:p>0-2-1</text:p>
          </table:table-cell>
          <table:table-cell table:style-name="ce50" office:value-type="string" calcext:value-type="string">
            <text:p>0-2-0</text:p>
          </table:table-cell>
          <table:table-cell table:style-name="ce58" office:value-type="string" calcext:value-type="string">
            <text:p>2-3-1</text:p>
          </table:table-cell>
          <table:table-cell table:style-name="ce58" office:value-type="string" calcext:value-type="string">
            <text:p>1-4-1</text:p>
          </table:table-cell>
          <table:table-cell table:style-name="ce58" office:value-type="string" calcext:value-type="string">
            <text:p>2-1-3</text:p>
          </table:table-cell>
          <table:table-cell table:style-name="ce58" office:value-type="string" calcext:value-type="string">
            <text:p>7-3-1</text:p>
          </table:table-cell>
          <table:table-cell table:style-name="ce50" office:value-type="string" calcext:value-type="string">
            <text:p>2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1-0-2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2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8" office:value-type="string" calcext:value-type="string">
            <text:p>1-1-1</text:p>
          </table:table-cell>
          <table:table-cell table:style-name="ce58" office:value-type="string" calcext:value-type="string">
            <text:p>1-4-1</text:p>
          </table:table-cell>
          <table:table-cell table:style-name="ce58" office:value-type="string" calcext:value-type="string">
            <text:p>3-5-1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26</text:p>
          </table:table-cell>
          <table:table-cell table:number-columns-repeated="13" table:style-name="ce52" office:value-type="string" calcext:value-type="string">
            <text:p>0-0-0</text:p>
          </table:table-cell>
          <table:table-cell table:style-name="ce56" office:value-type="string" calcext:value-type="string">
            <text:p>1-0-1</text:p>
          </table:table-cell>
          <table:table-cell table:style-name="ce56" office:value-type="string" calcext:value-type="string">
            <text:p>0-1-0</text:p>
          </table:table-cell>
          <table:table-cell table:style-name="ce59" office:value-type="string" calcext:value-type="string">
            <text:p>2-1-1</text:p>
          </table:table-cell>
          <table:table-cell table:style-name="ce52" office:value-type="string" calcext:value-type="string">
            <text:p>0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28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6" office:value-type="string" calcext:value-type="string">
            <text:p>1-0-0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3-1-0</text:p>
          </table:table-cell>
          <table:table-cell table:style-name="ce56" office:value-type="string" calcext:value-type="string">
            <text:p>2-1-0</text:p>
          </table:table-cell>
          <table:table-cell table:style-name="ce59" office:value-type="string" calcext:value-type="string">
            <text:p>1-1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2-0-0</text:p>
          </table:table-cell>
          <table:table-cell table:style-name="ce59" office:value-type="string" calcext:value-type="string">
            <text:p>4-1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1-3-0</text:p>
          </table:table-cell>
          <table:table-cell table:style-name="ce59" office:value-type="string" calcext:value-type="string">
            <text:p>0-2-1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2-0-0</text:p>
          </table:table-cell>
          <table:table-cell table:style-name="ce56" office:value-type="string" calcext:value-type="string">
            <text:p>1-2-0</text:p>
          </table:table-cell>
          <table:table-cell table:style-name="ce56" office:value-type="string" calcext:value-type="string">
            <text:p>2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2-0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table:style-name="ce50" office:value-type="string" calcext:value-type="string">
            <text:p>1-0-2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1-0-1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table:style-name="ce50" office:value-type="string" calcext:value-type="string">
            <text:p>4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1-0-1</text:p>
          </table:table-cell>
          <table:table-cell table:style-name="ce58" office:value-type="string" calcext:value-type="string">
            <text:p>0-3-2</text:p>
          </table:table-cell>
          <table:table-cell table:number-columns-repeated="2" table:style-name="ce50" office:value-type="string" calcext:value-type="string">
            <text:p>0-1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50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3-1-0</text:p>
          </table:table-cell>
          <table:table-cell table:style-name="ce50" office:value-type="string" calcext:value-type="string">
            <text:p>2-1-0</text:p>
          </table:table-cell>
          <table:table-cell table:style-name="ce50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8" office:value-type="string" calcext:value-type="string">
            <text:p>0-1-1</text:p>
          </table:table-cell>
          <table:table-cell table:style-name="ce50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5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0-1-0</text:p>
          </table:table-cell>
          <table:table-cell table:number-columns-repeated="12" table:style-name="ce52" office:value-type="string" calcext:value-type="string">
            <text:p>0-0-0</text:p>
          </table:table-cell>
          <table:table-cell table:style-name="ce56" office:value-type="string" calcext:value-type="string">
            <text:p>0-0-1</text:p>
          </table:table-cell>
          <table:table-cell table:style-name="ce52" office:value-type="string" calcext:value-type="string">
            <text:p>0-0-0</text:p>
          </table:table-cell>
          <table:table-cell table:style-name="ce56" office:value-type="string" calcext:value-type="string">
            <text:p>1-1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table:style-name="ce50" office:value-type="string" calcext:value-type="string">
            <text:p>2-1-0</text:p>
          </table:table-cell>
          <table:table-cell table:style-name="ce50" office:value-type="string" calcext:value-type="string">
            <text:p>0-1-0</text:p>
          </table:table-cell>
          <table:table-cell table:style-name="ce58" office:value-type="string" calcext:value-type="string">
            <text:p>0-2-1</text:p>
          </table:table-cell>
          <table:table-cell table:style-name="ce50" office:value-type="string" calcext:value-type="string">
            <text:p>0-3-0</text:p>
          </table:table-cell>
          <table:table-cell table:style-name="ce50" office:value-type="string" calcext:value-type="string">
            <text:p>2-2-0</text:p>
          </table:table-cell>
          <table:table-cell table:style-name="ce50" office:value-type="string" calcext:value-type="string">
            <text:p>0-4-0</text:p>
          </table:table-cell>
          <table:table-cell table:style-name="ce50" office:value-type="string" calcext:value-type="string">
            <text:p>2-1-0</text:p>
          </table:table-cell>
          <table:table-cell table:style-name="ce58" office:value-type="string" calcext:value-type="string">
            <text:p>0-4-2</text:p>
          </table:table-cell>
          <table:table-cell table:style-name="ce50" office:value-type="string" calcext:value-type="string">
            <text:p>1-2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table:style-name="ce50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6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1-0</text:p>
          </table:table-cell>
          <table:table-cell table:style-name="ce50" office:value-type="string" calcext:value-type="string">
            <text:p>1-0-0</text:p>
          </table:table-cell>
          <table:table-cell table:style-name="ce50" office:value-type="string" calcext:value-type="string">
            <text:p>1-3-0</text:p>
          </table:table-cell>
          <table:table-cell table:style-name="ce50" office:value-type="string" calcext:value-type="string">
            <text:p>1-1-0</text:p>
          </table:table-cell>
          <table:table-cell table:number-columns-repeated="2" table:style-name="ce50" office:value-type="string" calcext:value-type="string">
            <text:p>2-0-0</text:p>
          </table:table-cell>
          <table:table-cell table:style-name="ce50" office:value-type="string" calcext:value-type="string">
            <text:p>3-0-0</text:p>
          </table:table-cell>
          <table:table-cell table:number-columns-repeated="3" table:style-name="ce50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1006"/>
        </table:table-row>
        <table:table-row table:style-name="ro1">
          <table:table-cell table:style-name="ce56" office:value-type="string" calcext:value-type="string">
            <text:p>s58</text:p>
          </table:table-cell>
          <table:table-cell table:number-columns-repeated="7" table:style-name="ce52" office:value-type="string" calcext:value-type="string">
            <text:p>0-0-0</text:p>
          </table:table-cell>
          <table:table-cell table:number-columns-repeated="2" table:style-name="ce56" office:value-type="string" calcext:value-type="string">
            <text:p>0-1-0</text:p>
          </table:table-cell>
          <table:table-cell table:style-name="ce56" office:value-type="string" calcext:value-type="string">
            <text:p>0-0-1</text:p>
          </table:table-cell>
          <table:table-cell table:style-name="ce56" office:value-type="string" calcext:value-type="string">
            <text:p>0-1-0</text:p>
          </table:table-cell>
          <table:table-cell table:style-name="ce56" office:value-type="string" calcext:value-type="string">
            <text:p>1-1-0</text:p>
          </table:table-cell>
          <table:table-cell table:style-name="ce56" office:value-type="string" calcext:value-type="string">
            <text:p>1-0-0</text:p>
          </table:table-cell>
          <table:table-cell table:number-columns-repeated="2" table:style-name="ce52" office:value-type="string" calcext:value-type="string">
            <text:p>0-0-0</text:p>
          </table:table-cell>
          <table:table-cell table:style-name="ce56" office:value-type="string" calcext:value-type="string">
            <text:p>2-1-0</text:p>
          </table:table-cell>
          <table:table-cell table:style-name="ce56" office:value-type="string" calcext:value-type="string">
            <text:p>1-0-0</text:p>
          </table:table-cell>
          <table:table-cell table:style-name="ce52" table:number-columns-repeated="1006"/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50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3-1-0</text:p>
          </table:table-cell>
          <table:table-cell table:style-name="ce58" office:value-type="string" calcext:value-type="string">
            <text:p>1-2-1</text:p>
          </table:table-cell>
          <table:table-cell table:style-name="ce58" office:value-type="string" calcext:value-type="string">
            <text:p>3-1-1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3-0-2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2-0-2</text:p>
          </table:table-cell>
          <table:table-cell table:style-name="ce50" office:value-type="string" calcext:value-type="string">
            <text:p>1-1-0</text:p>
          </table:table-cell>
          <table:table-cell table:style-name="ce50" office:value-type="string" calcext:value-type="string">
            <text:p>1-2-0</text:p>
          </table:table-cell>
          <table:table-cell table:style-name="ce50" office:value-type="string" calcext:value-type="string">
            <text:p>1-0-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0-0-1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50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  <table:table-cell table:number-columns-repeated="1006"/>
        </table:table-row>
      </table:table>
      <table:table table:name="metrics" table:style-name="ta1">
        <table:shapes>
          <draw:frame draw:z-index="0" draw:style-name="gr1" draw:text-style-name="P1" svg:width="159.99mm" svg:height="89.99mm" svg:x="106.62mm" svg:y="41.37mm">
            <loext:p draw:notify-on-update-of-ranges="metrics.C10:metrics.C43 metrics.D10:metrics.D4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159.97mm" svg:height="90.05mm" svg:x="120.94mm" svg:y="281.02mm">
            <loext:p draw:notify-on-update-of-ranges="metrics.C63:metrics.C87 metrics.D63:metrics.D8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159.97mm" svg:height="90.04mm" svg:x="117.37mm" svg:y="745.87mm">
            <loext:p draw:notify-on-update-of-ranges="metrics.C165:metrics.C181 metrics.D165:metrics.D18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3" draw:style-name="gr1" draw:text-style-name="P1" svg:width="159.97mm" svg:height="90.05mm" svg:x="117.64mm" svg:y="426.59mm">
            <loext:p draw:notify-on-update-of-ranges="metrics.C94:metrics.C115 metrics.D94:metrics.D11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4" draw:style-name="gr1" draw:text-style-name="P1" svg:width="159.97mm" svg:height="90.05mm" svg:x="108.3mm" svg:y="534.16mm">
            <loext:p draw:notify-on-update-of-ranges="metrics.C117:metrics.C142 metrics.D117:metrics.D142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5" draw:style-name="gr1" draw:text-style-name="P1" svg:width="159.97mm" svg:height="90.04mm" svg:x="112.97mm" svg:y="870.98mm">
            <loext:p draw:notify-on-update-of-ranges="metrics.C185:metrics.C221 metrics.D185:metrics.D22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4" table:default-cell-style-name="Default"/>
        <table:table-column table:style-name="co55" table:default-cell-style-name="Default"/>
        <table:table-column table:style-name="co56" table:default-cell-style-name="ce35"/>
        <table:table-column table:style-name="co57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released_at</text:p>
          </table:table-cell>
          <table:table-cell office:value-type="string" calcext:value-type="string">
            <text:p>total_modules</text:p>
          </table:table-cell>
          <table:table-cell office:value-type="string" calcext:value-type="string">
            <text:p>total_eloc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5-09-07</text:p>
          </table:table-cell>
          <table:table-cell office:value-type="float" office:value="1969" calcext:value-type="float">
            <text:p>1969</text:p>
          </table:table-cell>
          <table:table-cell office:value-type="float" office:value="180780" calcext:value-type="float">
            <text:p>18078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5-09-07</text:p>
          </table:table-cell>
          <table:table-cell office:value-type="float" office:value="445" calcext:value-type="float">
            <text:p>445</text:p>
          </table:table-cell>
          <table:table-cell office:value-type="float" office:value="26515" calcext:value-type="float">
            <text:p>26515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5-09-06</text:p>
          </table:table-cell>
          <table:table-cell office:value-type="float" office:value="726" calcext:value-type="float">
            <text:p>726</text:p>
          </table:table-cell>
          <table:table-cell office:value-type="float" office:value="35633" calcext:value-type="float">
            <text:p>3563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3-sv-comp-2016</text:p>
          </table:table-cell>
          <table:table-cell office:value-type="string" calcext:value-type="string">
            <text:p>2015-11-08</text:p>
          </table:table-cell>
          <table:table-cell office:value-type="float" office:value="733" calcext:value-type="float">
            <text:p>733</text:p>
          </table:table-cell>
          <table:table-cell office:value-type="float" office:value="36176" calcext:value-type="float">
            <text:p>36176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6-08-17</text:p>
          </table:table-cell>
          <table:table-cell office:value-type="float" office:value="842" calcext:value-type="float">
            <text:p>842</text:p>
          </table:table-cell>
          <table:table-cell office:value-type="float" office:value="39863" calcext:value-type="float">
            <text:p>3986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-sv-comp-2017</text:p>
          </table:table-cell>
          <table:table-cell office:value-type="string" calcext:value-type="string">
            <text:p>2016-12-20</text:p>
          </table:table-cell>
          <table:table-cell office:value-type="float" office:value="850" calcext:value-type="float">
            <text:p>850</text:p>
          </table:table-cell>
          <table:table-cell office:value-type="float" office:value="40604" calcext:value-type="float">
            <text:p>40604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7-02-11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2-05-30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-05-01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014-08-22</text:p>
          </table:table-cell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013-11-20</text:p>
          </table:table-cell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13-12-06</text:p>
          </table:table-cell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-01-17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4-02-02</text:p>
          </table:table-cell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4-02-08</text:p>
          </table:table-cell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4-03-03</text:p>
          </table:table-cell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4-03-15</text:p>
          </table:table-cell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4-03-18</text:p>
          </table:table-cell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2014-03-28</text:p>
          </table:table-cell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14-04-22</text:p>
          </table:table-cell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2014-07-22</text:p>
          </table:table-cell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2014-08-22</text:p>
          </table:table-cell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014-10-31</text:p>
          </table:table-cell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2014-12-23</text:p>
          </table:table-cell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2015-01-06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2015-02-09</text:p>
          </table:table-cell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5-04-18</text:p>
          </table:table-cell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15-06-22</text:p>
          </table:table-cell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5-07-13</text:p>
          </table:table-cell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5-07-23</text:p>
          </table:table-cell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15-08-11</text:p>
          </table:table-cell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015-11-11</text:p>
          </table:table-cell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-01-15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16-04-02</text:p>
          </table:table-cell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2016-05-31</text:p>
          </table:table-cell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2016-10-05</text:p>
          </table:table-cell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-03-10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017-04-1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017-05-25</text:p>
          </table:table-cell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2017-06-23</text:p>
          </table:table-cell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2017-07-07</text:p>
          </table:table-cell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2017-08-08</text:p>
          </table:table-cell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1-12-13</text:p>
          </table:table-cell>
          <table:table-cell office:value-type="float" office:value="15" calcext:value-type="float">
            <text:p>1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6" calcext:value-type="float">
            <text:p>1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1</text:p>
          </table:table-cell>
          <table:table-cell office:value-type="string" calcext:value-type="string">
            <text:p>2002-04-22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-rc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2.2</text:p>
          </table:table-cell>
          <table:table-cell office:value-type="string" calcext:value-type="string">
            <text:p>2003-01-20</text:p>
          </table:table-cell>
          <table:table-cell office:value-type="float" office:value="46" calcext:value-type="float">
            <text:p>46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04-05-06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" calcext:value-type="float">
            <text:p>10</text:p>
          </table:table-cell>
          <table:table-cell office:value-type="float" office:value="11260" calcext:value-type="float">
            <text:p>1126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7" calcext:value-type="float">
            <text:p>17</text:p>
          </table:table-cell>
          <table:table-cell office:value-type="float" office:value="17703" calcext:value-type="float">
            <text:p>17703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5-07-07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3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13-10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14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1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4-07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dropbox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-01-28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 office:value-type="string" calcext:value-type="string">
            <text:p>2015-02-02</text:p>
          </table:table-cell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 office:value-type="string" calcext:value-type="string">
            <text:p>2015-04-01</text:p>
          </table:table-cell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 office:value-type="string" calcext:value-type="string">
            <text:p>2015-05-19</text:p>
          </table:table-cell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 office:value-type="string" calcext:value-type="string">
            <text:p>2015-06-23</text:p>
          </table:table-cell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 office:value-type="string" calcext:value-type="string">
            <text:p>2015-09-14</text:p>
          </table:table-cell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 office:value-type="string" calcext:value-type="string">
            <text:p>2015-10-27</text:p>
          </table:table-cell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 office:value-type="string" calcext:value-type="string">
            <text:p>2015-12-11</text:p>
          </table:table-cell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-01-25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 office:value-type="string" calcext:value-type="string">
            <text:p>2016-03-23</text:p>
          </table:table-cell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 office:value-type="string" calcext:value-type="string">
            <text:p>2016-07-15</text:p>
          </table:table-cell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 office:value-type="string" calcext:value-type="string">
            <text:p>2016-07-18</text:p>
          </table:table-cell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 office:value-type="string" calcext:value-type="string">
            <text:p>2016-08-30</text:p>
          </table:table-cell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 office:value-type="string" calcext:value-type="string">
            <text:p>2016-09-21</text:p>
          </table:table-cell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 office:value-type="string" calcext:value-type="string">
            <text:p>2016-10-31</text:p>
          </table:table-cell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 office:value-type="string" calcext:value-type="string">
            <text:p>2016-12-02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-02-14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 office:value-type="string" calcext:value-type="string">
            <text:p>2017-02-16</text:p>
          </table:table-cell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 office:value-type="string" calcext:value-type="string">
            <text:p>2017-03-01</text:p>
          </table:table-cell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 office:value-type="string" calcext:value-type="string">
            <text:p>2017-03-16</text:p>
          </table:table-cell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 office:value-type="string" calcext:value-type="string">
            <text:p>2017-06-29</text:p>
          </table:table-cell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 office:value-type="string" calcext:value-type="string">
            <text:p>2017-08-21</text:p>
          </table:table-cell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7-08-28</text:p>
          </table:table-cell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7-10-28</text:p>
          </table:table-cell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demo</text:p>
          </table:table-cell>
          <table:table-cell table:style-name="Default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6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-jrfaller</text:p>
          </table:table-cell>
          <table:table-cell office:value-type="string" calcext:value-type="string">
            <text:p>2013-12-23</text:p>
          </table:table-cell>
          <table:table-cell office:value-type="float" office:value="153" calcext:value-type="float">
            <text:p>153</text:p>
          </table:table-cell>
          <table:table-cell office:value-type="float" office:value="46356" calcext:value-type="float">
            <text:p>46356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5-06-24</text:p>
          </table:table-cell>
          <table:table-cell office:value-type="float" office:value="176" calcext:value-type="float">
            <text:p>176</text:p>
          </table:table-cell>
          <table:table-cell office:value-type="float" office:value="48245" calcext:value-type="float">
            <text:p>48245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2.0.0</text:p>
          </table:table-cell>
          <table:table-cell office:value-type="string" calcext:value-type="string">
            <text:p>2015-07-15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-10-05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 office:value-type="string" calcext:value-type="string">
            <text:p>2013-10-05</text:p>
          </table:table-cell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3-10-04</text:p>
          </table:table-cell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-02-18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14-03-17</text:p>
          </table:table-cell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014-04-01</text:p>
          </table:table-cell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4-05-27</text:p>
          </table:table-cell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14-06-22</text:p>
          </table:table-cell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014-10-16</text:p>
          </table:table-cell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2014-11-16</text:p>
          </table:table-cell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-04-20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015-05-22</text:p>
          </table:table-cell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15-06-05</text:p>
          </table:table-cell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15-07-20</text:p>
          </table:table-cell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15-11-16</text:p>
          </table:table-cell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-02-09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 office:value-type="string" calcext:value-type="string">
            <text:p>2016-04-29</text:p>
          </table:table-cell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016-11-24</text:p>
          </table:table-cell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-02-02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017-04-23</text:p>
          </table:table-cell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 office:value-type="string" calcext:value-type="string">
            <text:p>2017-05-03</text:p>
          </table:table-cell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17-09-07</text:p>
          </table:table-cell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2013-07-29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2013-08-26</text:p>
          </table:table-cell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2013-08-27</text:p>
          </table:table-cell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2013-09-04</text:p>
          </table:table-cell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2013-09-17</text:p>
          </table:table-cell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2013-11-29</text:p>
          </table:table-cell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2014-06-10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2014-06-11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2014-09-01</text:p>
          </table:table-cell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2014-10-10</text:p>
          </table:table-cell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2015-02-06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2015-09-03</text:p>
          </table:table-cell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2015-09-11</text:p>
          </table:table-cell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office:value-type="string" calcext:value-type="string">
            <text:p>2016-01-13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2016-03-23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2016-03-24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2017-05-08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office:value-type="string" calcext:value-type="string">
            <text:p>2017-09-08</text:p>
          </table:table-cell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3-07-05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1.2.20061023</text:p>
          </table:table-cell>
          <table:table-cell office:value-type="string" calcext:value-type="string">
            <text:p>2006-10-23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07-1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08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09-06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09-10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010-09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11-22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2017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april2008</text:p>
          </table:table-cell>
          <table:table-cell office:value-type="string" calcext:value-type="string">
            <text:p>2008-04-01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1.0</text:p>
          </table:table-cell>
          <table:table-cell office:value-type="string" calcext:value-type="string">
            <text:p>2009-05-23</text:p>
          </table:table-cell>
          <table:table-cell office:value-type="float" office:value="119" calcext:value-type="float">
            <text:p>119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2.0</text:p>
          </table:table-cell>
          <table:table-cell office:value-type="string" calcext:value-type="string">
            <text:p>2009-07-07</text:p>
          </table:table-cell>
          <table:table-cell office:value-type="float" office:value="160" calcext:value-type="float">
            <text:p>160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2010-03-07</text:p>
          </table:table-cell>
          <table:table-cell office:value-type="float" office:value="169" calcext:value-type="float">
            <text:p>169</text:p>
          </table:table-cell>
          <table:table-cell office:value-type="float" office:value="11394" calcext:value-type="float">
            <text:p>11394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0</text:p>
          </table:table-cell>
          <table:table-cell office:value-type="string" calcext:value-type="string">
            <text:p>2010-06-22</text:p>
          </table:table-cell>
          <table:table-cell office:value-type="float" office:value="169" calcext:value-type="float">
            <text:p>169</text:p>
          </table:table-cell>
          <table:table-cell office:value-type="float" office:value="11402" calcext:value-type="float">
            <text:p>11402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office:value-type="string" calcext:value-type="string">
            <text:p>0.4.1</text:p>
          </table:table-cell>
          <table:table-cell office:value-type="string" calcext:value-type="string">
            <text:p>2010-08-10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5-07-03</text:p>
          </table:table-cell>
          <table:table-cell office:value-type="float" office:value="143" calcext:value-type="float">
            <text:p>143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4</text:p>
          </table:table-cell>
          <table:table-cell office:value-type="string" calcext:value-type="string">
            <text:p>2015-07-20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7.0.5</text:p>
          </table:table-cell>
          <table:table-cell office:value-type="string" calcext:value-type="string">
            <text:p>2015-10-21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16-02-03</text:p>
          </table:table-cell>
          <table:table-cell office:value-type="float" office:value="162" calcext:value-type="float">
            <text:p>162</text:p>
          </table:table-cell>
          <table:table-cell office:value-type="float" office:value="15287" calcext:value-type="float">
            <text:p>15287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2017-08-25</text:p>
          </table:table-cell>
          <table:table-cell office:value-type="float" office:value="162" calcext:value-type="float">
            <text:p>162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-08-13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12-09-12</text:p>
          </table:table-cell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012-10-16</text:p>
          </table:table-cell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-03-04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 office:value-type="string" calcext:value-type="string">
            <text:p>2013-04-03</text:p>
          </table:table-cell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 office:value-type="string" calcext:value-type="string">
            <text:p>2013-04-22</text:p>
          </table:table-cell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 office:value-type="string" calcext:value-type="string">
            <text:p>2013-05-01</text:p>
          </table:table-cell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 office:value-type="string" calcext:value-type="string">
            <text:p>2013-06-01</text:p>
          </table:table-cell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 office:value-type="string" calcext:value-type="string">
            <text:p>2013-08-01</text:p>
          </table:table-cell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2013-11-19</text:p>
          </table:table-cell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 office:value-type="string" calcext:value-type="string">
            <text:p>2013-12-12</text:p>
          </table:table-cell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-02-0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 office:value-type="string" calcext:value-type="string">
            <text:p>2014-05-05</text:p>
          </table:table-cell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 office:value-type="string" calcext:value-type="string">
            <text:p>2014-08-01</text:p>
          </table:table-cell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 office:value-type="string" calcext:value-type="string">
            <text:p>2014-12-28</text:p>
          </table:table-cell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-04-24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 office:value-type="string" calcext:value-type="string">
            <text:p>2016-02-03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8.0-alpha</text:p>
          </table:table-cell>
          <table:table-cell office:value-type="string" calcext:value-type="string">
            <text:p>2014-10-02</text:p>
          </table:table-cell>
          <table:table-cell office:value-type="float" office:value="662" calcext:value-type="float">
            <text:p>662</text:p>
          </table:table-cell>
          <table:table-cell office:value-type="float" office:value="206481" calcext:value-type="float">
            <text:p>206481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.9.5-beta</text:p>
          </table:table-cell>
          <table:table-cell office:value-type="string" calcext:value-type="string">
            <text:p>2015-05-20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office:value-type="string" calcext:value-type="string">
            <text:p>1_2_1</text:p>
          </table:table-cell>
          <table:table-cell table:style-name="Default" office:value-type="string" calcext:value-type="string">
            <text:p>undefined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-11-22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-05-29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 office:value-type="string" calcext:value-type="string">
            <text:p>2007-06-04</text:p>
          </table:table-cell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 office:value-type="string" calcext:value-type="string">
            <text:p>2007-07-05</text:p>
          </table:table-cell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 office:value-type="string" calcext:value-type="string">
            <text:p>2007-08-14</text:p>
          </table:table-cell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 office:value-type="string" calcext:value-type="string">
            <text:p>2009-03-02</text:p>
          </table:table-cell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007-10-31</text:p>
          </table:table-cell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2007-12-18</text:p>
          </table:table-cell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-01-2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2010-01-22</text:p>
          </table:table-cell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08-07-24</text:p>
          </table:table-cell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 office:value-type="string" calcext:value-type="string">
            <text:p>2008-10-13</text:p>
          </table:table-cell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2008-11-20</text:p>
          </table:table-cell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-03-04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 office:value-type="string" calcext:value-type="string">
            <text:p>2009-03-06</text:p>
          </table:table-cell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 office:value-type="string" calcext:value-type="string">
            <text:p>2009-03-18</text:p>
          </table:table-cell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 office:value-type="string" calcext:value-type="string">
            <text:p>2009-04-20</text:p>
          </table:table-cell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09-07-17</text:p>
          </table:table-cell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-02-02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2010-05-28</text:p>
          </table:table-cell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 office:value-type="string" calcext:value-type="string">
            <text:p>2010-11-05</text:p>
          </table:table-cell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-01-07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2011-01-17</text:p>
          </table:table-cell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 office:value-type="string" calcext:value-type="string">
            <text:p>2011-02-02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-03-07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2-04-05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-06-10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 office:value-type="string" calcext:value-type="string">
            <text:p>2013-06-10</text:p>
          </table:table-cell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 office:value-type="string" calcext:value-type="string">
            <text:p>2013-06-10</text:p>
          </table:table-cell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 office:value-type="string" calcext:value-type="string">
            <text:p>2013-11-26</text:p>
          </table:table-cell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-05-29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 office:value-type="string" calcext:value-type="string">
            <text:p>2015-10-09</text:p>
          </table:table-cell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-05-10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-02-21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2017-03-25</text:p>
          </table:table-cell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2017-04-19</text:p>
          </table:table-cell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2017-08-06</text:p>
          </table:table-cell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</table:table-row>
      </table:table>
      <table:table table:name="modulos por versao" table:style-name="ta1">
        <table:shapes>
          <draw:frame draw:z-index="0" draw:style-name="gr1" draw:text-style-name="P1" svg:width="134.91mm" svg:height="76.5mm" svg:x="136.52mm" svg:y="0mm">
            <loext:p draw:notify-on-update-of-ranges="'modulos por versao'.A1:'modulos por versao'.A1 'modulos por versao'.A2:'modulos por versao'.A38 'modulos por versao'.B1:'modulos por versao'.B1 'modulos por versao'.B2:'modulos por versao'.B38 'modulos por versao'.C1:'modulos por versao'.C1 'modulos por versao'.C2:'modulos por versao'.C38 'modulos por versao'.D1:'modulos por versao'.D1 'modulos por versao'.D2:'modulos por versao'.D38 'modulos por versao'.E1:'modulos por versao'.E1 'modulos por versao'.E2:'modulos por versao'.E38 'modulos por versao'.F1:'modulos por versao'.F1 'modulos por versao'.F2:'modulos por versao'.F38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59" table:number-columns-repeated="6" table:default-cell-style-name="ce16"/>
        <table:table-column table:style-name="co60" table:default-cell-style-name="ce42"/>
        <table:table-row table:style-name="ro1"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  <table:table-cell table:style-name="ce41" office:value-type="string" calcext:value-type="string">
            <text:p>Número de módulos médi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63" calcext:value-type="float">
            <text:p>1063</text:p>
          </table:table-cell>
          <table:table-cell office:value-type="float" office:value="1581" calcext:value-type="float">
            <text:p>158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223" calcext:value-type="float">
            <text:p>1223</text:p>
          </table:table-cell>
          <table:table-cell table:formula="of:=AVERAGE([.A2:.F2])" office:value-type="float" office:value="680.166666666667" calcext:value-type="float">
            <text:p>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81" calcext:value-type="float">
            <text:p>1081</text:p>
          </table:table-cell>
          <table:table-cell office:value-type="float" office:value="2096" calcext:value-type="float">
            <text:p>2096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1670" calcext:value-type="float">
            <text:p>1670</text:p>
          </table:table-cell>
          <table:table-cell table:formula="of:=AVERAGE([.A3:.F3])" office:value-type="float" office:value="845.833333333333" calcext:value-type="float">
            <text:p>8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71" calcext:value-type="float">
            <text:p>1171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685" calcext:value-type="float">
            <text:p>1685</text:p>
          </table:table-cell>
          <table:table-cell table:formula="of:=AVERAGE([.A4:.F4])" office:value-type="float" office:value="882.833333333333" calcext:value-type="float">
            <text:p>8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03" calcext:value-type="float">
            <text:p>1203</text:p>
          </table:table-cell>
          <table:table-cell office:value-type="float" office:value="2096" calcext:value-type="float">
            <text:p>2096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1694" calcext:value-type="float">
            <text:p>1694</text:p>
          </table:table-cell>
          <table:table-cell table:formula="of:=AVERAGE([.A5:.F5])" office:value-type="float" office:value="893.666666666667" calcext:value-type="float">
            <text:p>89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08" calcext:value-type="float">
            <text:p>1208</text:p>
          </table:table-cell>
          <table:table-cell office:value-type="float" office:value="2094" calcext:value-type="float">
            <text:p>2094</text:p>
          </table:table-cell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1865" calcext:value-type="float">
            <text:p>1865</text:p>
          </table:table-cell>
          <table:table-cell table:formula="of:=AVERAGE([.A6:.F6])" office:value-type="float" office:value="931.333333333333" calcext:value-type="float">
            <text:p>9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2" calcext:value-type="float">
            <text:p>1512</text:p>
          </table:table-cell>
          <table:table-cell office:value-type="float" office:value="2093" calcext:value-type="float">
            <text:p>2093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table:formula="of:=AVERAGE([.A7:.F7])" office:value-type="float" office:value="672.5" calcext:value-type="float">
            <text:p>67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57" calcext:value-type="float">
            <text:p>1557</text:p>
          </table:table-cell>
          <table:table-cell office:value-type="float" office:value="2097" calcext:value-type="float">
            <text:p>2097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1872" calcext:value-type="float">
            <text:p>1872</text:p>
          </table:table-cell>
          <table:table-cell table:formula="of:=AVERAGE([.A8:.F8])" office:value-type="float" office:value="986.833333333333" calcext:value-type="float">
            <text:p>9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84" calcext:value-type="float">
            <text:p>1584</text:p>
          </table:table-cell>
          <table:table-cell office:value-type="float" office:value="2095" calcext:value-type="float">
            <text:p>2095</text:p>
          </table:table-cell>
          <table:table-cell office:value-type="float" office:value="44" calcext:value-type="float">
            <text:p>44</text:p>
          </table:table-cell>
          <table:table-cell office:value-type="float" office:value="128" calcext:value-type="float">
            <text:p>128</text:p>
          </table:table-cell>
          <table:table-cell office:value-type="float" office:value="1738" calcext:value-type="float">
            <text:p>1738</text:p>
          </table:table-cell>
          <table:table-cell table:formula="of:=AVERAGE([.A9:.F9])" office:value-type="float" office:value="975.166666666667" calcext:value-type="float">
            <text:p>9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635" calcext:value-type="float">
            <text:p>1635</text:p>
          </table:table-cell>
          <table:table-cell office:value-type="float" office:value="2111" calcext:value-type="float">
            <text:p>211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1720" calcext:value-type="float">
            <text:p>1720</text:p>
          </table:table-cell>
          <table:table-cell table:formula="of:=AVERAGE([.A10:.F10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3" calcext:value-type="float">
            <text:p>1703</text:p>
          </table:table-cell>
          <table:table-cell office:value-type="float" office:value="2116" calcext:value-type="float">
            <text:p>2116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  <table:table-cell office:value-type="float" office:value="1714" calcext:value-type="float">
            <text:p>1714</text:p>
          </table:table-cell>
          <table:table-cell table:formula="of:=AVERAGE([.A11:.F11])" office:value-type="float" office:value="1003.16666666667" calcext:value-type="float">
            <text:p>10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92" calcext:value-type="float">
            <text:p>1792</text:p>
          </table:table-cell>
          <table:table-cell office:value-type="float" office:value="2151" calcext:value-type="float">
            <text:p>2151</text:p>
          </table:table-cell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734" calcext:value-type="float">
            <text:p>1734</text:p>
          </table:table-cell>
          <table:table-cell table:formula="of:=AVERAGE([.A12:.F12])" office:value-type="float" office:value="1033.5" calcext:value-type="float">
            <text:p>10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1" calcext:value-type="float">
            <text:p>1791</text:p>
          </table:table-cell>
          <table:table-cell office:value-type="float" office:value="2156" calcext:value-type="float">
            <text:p>2156</text:p>
          </table:table-cell>
          <table:table-cell office:value-type="float" office:value="54" calcext:value-type="float">
            <text:p>54</text:p>
          </table:table-cell>
          <table:table-cell office:value-type="float" office:value="178" calcext:value-type="float">
            <text:p>178</text:p>
          </table:table-cell>
          <table:table-cell office:value-type="float" office:value="561" calcext:value-type="float">
            <text:p>561</text:p>
          </table:table-cell>
          <table:table-cell table:formula="of:=AVERAGE([.A13:.F13])" office:value-type="float" office:value="845.166666666667" calcext:value-type="float">
            <text:p>84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871" calcext:value-type="float">
            <text:p>1871</text:p>
          </table:table-cell>
          <table:table-cell office:value-type="float" office:value="2161" calcext:value-type="float">
            <text:p>2161</text:p>
          </table:table-cell>
          <table:table-cell office:value-type="float" office:value="55" calcext:value-type="float">
            <text:p>55</text:p>
          </table:table-cell>
          <table:table-cell office:value-type="float" office:value="207" calcext:value-type="float">
            <text:p>207</text:p>
          </table:table-cell>
          <table:table-cell office:value-type="float" office:value="1742" calcext:value-type="float">
            <text:p>1742</text:p>
          </table:table-cell>
          <table:table-cell table:formula="of:=AVERAGE([.A14:.F14])" office:value-type="float" office:value="1087.5" calcext:value-type="float">
            <text:p>10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06" calcext:value-type="float">
            <text:p>1906</text:p>
          </table:table-cell>
          <table:table-cell office:value-type="float" office:value="1557" calcext:value-type="float">
            <text:p>1557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901" calcext:value-type="float">
            <text:p>1901</text:p>
          </table:table-cell>
          <table:table-cell table:formula="of:=AVERAGE([.A15:.F15])" office:value-type="float" office:value="1027.83333333333" calcext:value-type="float">
            <text:p>10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39" calcext:value-type="float">
            <text:p>1939</text:p>
          </table:table-cell>
          <table:table-cell office:value-type="float" office:value="1547" calcext:value-type="float">
            <text:p>1547</text:p>
          </table:table-cell>
          <table:table-cell office:value-type="float" office:value="57" calcext:value-type="float">
            <text:p>57</text:p>
          </table:table-cell>
          <table:table-cell office:value-type="float" office:value="268" calcext:value-type="float">
            <text:p>268</text:p>
          </table:table-cell>
          <table:table-cell office:value-type="float" office:value="1734" calcext:value-type="float">
            <text:p>1734</text:p>
          </table:table-cell>
          <table:table-cell table:formula="of:=AVERAGE([.A16:.F16])" office:value-type="float" office:value="1018.5" calcext:value-type="float">
            <text:p>101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988" calcext:value-type="float">
            <text:p>1988</text:p>
          </table:table-cell>
          <table:table-cell office:value-type="float" office:value="1570" calcext:value-type="float">
            <text:p>1570</text:p>
          </table:table-cell>
          <table:table-cell office:value-type="float" office:value="57" calcext:value-type="float">
            <text:p>57</text:p>
          </table:table-cell>
          <table:table-cell office:value-type="float" office:value="282" calcext:value-type="float">
            <text:p>282</text:p>
          </table:table-cell>
          <table:table-cell office:value-type="float" office:value="1897" calcext:value-type="float">
            <text:p>1897</text:p>
          </table:table-cell>
          <table:table-cell table:formula="of:=AVERAGE([.A17:.F17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081" calcext:value-type="float">
            <text:p>2081</text:p>
          </table:table-cell>
          <table:table-cell office:value-type="float" office:value="1606" calcext:value-type="float">
            <text:p>1606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float" office:value="1899" calcext:value-type="float">
            <text:p>1899</text:p>
          </table:table-cell>
          <table:table-cell table:formula="of:=AVERAGE([.A18:.F18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83" calcext:value-type="float">
            <text:p>2083</text:p>
          </table:table-cell>
          <table:table-cell office:value-type="float" office:value="1638" calcext:value-type="float">
            <text:p>163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45" calcext:value-type="float">
            <text:p>1945</text:p>
          </table:table-cell>
          <table:table-cell table:formula="of:=AVERAGE([.A19:.F19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04" calcext:value-type="float">
            <text:p>2104</text:p>
          </table:table-cell>
          <table:table-cell office:value-type="float" office:value="1621" calcext:value-type="float">
            <text:p>162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3" calcext:value-type="float">
            <text:p>1903</text:p>
          </table:table-cell>
          <table:table-cell table:formula="of:=AVERAGE([.A20:.F20])" office:value-type="float" office:value="1286.2" calcext:value-type="float">
            <text:p>128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4" calcext:value-type="float">
            <text:p>2124</text:p>
          </table:table-cell>
          <table:table-cell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1:.F21])" office:value-type="float" office:value="1303.8" calcext:value-type="float">
            <text:p>13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343" calcext:value-type="float">
            <text:p>2343</text:p>
          </table:table-cell>
          <table:table-cell office:value-type="float" office:value="1579" calcext:value-type="float">
            <text:p>157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AVERAGE([.A22:.F22])" office:value-type="float" office:value="1392.2" calcext:value-type="float">
            <text:p>13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43" calcext:value-type="float">
            <text:p>2343</text:p>
          </table:table-cell>
          <table:table-cell office:value-type="float" office:value="1580" calcext:value-type="float">
            <text:p>158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3:.F23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433" calcext:value-type="float">
            <text:p>243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AVERAGE([.A24:.F24])" office:value-type="float" office:value="1389.75" calcext:value-type="float">
            <text:p>139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54" calcext:value-type="float">
            <text:p>245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331" calcext:value-type="float">
            <text:p>1331</text:p>
          </table:table-cell>
          <table:table-cell table:formula="of:=AVERAGE([.A25:.F25])" office:value-type="float" office:value="1260.75" calcext:value-type="float">
            <text:p>12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504" calcext:value-type="float">
            <text:p>250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92" calcext:value-type="float">
            <text:p>2092</text:p>
          </table:table-cell>
          <table:table-cell table:formula="of:=AVERAGE([.A26:.F26])" office:value-type="float" office:value="1468.25" calcext:value-type="float">
            <text:p>146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float" office:value="2133" calcext:value-type="float">
            <text:p>2133</text:p>
          </table:table-cell>
          <table:table-cell table:formula="of:=AVERAGE([.A27:.F27])" office:value-type="float" office:value="1240.33333333333" calcext:value-type="float">
            <text:p>124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  <table:table-cell office:value-type="float" office:value="2092" calcext:value-type="float">
            <text:p>2092</text:p>
          </table:table-cell>
          <table:table-cell table:formula="of:=AVERAGE([.A28:.F28])" office:value-type="float" office:value="1836.5" calcext:value-type="float">
            <text:p>183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  <table:table-cell office:value-type="float" office:value="2133" calcext:value-type="float">
            <text:p>2133</text:p>
          </table:table-cell>
          <table:table-cell table:formula="of:=AVERAGE([.A29:.F29])" office:value-type="float" office:value="1974.5" calcext:value-type="float">
            <text:p>1975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  <table:table-cell office:value-type="float" office:value="2143" calcext:value-type="float">
            <text:p>2143</text:p>
          </table:table-cell>
          <table:table-cell table:formula="of:=AVERAGE([.A30:.F30])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2154" calcext:value-type="float">
            <text:p>2154</text:p>
          </table:table-cell>
          <table:table-cell table:formula="of:=AVERAGE([.A31:.F31])" office:value-type="float" office:value="2019.5" calcext:value-type="float">
            <text:p>202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  <table:table-cell office:value-type="float" office:value="2611" calcext:value-type="float">
            <text:p>2611</text:p>
          </table:table-cell>
          <table:table-cell table:formula="of:=AVERAGE([.A32:.F32])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2626" calcext:value-type="float">
            <text:p>2626</text:p>
          </table:table-cell>
          <table:table-cell table:formula="of:=AVERAGE([.A33:.F33])" office:value-type="float" office:value="2313.5" calcext:value-type="float">
            <text:p>2314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  <table:table-cell office:value-type="float" office:value="2636" calcext:value-type="float">
            <text:p>2636</text:p>
          </table:table-cell>
          <table:table-cell table:formula="of:=AVERAGE([.A34:.F34])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  <table:table-cell office:value-type="float" office:value="2761" calcext:value-type="float">
            <text:p>2761</text:p>
          </table:table-cell>
          <table:table-cell table:formula="of:=AVERAGE([.A35:.F35])" office:value-type="float" office:value="2428.5" calcext:value-type="float">
            <text:p>2429</text:p>
          </table:table-cell>
        </table:table-row>
        <table:table-row table:style-name="ro1">
          <table:table-cell table:number-columns-repeated="5"/>
          <table:table-cell office:value-type="float" office:value="2760" calcext:value-type="float">
            <text:p>2760</text:p>
          </table:table-cell>
          <table:table-cell table:formula="of:=AVERAGE([.A36:.F36])" office:value-type="float" office:value="2760" calcext:value-type="float">
            <text:p>2760</text:p>
          </table:table-cell>
        </table:table-row>
        <table:table-row table:style-name="ro1">
          <table:table-cell table:number-columns-repeated="5"/>
          <table:table-cell office:value-type="float" office:value="2761" calcext:value-type="float">
            <text:p>2761</text:p>
          </table:table-cell>
          <table:table-cell table:formula="of:=AVERAGE([.A37:.F37])" office:value-type="float" office:value="2761" calcext:value-type="float">
            <text:p>2761</text:p>
          </table:table-cell>
        </table:table-row>
        <table:table-row table:style-name="ro1">
          <table:table-cell table:number-columns-repeated="5"/>
          <table:table-cell office:value-type="float" office:value="2769" calcext:value-type="float">
            <text:p>2769</text:p>
          </table:table-cell>
          <table:table-cell table:formula="of:=AVERAGE([.A38:.F38])" office:value-type="float" office:value="2769" calcext:value-type="float">
            <text:p>2769</text:p>
          </table:table-cell>
        </table:table-row>
      </table:table>
      <table:table table:name="s6" table:style-name="ta1">
        <table:shapes>
          <draw:frame draw:z-index="0" draw:style-name="gr1" draw:text-style-name="P1" svg:width="159.99mm" svg:height="89.99mm" svg:x="-0.16mm" svg:y="164.62mm">
            <loext:p draw:notify-on-update-of-ranges="s6.C2:s6.C35 s6.D1:s6.D1 s6.D2:s6.D35 s6.F1:s6.F1 s6.F2:s6.F3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draw:text-style-name="P1" svg:width="159.99mm" svg:height="89.99mm" svg:x="126.45mm" svg:y="85.2mm">
            <loext:p draw:notify-on-update-of-ranges="s6.H2:s6.H6 s6.I1:s6.I1 s6.I2:s6.I6 s6.J1:s6.J1 s6.J2:s6.J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61" table:default-cell-style-name="Default"/>
        <table:table-column table:style-name="co6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13</text:p>
          </table:table-cell>
          <table:table-cell office:value-type="float" office:value="121" calcext:value-type="float">
            <text:p>121</text:p>
          </table:table-cell>
          <table:table-cell office:value-type="float" office:value="7069" calcext:value-type="float">
            <text:p>7069</text:p>
          </table:table-cell>
          <table:table-cell table:formula="of:=[.E2]/59" office:value-type="float" office:value="119.813559322034" calcext:value-type="float">
            <text:p>12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5])" office:value-type="float" office:value="139" calcext:value-type="float">
            <text:p>139</text:p>
          </table:table-cell>
          <table:table-cell table:style-name="ce19" table:formula="of:=AVERAGE([.F2:.F5])" office:value-type="float" office:value="165.491525423729" calcext:value-type="float">
            <text:p>165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464" calcext:value-type="float">
            <text:p>7464</text:p>
          </table:table-cell>
          <table:table-cell table:formula="of:=[.E3]/59" office:value-type="float" office:value="126.508474576271" calcext:value-type="float">
            <text:p>127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6:.D17])" office:value-type="float" office:value="357.083333333333" calcext:value-type="float">
            <text:p>357</text:p>
          </table:table-cell>
          <table:table-cell table:style-name="ce19" table:formula="of:=AVERAGE([.F6:.F17])" office:value-type="float" office:value="571.887005649718" calcext:value-type="float">
            <text:p>57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1319" calcext:value-type="float">
            <text:p>11319</text:p>
          </table:table-cell>
          <table:table-cell table:formula="of:=[.E4]/59" office:value-type="float" office:value="191.847457627119" calcext:value-type="float">
            <text:p>19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8:.D25])" office:value-type="float" office:value="890.125" calcext:value-type="float">
            <text:p>890</text:p>
          </table:table-cell>
          <table:table-cell table:style-name="ce19" table:formula="of:=AVERAGE([.F18:.F25])" office:value-type="float" office:value="1969.99152542373" calcext:value-type="float">
            <text:p>197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3204" calcext:value-type="float">
            <text:p>13204</text:p>
          </table:table-cell>
          <table:table-cell table:formula="of:=[.E5]/59" office:value-type="float" office:value="223.796610169492" calcext:value-type="float">
            <text:p>22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6:.D29])" office:value-type="float" office:value="1537" calcext:value-type="float">
            <text:p>1537</text:p>
          </table:table-cell>
          <table:table-cell table:style-name="ce19" table:formula="of:=AVERAGE([.F26:.F29])" office:value-type="float" office:value="3411.76271186441" calcext:value-type="float">
            <text:p>3412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4</text:p>
          </table:table-cell>
          <table:table-cell office:value-type="float" office:value="211" calcext:value-type="float">
            <text:p>211</text:p>
          </table:table-cell>
          <table:table-cell office:value-type="float" office:value="19494" calcext:value-type="float">
            <text:p>19494</text:p>
          </table:table-cell>
          <table:table-cell table:formula="of:=[.E6]/59" office:value-type="float" office:value="330.406779661017" calcext:value-type="float">
            <text:p>330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0:.D35])" office:value-type="float" office:value="1999.66666666667" calcext:value-type="float">
            <text:p>2000</text:p>
          </table:table-cell>
          <table:table-cell table:style-name="ce19" table:formula="of:=AVERAGE([.F30:.F35])" office:value-type="float" office:value="3961.46610169492" calcext:value-type="float">
            <text:p>396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0699" calcext:value-type="float">
            <text:p>20699</text:p>
          </table:table-cell>
          <table:table-cell table:formula="of:=[.E7]/59" office:value-type="float" office:value="350.830508474576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3543" calcext:value-type="float">
            <text:p>23543</text:p>
          </table:table-cell>
          <table:table-cell table:formula="of:=[.E8]/59" office:value-type="float" office:value="399.033898305085" calcext:value-type="float">
            <text:p>399</text:p>
          </table:table-cell>
          <table:table-cell table:number-columns-repeated="2"/>
          <table:table-cell office:value-type="float" office:value="1999.66666666667" calcext:value-type="float">
            <text:p>1999,66666666667</text:p>
          </table:table-cell>
          <table:table-cell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4753" calcext:value-type="float">
            <text:p>24753</text:p>
          </table:table-cell>
          <table:table-cell table:formula="of:=[.E9]/59" office:value-type="float" office:value="419.542372881356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6191" calcext:value-type="float">
            <text:p>26191</text:p>
          </table:table-cell>
          <table:table-cell table:formula="of:=[.E10]/59" office:value-type="float" office:value="443.915254237288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6377" calcext:value-type="float">
            <text:p>26377</text:p>
          </table:table-cell>
          <table:table-cell table:formula="of:=[.E11]/59" office:value-type="float" office:value="447.0677966101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0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7538" calcext:value-type="float">
            <text:p>27538</text:p>
          </table:table-cell>
          <table:table-cell table:formula="of:=[.E12]/59" office:value-type="float" office:value="466.745762711864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1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1341" calcext:value-type="float">
            <text:p>31341</text:p>
          </table:table-cell>
          <table:table-cell table:formula="of:=[.E13]/59" office:value-type="float" office:value="531.203389830509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4463" calcext:value-type="float">
            <text:p>44463</text:p>
          </table:table-cell>
          <table:table-cell table:formula="of:=[.E14]/59" office:value-type="float" office:value="753.610169491525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3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50229" calcext:value-type="float">
            <text:p>50229</text:p>
          </table:table-cell>
          <table:table-cell table:formula="of:=[.E15]/59" office:value-type="float" office:value="851.338983050847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4593" calcext:value-type="float">
            <text:p>54593</text:p>
          </table:table-cell>
          <table:table-cell table:formula="of:=[.E16]/59" office:value-type="float" office:value="925.305084745763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5675" calcext:value-type="float">
            <text:p>55675</text:p>
          </table:table-cell>
          <table:table-cell table:formula="of:=[.E17]/59" office:value-type="float" office:value="943.64406779661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6</text:p>
          </table:table-cell>
          <table:table-cell table:style-name="ce58" office:value-type="string" calcext:value-type="string">
            <text:p>2015</text:p>
          </table:table-cell>
          <table:table-cell office:value-type="float" office:value="574" calcext:value-type="float">
            <text:p>574</text:p>
          </table:table-cell>
          <table:table-cell office:value-type="float" office:value="56121" calcext:value-type="float">
            <text:p>56121</text:p>
          </table:table-cell>
          <table:table-cell table:formula="of:=[.E18]/59" office:value-type="float" office:value="951.203389830508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0.17</text:p>
          </table:table-cell>
          <table:table-cell table:style-name="ce58"/>
          <table:table-cell office:value-type="float" office:value="656" calcext:value-type="float">
            <text:p>656</text:p>
          </table:table-cell>
          <table:table-cell office:value-type="float" office:value="66589" calcext:value-type="float">
            <text:p>66589</text:p>
          </table:table-cell>
          <table:table-cell table:formula="of:=[.E19]/59" office:value-type="float" office:value="1128.62711864407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0</text:p>
          </table:table-cell>
          <table:table-cell table:style-name="ce58"/>
          <table:table-cell office:value-type="float" office:value="745" calcext:value-type="float">
            <text:p>745</text:p>
          </table:table-cell>
          <table:table-cell office:value-type="float" office:value="73182" calcext:value-type="float">
            <text:p>73182</text:p>
          </table:table-cell>
          <table:table-cell table:formula="of:=[.E20]/59" office:value-type="float" office:value="1240.37288135593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</text:p>
          </table:table-cell>
          <table:table-cell table:style-name="ce58"/>
          <table:table-cell office:value-type="float" office:value="804" calcext:value-type="float">
            <text:p>804</text:p>
          </table:table-cell>
          <table:table-cell office:value-type="float" office:value="79118" calcext:value-type="float">
            <text:p>79118</text:p>
          </table:table-cell>
          <table:table-cell table:formula="of:=[.E21]/59" office:value-type="float" office:value="1340.98305084746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2</text:p>
          </table:table-cell>
          <table:table-cell table:style-name="ce58"/>
          <table:table-cell office:value-type="float" office:value="1029" calcext:value-type="float">
            <text:p>1029</text:p>
          </table:table-cell>
          <table:table-cell office:value-type="float" office:value="154786" calcext:value-type="float">
            <text:p>154786</text:p>
          </table:table-cell>
          <table:table-cell table:formula="of:=[.E22]/59" office:value-type="float" office:value="2623.4915254237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3</text:p>
          </table:table-cell>
          <table:table-cell table:style-name="ce58"/>
          <table:table-cell office:value-type="float" office:value="1052" calcext:value-type="float">
            <text:p>1052</text:p>
          </table:table-cell>
          <table:table-cell office:value-type="float" office:value="155942" calcext:value-type="float">
            <text:p>155942</text:p>
          </table:table-cell>
          <table:table-cell table:formula="of:=[.E23]/59" office:value-type="float" office:value="2643.08474576271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4</text:p>
          </table:table-cell>
          <table:table-cell table:style-name="ce58"/>
          <table:table-cell office:value-type="float" office:value="1062" calcext:value-type="float">
            <text:p>1062</text:p>
          </table:table-cell>
          <table:table-cell office:value-type="float" office:value="157284" calcext:value-type="float">
            <text:p>157284</text:p>
          </table:table-cell>
          <table:table-cell table:formula="of:=[.E24]/59" office:value-type="float" office:value="2665.83050847458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5</text:p>
          </table:table-cell>
          <table:table-cell table:style-name="ce58"/>
          <table:table-cell office:value-type="float" office:value="1199" calcext:value-type="float">
            <text:p>1199</text:p>
          </table:table-cell>
          <table:table-cell office:value-type="float" office:value="186814" calcext:value-type="float">
            <text:p>186814</text:p>
          </table:table-cell>
          <table:table-cell table:formula="of:=[.E25]/59" office:value-type="float" office:value="3166.33898305085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16</text:p>
          </table:table-cell>
          <table:table-cell office:value-type="float" office:value="1220" calcext:value-type="float">
            <text:p>1220</text:p>
          </table:table-cell>
          <table:table-cell office:value-type="float" office:value="189271" calcext:value-type="float">
            <text:p>189271</text:p>
          </table:table-cell>
          <table:table-cell table:formula="of:=[.E26]/59" office:value-type="float" office:value="3207.98305084746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1531" calcext:value-type="float">
            <text:p>1531</text:p>
          </table:table-cell>
          <table:table-cell office:value-type="float" office:value="194856" calcext:value-type="float">
            <text:p>194856</text:p>
          </table:table-cell>
          <table:table-cell table:formula="of:=[.E27]/59" office:value-type="float" office:value="3302.64406779661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1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99139" calcext:value-type="float">
            <text:p>199139</text:p>
          </table:table-cell>
          <table:table-cell table:formula="of:=[.E28]/59" office:value-type="float" office:value="3375.23728813559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2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221910" calcext:value-type="float">
            <text:p>221910</text:p>
          </table:table-cell>
          <table:table-cell table:formula="of:=[.E29]/59" office:value-type="float" office:value="3761.18644067797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2017</text:p>
          </table:table-cell>
          <table:table-cell office:value-type="float" office:value="1881" calcext:value-type="float">
            <text:p>1881</text:p>
          </table:table-cell>
          <table:table-cell office:value-type="float" office:value="226261" calcext:value-type="float">
            <text:p>226261</text:p>
          </table:table-cell>
          <table:table-cell table:formula="of:=[.E30]/59" office:value-type="float" office:value="3834.93220338983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8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table:formula="of:=[.E31]/59"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9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238384" calcext:value-type="float">
            <text:p>238384</text:p>
          </table:table-cell>
          <table:table-cell table:formula="of:=[.E32]/59" office:value-type="float" office:value="4040.40677966102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0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232268" calcext:value-type="float">
            <text:p>232268</text:p>
          </table:table-cell>
          <table:table-cell table:formula="of:=[.E33]/59" office:value-type="float" office:value="3936.74576271186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238497" calcext:value-type="float">
            <text:p>238497</text:p>
          </table:table-cell>
          <table:table-cell table:formula="of:=[.E34]/59" office:value-type="float" office:value="4042.32203389831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.11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239917" calcext:value-type="float">
            <text:p>239917</text:p>
          </table:table-cell>
          <table:table-cell table:formula="of:=[.E35]/59" office:value-type="float" office:value="4066.38983050847" calcext:value-type="float">
            <text:p>4066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5" calcext:value-type="float">
            <text:p>2015</text:p>
          </table:table-cell>
          <table:table-cell office:value-type="string" calcext:value-type="string">
            <text:p>cita e 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s18" table:style-name="ta1">
        <table:shapes>
          <draw:frame draw:z-index="0" draw:style-name="gr1" draw:text-style-name="P1" svg:width="159.99mm" svg:height="89.99mm" svg:x="0mm" svg:y="125.05mm">
            <loext:p draw:notify-on-update-of-ranges="s18.C2:s18.C26 s18.D1:s18.D1 s18.D2:s18.D26 s18.F1:s18.F1 s18.F2:s18.F2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15</text:p>
          </table:table-cell>
          <table:table-cell office:value-type="float" office:value="1063" calcext:value-type="float">
            <text:p>1063</text:p>
          </table:table-cell>
          <table:table-cell office:value-type="float" office:value="34084" calcext:value-type="float">
            <text:p>34084</text:p>
          </table:table-cell>
          <table:table-cell table:formula="of:=[.E2]/32.1" office:value-type="float" office:value="1061.80685358255" calcext:value-type="float">
            <text:p>106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:.D9])" office:value-type="float" office:value="1297.375" calcext:value-type="float">
            <text:p>1297</text:p>
          </table:table-cell>
          <table:table-cell table:style-name="ce19" table:formula="of:=AVERAGE([.F2:.F9])" office:value-type="float" office:value="1458.85514018692" calcext:value-type="float">
            <text:p>1459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35554" calcext:value-type="float">
            <text:p>35554</text:p>
          </table:table-cell>
          <table:table-cell table:formula="of:=[.E3]/32.1" office:value-type="float" office:value="1107.60124610592" calcext:value-type="float">
            <text:p>11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0:.D17])" office:value-type="float" office:value="1828.125" calcext:value-type="float">
            <text:p>1828</text:p>
          </table:table-cell>
          <table:table-cell table:style-name="ce19" table:formula="of:=AVERAGE([.F10:.F17])" office:value-type="float" office:value="2392.49221183801" calcext:value-type="float">
            <text:p>2392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39513" calcext:value-type="float">
            <text:p>39513</text:p>
          </table:table-cell>
          <table:table-cell table:formula="of:=[.E4]/32.1" office:value-type="float" office:value="1230.93457943925" calcext:value-type="float">
            <text:p>1231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18:.D26])" office:value-type="float" office:value="2274.33333333333" calcext:value-type="float">
            <text:p>2274</text:p>
          </table:table-cell>
          <table:table-cell table:style-name="ce19" table:formula="of:=AVERAGE([.F18:.F26])" office:value-type="float" office:value="3163.26064382139" calcext:value-type="float">
            <text:p>3163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3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41942" calcext:value-type="float">
            <text:p>41942</text:p>
          </table:table-cell>
          <table:table-cell table:formula="of:=[.E5]/32.1" office:value-type="float" office:value="1306.60436137072" calcext:value-type="float">
            <text:p>1307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42185" calcext:value-type="float">
            <text:p>42185</text:p>
          </table:table-cell>
          <table:table-cell table:formula="of:=[.E6]/32.1" office:value-type="float" office:value="1314.17445482866" calcext:value-type="float">
            <text:p>1314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5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57742" calcext:value-type="float">
            <text:p>57742</text:p>
          </table:table-cell>
          <table:table-cell table:formula="of:=[.E7]/32.1" office:value-type="float" office:value="1798.81619937695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6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60045" calcext:value-type="float">
            <text:p>60045</text:p>
          </table:table-cell>
          <table:table-cell table:formula="of:=[.E8]/32.1" office:value-type="float" office:value="1870.56074766355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7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63569" calcext:value-type="float">
            <text:p>63569</text:p>
          </table:table-cell>
          <table:table-cell table:formula="of:=[.E9]/32.1" office:value-type="float" office:value="1980.34267912773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8</text:p>
          </table:table-cell>
          <table:table-cell office:value-type="string" calcext:value-type="string">
            <text:p>2016</text:p>
          </table:table-cell>
          <table:table-cell office:value-type="float" office:value="1635" calcext:value-type="float">
            <text:p>1635</text:p>
          </table:table-cell>
          <table:table-cell office:value-type="float" office:value="64939" calcext:value-type="float">
            <text:p>64939</text:p>
          </table:table-cell>
          <table:table-cell table:formula="of:=[.E10]/32.1" office:value-type="float" office:value="2023.02180685358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9</text:p>
          </table:table-cell>
          <table:table-cell/>
          <table:table-cell office:value-type="float" office:value="1703" calcext:value-type="float">
            <text:p>1703</text:p>
          </table:table-cell>
          <table:table-cell office:value-type="float" office:value="67638" calcext:value-type="float">
            <text:p>67638</text:p>
          </table:table-cell>
          <table:table-cell table:formula="of:=[.E11]/32.1" office:value-type="float" office:value="2107.10280373832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0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75985" calcext:value-type="float">
            <text:p>75985</text:p>
          </table:table-cell>
          <table:table-cell table:formula="of:=[.E12]/32.1" office:value-type="float" office:value="2367.13395638629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1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76006" calcext:value-type="float">
            <text:p>76006</text:p>
          </table:table-cell>
          <table:table-cell table:formula="of:=[.E13]/32.1" office:value-type="float" office:value="2367.78816199377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2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79531" calcext:value-type="float">
            <text:p>79531</text:p>
          </table:table-cell>
          <table:table-cell table:formula="of:=[.E14]/32.1" office:value-type="float" office:value="2477.60124610592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3</text:p>
          </table:table-cell>
          <table:table-cell/>
          <table:table-cell office:value-type="float" office:value="1906" calcext:value-type="float">
            <text:p>1906</text:p>
          </table:table-cell>
          <table:table-cell office:value-type="float" office:value="81542" calcext:value-type="float">
            <text:p>81542</text:p>
          </table:table-cell>
          <table:table-cell table:formula="of:=[.E15]/32.1" office:value-type="float" office:value="2540.2492211838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4</text:p>
          </table:table-cell>
          <table:table-cell/>
          <table:table-cell office:value-type="float" office:value="1939" calcext:value-type="float">
            <text:p>1939</text:p>
          </table:table-cell>
          <table:table-cell office:value-type="float" office:value="83245" calcext:value-type="float">
            <text:p>83245</text:p>
          </table:table-cell>
          <table:table-cell table:formula="of:=[.E16]/32.1" office:value-type="float" office:value="2593.30218068536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5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table:formula="of:=[.E17]/32.1" office:value-type="float" office:value="2663.73831775701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6</text:p>
          </table:table-cell>
          <table:table-cell office:value-type="string" calcext:value-type="string">
            <text:p>2017</text:p>
          </table:table-cell>
          <table:table-cell office:value-type="float" office:value="2081" calcext:value-type="float">
            <text:p>2081</text:p>
          </table:table-cell>
          <table:table-cell office:value-type="float" office:value="92447" calcext:value-type="float">
            <text:p>92447</text:p>
          </table:table-cell>
          <table:table-cell table:formula="of:=[.E18]/32.1" office:value-type="float" office:value="2879.96884735202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92586" calcext:value-type="float">
            <text:p>92586</text:p>
          </table:table-cell>
          <table:table-cell table:formula="of:=[.E19]/32.1" office:value-type="float" office:value="2884.29906542056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8</text:p>
          </table:table-cell>
          <table:table-cell/>
          <table:table-cell office:value-type="float" office:value="2104" calcext:value-type="float">
            <text:p>2104</text:p>
          </table:table-cell>
          <table:table-cell office:value-type="float" office:value="94643" calcext:value-type="float">
            <text:p>94643</text:p>
          </table:table-cell>
          <table:table-cell table:formula="of:=[.E20]/32.1" office:value-type="float" office:value="2948.3800623053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1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94568" calcext:value-type="float">
            <text:p>94568</text:p>
          </table:table-cell>
          <table:table-cell table:formula="of:=[.E21]/32.1" office:value-type="float" office:value="2946.0436137071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0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736" calcext:value-type="float">
            <text:p>104736</text:p>
          </table:table-cell>
          <table:table-cell table:formula="of:=[.E22]/32.1" office:value-type="float" office:value="3262.80373831776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0.21</text:p>
          </table:table-cell>
          <table:table-cell/>
          <table:table-cell office:value-type="float" office:value="2343" calcext:value-type="float">
            <text:p>2343</text:p>
          </table:table-cell>
          <table:table-cell office:value-type="float" office:value="104810" calcext:value-type="float">
            <text:p>104810</text:p>
          </table:table-cell>
          <table:table-cell table:formula="of:=[.E23]/32.1" office:value-type="float" office:value="3265.10903426791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0</text:p>
          </table:table-cell>
          <table:table-cell/>
          <table:table-cell office:value-type="float" office:value="2433" calcext:value-type="float">
            <text:p>2433</text:p>
          </table:table-cell>
          <table:table-cell office:value-type="float" office:value="108611" calcext:value-type="float">
            <text:p>108611</text:p>
          </table:table-cell>
          <table:table-cell table:formula="of:=[.E24]/32.1" office:value-type="float" office:value="3383.52024922118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1</text:p>
          </table:table-cell>
          <table:table-cell/>
          <table:table-cell office:value-type="float" office:value="2454" calcext:value-type="float">
            <text:p>2454</text:p>
          </table:table-cell>
          <table:table-cell office:value-type="float" office:value="109348" calcext:value-type="float">
            <text:p>109348</text:p>
          </table:table-cell>
          <table:table-cell table:formula="of:=[.E25]/32.1" office:value-type="float" office:value="3406.47975077882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2.1.2</text:p>
          </table:table-cell>
          <table:table-cell/>
          <table:table-cell office:value-type="float" office:value="2504" calcext:value-type="float">
            <text:p>2504</text:p>
          </table:table-cell>
          <table:table-cell office:value-type="float" office:value="112117" calcext:value-type="float">
            <text:p>112117</text:p>
          </table:table-cell>
          <table:table-cell table:formula="of:=[.E26]/32.1" office:value-type="float" office:value="3492.74143302181" calcext:value-type="float">
            <text:p>349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ontribui</text:p>
          </table:table-cell>
          <table:table-cell/>
        </table:table-row>
      </table:table>
      <table:table table:name="s26" table:style-name="ta1">
        <table:shapes>
          <draw:frame draw:z-index="0" draw:style-name="gr1" draw:text-style-name="P1" svg:width="159.99mm" svg:height="89.99mm" svg:x="0mm" svg:y="120.81mm">
            <loext:p draw:notify-on-update-of-ranges="s26.C2:s26.C23 s26.D1:s26.D1 s26.D2:s26.D23 s26.F1:s26.F1 s26.F2:s26.F23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9.99mm" svg:height="89.99mm" svg:x="159.04mm" svg:y="28.1mm">
            <loext:p draw:notify-on-update-of-ranges="s26.H2:s26.H6 s26.I1:s26.I1 s26.I2:s26.I6 s26.J1:s26.J1 s26.J2:s26.J6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3</text:p>
          </table:table-cell>
          <table:table-cell office:value-type="float" office:value="1581" calcext:value-type="float">
            <text:p>1581</text:p>
          </table:table-cell>
          <table:table-cell office:value-type="float" office:value="114642" calcext:value-type="float">
            <text:p>114642</text:p>
          </table:table-cell>
          <table:table-cell table:formula="of:=[.E2]/72.5" office:value-type="float" office:value="1581.26896551724" calcext:value-type="float">
            <text:p>1581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:.D4])" office:value-type="float" office:value="1924.33333333333" calcext:value-type="float">
            <text:p>1924</text:p>
          </table:table-cell>
          <table:table-cell table:style-name="ce19" table:formula="of:=AVERAGE([.F2:.F4])" office:value-type="float" office:value="1914.54252873563" calcext:value-type="float">
            <text:p>191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-beta.1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860" calcext:value-type="float">
            <text:p>150860</text:p>
          </table:table-cell>
          <table:table-cell table:formula="of:=[.E3]/72.5" office:value-type="float" office:value="2080.8275862069" calcext:value-type="float">
            <text:p>2081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5:.D11])" office:value-type="float" office:value="2100.28571428571" calcext:value-type="float">
            <text:p>2100</text:p>
          </table:table-cell>
          <table:table-cell table:style-name="ce19" table:formula="of:=AVERAGE([.F5:.F11])" office:value-type="float" office:value="2085.48768472906" calcext:value-type="float">
            <text:p>2085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0</text:p>
          </table:table-cell>
          <table:table-cell/>
          <table:table-cell office:value-type="float" office:value="2096" calcext:value-type="float">
            <text:p>2096</text:p>
          </table:table-cell>
          <table:table-cell office:value-type="float" office:value="150911" calcext:value-type="float">
            <text:p>150911</text:p>
          </table:table-cell>
          <table:table-cell table:formula="of:=[.E4]/72.5" office:value-type="float" office:value="2081.53103448276" calcext:value-type="float">
            <text:p>2082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2:.D16])" office:value-type="float" office:value="1914.4" calcext:value-type="float">
            <text:p>1914</text:p>
          </table:table-cell>
          <table:table-cell table:style-name="ce19" table:formula="of:=AVERAGE([.F12:.F16])" office:value-type="float" office:value="2074.40827586207" calcext:value-type="float">
            <text:p>2074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14</text:p>
          </table:table-cell>
          <table:table-cell office:value-type="float" office:value="2096" calcext:value-type="float">
            <text:p>2096</text:p>
          </table:table-cell>
          <table:table-cell office:value-type="float" office:value="151073" calcext:value-type="float">
            <text:p>151073</text:p>
          </table:table-cell>
          <table:table-cell table:formula="of:=[.E5]/72.5" office:value-type="float" office:value="2083.76551724138" calcext:value-type="float">
            <text:p>2084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17:.D19])" office:value-type="float" office:value="1604.66666666667" calcext:value-type="float">
            <text:p>1605</text:p>
          </table:table-cell>
          <table:table-cell table:style-name="ce19" table:formula="of:=AVERAGE([.F17:.F19])" office:value-type="float" office:value="2070.08275862069" calcext:value-type="float">
            <text:p>2070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3</text:p>
          </table:table-cell>
          <table:table-cell/>
          <table:table-cell office:value-type="float" office:value="2094" calcext:value-type="float">
            <text:p>2094</text:p>
          </table:table-cell>
          <table:table-cell office:value-type="float" office:value="151322" calcext:value-type="float">
            <text:p>151322</text:p>
          </table:table-cell>
          <table:table-cell table:formula="of:=[.E6]/72.5" office:value-type="float" office:value="2087.2" calcext:value-type="float">
            <text:p>208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0:.D23])" office:value-type="float" office:value="1590.25" calcext:value-type="float">
            <text:p>1590</text:p>
          </table:table-cell>
          <table:table-cell table:style-name="ce19" table:formula="of:=AVERAGE([.F20:.F23])" office:value-type="float" office:value="1759.44827586207" calcext:value-type="float">
            <text:p>1759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2093" calcext:value-type="float">
            <text:p>2093</text:p>
          </table:table-cell>
          <table:table-cell office:value-type="float" office:value="151180" calcext:value-type="float">
            <text:p>151180</text:p>
          </table:table-cell>
          <table:table-cell table:formula="of:=[.E7]/72.5" office:value-type="float" office:value="2085.24137931034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0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50436" calcext:value-type="float">
            <text:p>150436</text:p>
          </table:table-cell>
          <table:table-cell table:formula="of:=[.E8]/72.5" office:value-type="float" office:value="2074.97931034483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2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150285" calcext:value-type="float">
            <text:p>150285</text:p>
          </table:table-cell>
          <table:table-cell table:formula="of:=[.E9]/72.5" office:value-type="float" office:value="2072.89655172414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float" office:value="152061" calcext:value-type="float">
            <text:p>152061</text:p>
          </table:table-cell>
          <table:table-cell table:formula="of:=[.E10]/72.5" office:value-type="float" office:value="2097.3931034482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3.4.1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152028" calcext:value-type="float">
            <text:p>152028</text:p>
          </table:table-cell>
          <table:table-cell table:formula="of:=[.E11]/72.5" office:value-type="float" office:value="2096.93793103448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15</text:p>
          </table:table-cell>
          <table:table-cell office:value-type="float" office:value="2151" calcext:value-type="float">
            <text:p>2151</text:p>
          </table:table-cell>
          <table:table-cell office:value-type="float" office:value="153349" calcext:value-type="float">
            <text:p>153349</text:p>
          </table:table-cell>
          <table:table-cell table:formula="of:=[.E12]/72.5" office:value-type="float" office:value="2115.1586206896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1</text:p>
          </table:table-cell>
          <table:table-cell/>
          <table:table-cell office:value-type="float" office:value="2156" calcext:value-type="float">
            <text:p>2156</text:p>
          </table:table-cell>
          <table:table-cell office:value-type="float" office:value="154380" calcext:value-type="float">
            <text:p>154380</text:p>
          </table:table-cell>
          <table:table-cell table:formula="of:=[.E13]/72.5" office:value-type="float" office:value="2129.37931034483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161" calcext:value-type="float">
            <text:p>2161</text:p>
          </table:table-cell>
          <table:table-cell office:value-type="float" office:value="154451" calcext:value-type="float">
            <text:p>154451</text:p>
          </table:table-cell>
          <table:table-cell table:formula="of:=[.E14]/72.5" office:value-type="float" office:value="2130.35862068966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3</text:p>
          </table:table-cell>
          <table:table-cell/>
          <table:table-cell office:value-type="float" office:value="1557" calcext:value-type="float">
            <text:p>1557</text:p>
          </table:table-cell>
          <table:table-cell office:value-type="float" office:value="145165" calcext:value-type="float">
            <text:p>145165</text:p>
          </table:table-cell>
          <table:table-cell table:formula="of:=[.E15]/72.5" office:value-type="float" office:value="2002.27586206897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44628" calcext:value-type="float">
            <text:p>144628</text:p>
          </table:table-cell>
          <table:table-cell table:formula="of:=[.E16]/72.5" office:value-type="float" office:value="1994.86896551724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146472" calcext:value-type="float">
            <text:p>146472</text:p>
          </table:table-cell>
          <table:table-cell table:formula="of:=[.E17]/72.5" office:value-type="float" office:value="2020.30344827586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0.1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50905" calcext:value-type="float">
            <text:p>150905</text:p>
          </table:table-cell>
          <table:table-cell table:formula="of:=[.E18]/72.5" office:value-type="float" office:value="2081.44827586207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1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152866" calcext:value-type="float">
            <text:p>152866</text:p>
          </table:table-cell>
          <table:table-cell table:formula="of:=[.E19]/72.5" office:value-type="float" office:value="2108.49655172414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017</text:p>
          </table:table-cell>
          <table:table-cell office:value-type="float" office:value="1621" calcext:value-type="float">
            <text:p>1621</text:p>
          </table:table-cell>
          <table:table-cell office:value-type="float" office:value="128713" calcext:value-type="float">
            <text:p>128713</text:p>
          </table:table-cell>
          <table:table-cell table:formula="of:=[.E20]/72.5" office:value-type="float" office:value="1775.35172413793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</text:p>
          </table:table-cell>
          <table:table-cell/>
          <table:table-cell office:value-type="float" office:value="1581" calcext:value-type="float">
            <text:p>1581</text:p>
          </table:table-cell>
          <table:table-cell office:value-type="float" office:value="127245" calcext:value-type="float">
            <text:p>127245</text:p>
          </table:table-cell>
          <table:table-cell table:formula="of:=[.E21]/72.5" office:value-type="float" office:value="1755.10344827586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3.2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27068" calcext:value-type="float">
            <text:p>127068</text:p>
          </table:table-cell>
          <table:table-cell table:formula="of:=[.E22]/72.5" office:value-type="float" office:value="1752.66206896552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5.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27214" calcext:value-type="float">
            <text:p>127214</text:p>
          </table:table-cell>
          <table:table-cell table:formula="of:=[.E23]/72.5" office:value-type="float" office:value="1754.67586206897" calcext:value-type="float">
            <text:p>1755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, usa e contribui</text:p>
          </table:table-cell>
          <table:table-cell/>
        </table:table-row>
      </table:table>
      <table:table table:name="s28" table:style-name="ta1">
        <table:shapes>
          <draw:frame draw:z-index="0" draw:style-name="gr1" draw:text-style-name="P1" svg:width="159.99mm" svg:height="89.99mm" svg:x="0mm" svg:y="134.86mm">
            <loext:p draw:notify-on-update-of-ranges="s28.C2:s28.C27 s28.D1:s28.D1 s28.D2:s28.D27 s28.F1:s28.F1 s28.F2:s28.F27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9.99mm" svg:height="89.99mm" svg:x="123.52mm" svg:y="44.3mm">
            <loext:p draw:notify-on-update-of-ranges="s28.H2:s28.H7 s28.I1:s28.I1 s28.I2:s28.I7 s28.J1:s28.J1 s28.J2:s28.J7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8" table:number-columns-repeated="5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506</text:p>
          </table:table-cell>
          <table:table-cell office:value-type="string" calcext:value-type="string">
            <text:p>sem data</text:p>
          </table:table-cell>
          <table:table-cell office:value-type="float" office:value="9" calcext:value-type="float">
            <text:p>9</text:p>
          </table:table-cell>
          <table:table-cell office:value-type="float" office:value="1584" calcext:value-type="float">
            <text:p>1584</text:p>
          </table:table-cell>
          <table:table-cell table:formula="of:=[.E2]/170" office:value-type="float" office:value="9.31764705882353" calcext:value-type="float">
            <text:p>9</text:p>
          </table:table-cell>
          <table:table-cell/>
          <table:table-cell office:value-type="string" calcext:value-type="string">
            <text:p>sem data</text:p>
          </table:table-cell>
          <table:table-cell table:style-name="ce19" table:formula="of:=AVERAGE([.D2:.D9])" office:value-type="float" office:value="49.25" calcext:value-type="float">
            <text:p>49</text:p>
          </table:table-cell>
          <table:table-cell table:style-name="ce19" table:formula="of:=AVERAGE([.F2:.F9])" office:value-type="float" office:value="18.5470588235294" calcext:value-type="float">
            <text:p>1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109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21" calcext:value-type="float">
            <text:p>1621</text:p>
          </table:table-cell>
          <table:table-cell table:formula="of:=[.E3]/170" office:value-type="float" office:value="9.53529411764706" calcext:value-type="float">
            <text:p>10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10:.D15])" office:value-type="float" office:value="54" calcext:value-type="float">
            <text:p>54</text:p>
          </table:table-cell>
          <table:table-cell table:style-name="ce19" table:formula="of:=AVERAGE([.F10:.F15])" office:value-type="float" office:value="34.6225490196078" calcext:value-type="float">
            <text:p>35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1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205" calcext:value-type="float">
            <text:p>3205</text:p>
          </table:table-cell>
          <table:table-cell table:formula="of:=[.E4]/170" office:value-type="float" office:value="18.8529411764706" calcext:value-type="float">
            <text:p>19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6:.D19])" office:value-type="float" office:value="57.5" calcext:value-type="float">
            <text:p>58</text:p>
          </table:table-cell>
          <table:table-cell table:style-name="ce19" table:formula="of:=AVERAGE([.F16:.F19])" office:value-type="float" office:value="38.1779411764706" calcext:value-type="float">
            <text:p>38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02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5]/170" office:value-type="float" office:value="18.8058823529412" calcext:value-type="float">
            <text:p>19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20:.D22])" office:value-type="float" office:value="58" calcext:value-type="float">
            <text:p>58</text:p>
          </table:table-cell>
          <table:table-cell table:style-name="ce19" table:formula="of:=AVERAGE([.F20:.F22])" office:value-type="float" office:value="39.0764705882353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2111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197" calcext:value-type="float">
            <text:p>3197</text:p>
          </table:table-cell>
          <table:table-cell table:formula="of:=[.E6]/170" office:value-type="float" office:value="18.8058823529412" calcext:value-type="float">
            <text:p>19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23:.D25])" office:value-type="float" office:value="59" calcext:value-type="float">
            <text:p>59</text:p>
          </table:table-cell>
          <table:table-cell table:style-name="ce19" table:formula="of:=AVERAGE([.F23:.F25])" office:value-type="float" office:value="39.1313725490196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2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table:formula="of:=[.E7]/170" office:value-type="float" office:value="16.5176470588235" calcext:value-type="float">
            <text:p>17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26:.D27])" office:value-type="float" office:value="57" calcext:value-type="float">
            <text:p>57</text:p>
          </table:table-cell>
          <table:table-cell table:style-name="ce19" table:formula="of:=AVERAGE([.F26:.F27])" office:value-type="float" office:value="39.1588235294118" calcext:value-type="float">
            <text:p>39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31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666" calcext:value-type="float">
            <text:p>4666</text:p>
          </table:table-cell>
          <table:table-cell table:formula="of:=[.E8]/170" office:value-type="float" office:value="27.4470588235294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R201304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946" calcext:value-type="float">
            <text:p>4946</text:p>
          </table:table-cell>
          <table:table-cell table:formula="of:=[.E9]/170" office:value-type="float" office:value="29.0941176470588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</text:p>
          </table:table-cell>
          <table:table-cell table:style-name="ce35" office:value-type="string" calcext:value-type="string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5588" calcext:value-type="float">
            <text:p>5588</text:p>
          </table:table-cell>
          <table:table-cell table:formula="of:=[.E10]/170" office:value-type="float" office:value="32.8705882352941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2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82" calcext:value-type="float">
            <text:p>5682</text:p>
          </table:table-cell>
          <table:table-cell table:formula="of:=[.E11]/170" office:value-type="float" office:value="33.4235294117647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3</text:p>
          </table:table-cell>
          <table:table-cell table:style-name="ce35"/>
          <table:table-cell office:value-type="float" office:value="53" calcext:value-type="float">
            <text:p>53</text:p>
          </table:table-cell>
          <table:table-cell office:value-type="float" office:value="5678" calcext:value-type="float">
            <text:p>5678</text:p>
          </table:table-cell>
          <table:table-cell table:formula="of:=[.E12]/170" office:value-type="float" office:value="33.4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4</text:p>
          </table:table-cell>
          <table:table-cell table:style-name="ce35"/>
          <table:table-cell office:value-type="float" office:value="54" calcext:value-type="float">
            <text:p>54</text:p>
          </table:table-cell>
          <table:table-cell office:value-type="float" office:value="5760" calcext:value-type="float">
            <text:p>5760</text:p>
          </table:table-cell>
          <table:table-cell table:formula="of:=[.E13]/170" office:value-type="float" office:value="33.8823529411765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5</text:p>
          </table:table-cell>
          <table:table-cell table:style-name="ce35"/>
          <table:table-cell office:value-type="float" office:value="55" calcext:value-type="float">
            <text:p>55</text:p>
          </table:table-cell>
          <table:table-cell office:value-type="float" office:value="6245" calcext:value-type="float">
            <text:p>6245</text:p>
          </table:table-cell>
          <table:table-cell table:formula="of:=[.E14]/170" office:value-type="float" office:value="36.7352941176471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6</text:p>
          </table:table-cell>
          <table:table-cell table:style-name="ce35"/>
          <table:table-cell office:value-type="float" office:value="56" calcext:value-type="float">
            <text:p>56</text:p>
          </table:table-cell>
          <table:table-cell office:value-type="float" office:value="6362" calcext:value-type="float">
            <text:p>6362</text:p>
          </table:table-cell>
          <table:table-cell table:formula="of:=[.E15]/170" office:value-type="float" office:value="37.423529411764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7</text:p>
          </table:table-cell>
          <table:table-cell table:style-name="ce35" office:value-type="string" calcext:value-type="string">
            <text:p>2014</text:p>
          </table:table-cell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6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8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502" calcext:value-type="float">
            <text:p>6502</text:p>
          </table:table-cell>
          <table:table-cell table:formula="of:=[.E17]/170" office:value-type="float" office:value="38.2470588235294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9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77" calcext:value-type="float">
            <text:p>6477</text:p>
          </table:table-cell>
          <table:table-cell table:formula="of:=[.E18]/170" office:value-type="float" office:value="38.1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0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480" calcext:value-type="float">
            <text:p>6480</text:p>
          </table:table-cell>
          <table:table-cell table:formula="of:=[.E19]/170" office:value-type="float" office:value="38.1176470588235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1</text:p>
          </table:table-cell>
          <table:table-cell table:style-name="ce35" office:value-type="string" calcext:value-type="string">
            <text:p>2015</text:p>
          </table:table-cell>
          <table:table-cell office:value-type="float" office:value="58" calcext:value-type="float">
            <text:p>58</text:p>
          </table:table-cell>
          <table:table-cell office:value-type="float" office:value="6628" calcext:value-type="float">
            <text:p>6628</text:p>
          </table:table-cell>
          <table:table-cell table:formula="of:=[.E20]/170" office:value-type="float" office:value="38.988235294117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2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38" calcext:value-type="float">
            <text:p>6638</text:p>
          </table:table-cell>
          <table:table-cell table:formula="of:=[.E21]/170" office:value-type="float" office:value="39.047058823529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1.13</text:p>
          </table:table-cell>
          <table:table-cell table:style-name="ce35"/>
          <table:table-cell office:value-type="float" office:value="58" calcext:value-type="float">
            <text:p>58</text:p>
          </table:table-cell>
          <table:table-cell office:value-type="float" office:value="6663" calcext:value-type="float">
            <text:p>6663</text:p>
          </table:table-cell>
          <table:table-cell table:formula="of:=[.E22]/170" office:value-type="float" office:value="39.1941176470588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0</text:p>
          </table:table-cell>
          <table:table-cell table:style-name="ce35" office:value-type="string" calcext:value-type="string">
            <text:p>2016</text:p>
          </table:table-cell>
          <table:table-cell office:value-type="float" office:value="59" calcext:value-type="float">
            <text:p>59</text:p>
          </table:table-cell>
          <table:table-cell office:value-type="float" office:value="6637" calcext:value-type="float">
            <text:p>6637</text:p>
          </table:table-cell>
          <table:table-cell table:formula="of:=[.E23]/170" office:value-type="float" office:value="39.0411764705882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1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4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2</text:p>
          </table:table-cell>
          <table:table-cell table:style-name="ce35"/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table:formula="of:=[.E25]/170" office:value-type="float" office:value="39.1764705882353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2.3</text:p>
          </table:table-cell>
          <table:table-cell table:style-name="ce35" office:value-type="string" calcext:value-type="string">
            <text:p>2017</text:p>
          </table:table-cell>
          <table:table-cell office:value-type="float" office:value="57" calcext:value-type="float">
            <text:p>57</text:p>
          </table:table-cell>
          <table:table-cell office:value-type="float" office:value="6639" calcext:value-type="float">
            <text:p>6639</text:p>
          </table:table-cell>
          <table:table-cell table:formula="of:=[.E26]/170" office:value-type="float" office:value="39.0529411764706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2.3.0</text:p>
          </table:table-cell>
          <table:table-cell table:style-name="ce35"/>
          <table:table-cell office:value-type="float" office:value="57" calcext:value-type="float">
            <text:p>57</text:p>
          </table:table-cell>
          <table:table-cell office:value-type="float" office:value="6675" calcext:value-type="float">
            <text:p>6675</text:p>
          </table:table-cell>
          <table:table-cell table:formula="of:=[.E27]/170" office:value-type="float" office:value="39.2647058823529" calcext:value-type="float">
            <text:p>39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3" calcext:value-type="float">
            <text:p>2003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5" calcext:value-type="float">
            <text:p>2005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6" calcext:value-type="float">
            <text:p>200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7" calcext:value-type="float">
            <text:p>2007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8" calcext:value-type="float">
            <text:p>2008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09" calcext:value-type="float">
            <text:p>2009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0" calcext:value-type="float">
            <text:p>2010</text:p>
          </table:table-cell>
          <table:table-cell office:value-type="string" calcext:value-type="string">
            <text:p>cita, 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usa e contribui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it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/>
        </table:table-row>
      </table:table>
      <table:table table:name="s51" table:style-name="ta1">
        <table:shapes>
          <draw:frame draw:z-index="0" draw:style-name="gr1" draw:text-style-name="P1" svg:width="159.99mm" svg:height="89.99mm" svg:x="0mm" svg:y="93.69mm">
            <loext:p draw:notify-on-update-of-ranges="s51.C2:s51.C18 s51.D1:s51.D1 s51.D2:s51.D18 s51.F1:s51.F1 s51.F2:s51.F18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" draw:style-name="gr1" draw:text-style-name="P1" svg:width="159.99mm" svg:height="89.99mm" svg:x="258.7mm" svg:y="32.94mm">
            <loext:p draw:notify-on-update-of-ranges="s51.H2:s51.H5 s51.I1:s51.I1 s51.I2:s51.I5 s51.J1:s51.J1 s51.J2:s51.J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8" table:number-columns-repeated="2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12</text:p>
          </table:table-cell>
          <table:table-cell office:value-type="float" office:value="84" calcext:value-type="float">
            <text:p>84</text:p>
          </table:table-cell>
          <table:table-cell office:value-type="float" office:value="2648" calcext:value-type="float">
            <text:p>2648</text:p>
          </table:table-cell>
          <table:table-cell table:formula="of:=[.E2]/32" office:value-type="float" office:value="82.75" calcext:value-type="float">
            <text:p>83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:.D4])" office:value-type="float" office:value="93.3333333333333" calcext:value-type="float">
            <text:p>93</text:p>
          </table:table-cell>
          <table:table-cell table:style-name="ce19" table:formula="of:=AVERAGE([.F2:.F4])" office:value-type="float" office:value="88.6354166666667" calcext:value-type="float">
            <text:p>89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6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0" calcext:value-type="float">
            <text:p>2930</text:p>
          </table:table-cell>
          <table:table-cell table:formula="of:=[.E3]/32" office:value-type="float" office:value="91.5625" calcext:value-type="float">
            <text:p>92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5:.D12])" office:value-type="float" office:value="132.5" calcext:value-type="float">
            <text:p>133</text:p>
          </table:table-cell>
          <table:table-cell table:style-name="ce19" table:formula="of:=AVERAGE([.F5:.F12])" office:value-type="float" office:value="167.79296875" calcext:value-type="float">
            <text:p>168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931" calcext:value-type="float">
            <text:p>2931</text:p>
          </table:table-cell>
          <table:table-cell table:formula="of:=[.E4]/32" office:value-type="float" office:value="91.59375" calcext:value-type="float">
            <text:p>92</text:p>
          </table:table-cell>
          <table:table-cell/>
          <table:table-cell office:value-type="float" office:value="2014" calcext:value-type="float">
            <text:p>2014</text:p>
          </table:table-cell>
          <table:table-cell table:style-name="ce19" table:formula="of:=AVERAGE([.D13:.D16])" office:value-type="float" office:value="220" calcext:value-type="float">
            <text:p>220</text:p>
          </table:table-cell>
          <table:table-cell table:style-name="ce19" table:formula="of:=AVERAGE([.F13:.F16])" office:value-type="float" office:value="335.59375" calcext:value-type="float">
            <text:p>336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013</text:p>
          </table:table-cell>
          <table:table-cell office:value-type="float" office:value="114" calcext:value-type="float">
            <text:p>114</text:p>
          </table:table-cell>
          <table:table-cell office:value-type="float" office:value="4520" calcext:value-type="float">
            <text:p>4520</text:p>
          </table:table-cell>
          <table:table-cell table:formula="of:=[.E5]/32" office:value-type="float" office:value="141.25" calcext:value-type="float">
            <text:p>141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17:.D18])" office:value-type="float" office:value="275" calcext:value-type="float">
            <text:p>275</text:p>
          </table:table-cell>
          <table:table-cell table:style-name="ce19" table:formula="of:=AVERAGE([.F17:.F18])" office:value-type="float" office:value="414.53125" calcext:value-type="float">
            <text:p>415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8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74" calcext:value-type="float">
            <text:p>4574</text:p>
          </table:table-cell>
          <table:table-cell table:formula="of:=[.E6]/32" office:value-type="float" office:value="142.937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69" calcext:value-type="float">
            <text:p>4569</text:p>
          </table:table-cell>
          <table:table-cell table:formula="of:=[.E7]/32" office:value-type="float" office:value="142.78125" calcext:value-type="float">
            <text:p>143</text:p>
          </table:table-cell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81" calcext:value-type="float">
            <text:p>4581</text:p>
          </table:table-cell>
          <table:table-cell table:formula="of:=[.E8]/32" office:value-type="float" office:value="143.15625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735" calcext:value-type="float">
            <text:p>4735</text:p>
          </table:table-cell>
          <table:table-cell table:formula="of:=[.E9]/32" office:value-type="float" office:value="147.96875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6114" calcext:value-type="float">
            <text:p>6114</text:p>
          </table:table-cell>
          <table:table-cell table:formula="of:=[.E10]/32" office:value-type="float" office:value="191.0625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176" calcext:value-type="float">
            <text:p>6176</text:p>
          </table:table-cell>
          <table:table-cell table:formula="of:=[.E11]/32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7686" calcext:value-type="float">
            <text:p>7686</text:p>
          </table:table-cell>
          <table:table-cell table:formula="of:=[.E12]/32" office:value-type="float" office:value="240.1875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6</text:p>
          </table:table-cell>
          <table:table-cell office:value-type="string" calcext:value-type="string">
            <text:p>2014</text:p>
          </table:table-cell>
          <table:table-cell office:value-type="float" office:value="178" calcext:value-type="float">
            <text:p>178</text:p>
          </table:table-cell>
          <table:table-cell office:value-type="float" office:value="8321" calcext:value-type="float">
            <text:p>8321</text:p>
          </table:table-cell>
          <table:table-cell table:formula="of:=[.E13]/32" office:value-type="float" office:value="260.03125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0231" calcext:value-type="float">
            <text:p>10231</text:p>
          </table:table-cell>
          <table:table-cell table:formula="of:=[.E14]/32" office:value-type="float" office:value="319.71875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.9.8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0861" calcext:value-type="float">
            <text:p>10861</text:p>
          </table:table-cell>
          <table:table-cell table:formula="of:=[.E15]/32" office:value-type="float" office:value="339.40625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0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3543" calcext:value-type="float">
            <text:p>13543</text:p>
          </table:table-cell>
          <table:table-cell table:formula="of:=[.E16]/32" office:value-type="float" office:value="423.21875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1</text:p>
          </table:table-cell>
          <table:table-cell office:value-type="string" calcext:value-type="string">
            <text:p>2015</text:p>
          </table:table-cell>
          <table:table-cell office:value-type="float" office:value="282" calcext:value-type="float">
            <text:p>282</text:p>
          </table:table-cell>
          <table:table-cell office:value-type="float" office:value="14007" calcext:value-type="float">
            <text:p>14007</text:p>
          </table:table-cell>
          <table:table-cell table:formula="of:=[.E17]/32" office:value-type="float" office:value="437.71875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1.0.2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table:formula="of:=[.E18]/32" office:value-type="float" office:value="391.34375" calcext:value-type="float">
            <text:p>39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02" calcext:value-type="float">
            <text:p>2002</text:p>
          </table:table-cell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ontribui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cita e usa</text:p>
          </table:table-cell>
          <table:table-cell/>
        </table:table-row>
      </table:table>
      <table:table table:name="s58" table:style-name="ta1">
        <table:shapes>
          <draw:frame draw:z-index="0" draw:style-name="gr1" draw:text-style-name="P1" svg:width="159.99mm" svg:height="89.99mm" svg:x="0mm" svg:y="71.92mm">
            <loext:p draw:notify-on-update-of-ranges="s58.C2:s58.C38 s58.D1:s58.D1 s58.D2:s58.D38 s58.F1:s58.F1 s58.F2:s58.F38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108.62mm" svg:y="93.44mm">
            <loext:p draw:notify-on-update-of-ranges="s58.H2:s58.H12 s58.I1:s58.I1 s58.I2:s58.I12 s58.J1:s58.J1 s58.J2:s58.J12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18" table:default-cell-style-name="ce35"/>
        <table:table-column table:style-name="co12" table:default-cell-style-name="Default"/>
        <table:table-column table:style-name="co19" table:default-cell-style-name="Default"/>
        <table:table-column table:style-name="co18" table:default-cell-style-name="ce19"/>
        <table:table-column table:style-name="co18" table:number-columns-repeated="4" table:default-cell-style-name="Default"/>
        <table:table-row table:style-name="ro1">
          <table:table-cell/>
          <table:table-cell office:value-type="string" calcext:value-type="string">
            <text:p>Versã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Número de módulos</text:p>
          </table:table-cell>
          <table:table-cell office:value-type="string" calcext:value-type="string">
            <text:p>Número de linhas (eloc)</text:p>
          </table:table-cell>
          <table:table-cell table:style-name="Default" office:value-type="string" calcext:value-type="string">
            <text:p>Número de linhas (eloc)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Módulos</text:p>
          </table:table-cell>
          <table:table-cell office:value-type="string" calcext:value-type="string">
            <text:p>Linhas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6</text:p>
          </table:table-cell>
          <table:table-cell office:value-type="float" office:value="1223" calcext:value-type="float">
            <text:p>1223</text:p>
          </table:table-cell>
          <table:table-cell office:value-type="float" office:value="81714" calcext:value-type="float">
            <text:p>81714</text:p>
          </table:table-cell>
          <table:table-cell table:formula="of:=[.E2]/66.8" office:value-type="float" office:value="1223.26347305389" calcext:value-type="float">
            <text:p>1223</text:p>
          </table:table-cell>
          <table:table-cell/>
          <table:table-cell office:value-type="float" office:value="2006" calcext:value-type="float">
            <text:p>2006</text:p>
          </table:table-cell>
          <table:table-cell table:style-name="ce19" table:formula="of:=AVERAGE([.D2])" office:value-type="float" office:value="1223" calcext:value-type="float">
            <text:p>1223</text:p>
          </table:table-cell>
          <table:table-cell table:style-name="ce19" table:formula="of:=AVERAGE([.F2])" office:value-type="float" office:value="1223.26347305389" calcext:value-type="float">
            <text:p>1223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1</text:p>
          </table:table-cell>
          <table:table-cell office:value-type="string" calcext:value-type="string">
            <text:p>2007</text:p>
          </table:table-cell>
          <table:table-cell office:value-type="float" office:value="1670" calcext:value-type="float">
            <text:p>1670</text:p>
          </table:table-cell>
          <table:table-cell office:value-type="float" office:value="110284" calcext:value-type="float">
            <text:p>110284</text:p>
          </table:table-cell>
          <table:table-cell table:formula="of:=[.E3]/66.8" office:value-type="float" office:value="1650.95808383234" calcext:value-type="float">
            <text:p>1651</text:p>
          </table:table-cell>
          <table:table-cell/>
          <table:table-cell office:value-type="float" office:value="2007" calcext:value-type="float">
            <text:p>2007</text:p>
          </table:table-cell>
          <table:table-cell table:style-name="ce19" table:formula="of:=AVERAGE([.D3:.D9])" office:value-type="float" office:value="1513.42857142857" calcext:value-type="float">
            <text:p>1513</text:p>
          </table:table-cell>
          <table:table-cell table:style-name="ce19" table:formula="of:=AVERAGE([.F3:.F9])" office:value-type="float" office:value="1500.57100085543" calcext:value-type="float">
            <text:p>1501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2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112823" calcext:value-type="float">
            <text:p>112823</text:p>
          </table:table-cell>
          <table:table-cell table:formula="of:=[.E4]/66.8" office:value-type="float" office:value="1688.96706586826" calcext:value-type="float">
            <text:p>1689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9" table:formula="of:=AVERAGE([.D10:.D14])" office:value-type="float" office:value="1494.2" calcext:value-type="float">
            <text:p>1494</text:p>
          </table:table-cell>
          <table:table-cell table:style-name="ce19" table:formula="of:=AVERAGE([.F10:.F14])" office:value-type="float" office:value="1430.41017964072" calcext:value-type="float">
            <text:p>143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3</text:p>
          </table:table-cell>
          <table:table-cell/>
          <table:table-cell office:value-type="float" office:value="1694" calcext:value-type="float">
            <text:p>1694</text:p>
          </table:table-cell>
          <table:table-cell office:value-type="float" office:value="113595" calcext:value-type="float">
            <text:p>113595</text:p>
          </table:table-cell>
          <table:table-cell table:formula="of:=[.E5]/66.8" office:value-type="float" office:value="1700.52395209581" calcext:value-type="float">
            <text:p>1701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9" table:formula="of:=AVERAGE([.D15:.D19])" office:value-type="float" office:value="1875.2" calcext:value-type="float">
            <text:p>1875</text:p>
          </table:table-cell>
          <table:table-cell table:style-name="ce19" table:formula="of:=AVERAGE([.F15:.F19])" office:value-type="float" office:value="1820.05988023952" calcext:value-type="float">
            <text:p>182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.04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22485" calcext:value-type="float">
            <text:p>122485</text:p>
          </table:table-cell>
          <table:table-cell table:formula="of:=[.E6]/66.8" office:value-type="float" office:value="1833.60778443114" calcext:value-type="float">
            <text:p>1834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19" table:formula="of:=AVERAGE([.D20:.D22])" office:value-type="float" office:value="1935.66666666667" calcext:value-type="float">
            <text:p>1936</text:p>
          </table:table-cell>
          <table:table-cell table:style-name="ce19" table:formula="of:=AVERAGE([.F20:.F22])" office:value-type="float" office:value="1872.02095808383" calcext:value-type="float">
            <text:p>1872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0M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738" calcext:value-type="float">
            <text:p>4738</text:p>
          </table:table-cell>
          <table:table-cell table:formula="of:=[.E7]/66.8" office:value-type="float" office:value="70.9281437125749" calcext:value-type="float">
            <text:p>71</text:p>
          </table:table-cell>
          <table:table-cell/>
          <table:table-cell office:value-type="float" office:value="2011" calcext:value-type="float">
            <text:p>2011</text:p>
          </table:table-cell>
          <table:table-cell table:style-name="ce19" table:formula="of:=AVERAGE([.D23:.D25])" office:value-type="float" office:value="1555.66666666667" calcext:value-type="float">
            <text:p>1556</text:p>
          </table:table-cell>
          <table:table-cell table:style-name="ce19" table:formula="of:=AVERAGE([.F23:.F25])" office:value-type="float" office:value="1599.7005988024" calcext:value-type="float">
            <text:p>160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</text:p>
          </table:table-cell>
          <table:table-cell/>
          <table:table-cell office:value-type="float" office:value="1872" calcext:value-type="float">
            <text:p>1872</text:p>
          </table:table-cell>
          <table:table-cell office:value-type="float" office:value="122342" calcext:value-type="float">
            <text:p>122342</text:p>
          </table:table-cell>
          <table:table-cell table:formula="of:=[.E8]/66.8" office:value-type="float" office:value="1831.46706586826" calcext:value-type="float">
            <text:p>1831</text:p>
          </table:table-cell>
          <table:table-cell/>
          <table:table-cell office:value-type="float" office:value="2012" calcext:value-type="float">
            <text:p>2012</text:p>
          </table:table-cell>
          <table:table-cell table:style-name="ce19" table:formula="of:=AVERAGE([.D26:.D27])" office:value-type="float" office:value="2112.5" calcext:value-type="float">
            <text:p>2113</text:p>
          </table:table-cell>
          <table:table-cell table:style-name="ce19" table:formula="of:=AVERAGE([.F26:.F27])" office:value-type="float" office:value="2044.26646706587" calcext:value-type="float">
            <text:p>2044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1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15400" calcext:value-type="float">
            <text:p>115400</text:p>
          </table:table-cell>
          <table:table-cell table:formula="of:=[.E9]/66.8" office:value-type="float" office:value="1727.54491017964" calcext:value-type="float">
            <text:p>172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19" table:formula="of:=AVERAGE([.D28:.D31])" office:value-type="float" office:value="2130.5" calcext:value-type="float">
            <text:p>2131</text:p>
          </table:table-cell>
          <table:table-cell table:style-name="ce19" table:formula="of:=AVERAGE([.F28:.F31])" office:value-type="float" office:value="2088.61526946108" calcext:value-type="float">
            <text:p>208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2</text:p>
          </table:table-cell>
          <table:table-cell office:value-type="string" calcext:value-type="string">
            <text:p>2008</text:p>
          </table:table-cell>
          <table:table-cell office:value-type="float" office:value="1720" calcext:value-type="float">
            <text:p>1720</text:p>
          </table:table-cell>
          <table:table-cell office:value-type="float" office:value="115349" calcext:value-type="float">
            <text:p>115349</text:p>
          </table:table-cell>
          <table:table-cell table:formula="of:=[.E10]/66.8" office:value-type="float" office:value="1726.78143712575" calcext:value-type="float">
            <text:p>1727</text:p>
          </table:table-cell>
          <table:table-cell/>
          <table:table-cell office:value-type="float" office:value="2015" calcext:value-type="float">
            <text:p>2015</text:p>
          </table:table-cell>
          <table:table-cell table:style-name="ce19" table:formula="of:=AVERAGE([.D32:.D33])" office:value-type="float" office:value="2618.5" calcext:value-type="float">
            <text:p>2619</text:p>
          </table:table-cell>
          <table:table-cell table:style-name="ce19" table:formula="of:=AVERAGE([.F32:.F33])" office:value-type="float" office:value="2694.76796407186" calcext:value-type="float">
            <text:p>2695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1.3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14091" calcext:value-type="float">
            <text:p>114091</text:p>
          </table:table-cell>
          <table:table-cell table:formula="of:=[.E11]/66.8" office:value-type="float" office:value="1707.94910179641" calcext:value-type="float">
            <text:p>1708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19" table:formula="of:=AVERAGE([.D34])" office:value-type="float" office:value="2636" calcext:value-type="float">
            <text:p>2636</text:p>
          </table:table-cell>
          <table:table-cell table:style-name="ce19" table:formula="of:=AVERAGE([.F34])" office:value-type="float" office:value="2709.44610778443" calcext:value-type="float">
            <text:p>2709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499" calcext:value-type="float">
            <text:p>115499</text:p>
          </table:table-cell>
          <table:table-cell table:formula="of:=[.E12]/66.8" office:value-type="float" office:value="1729.02694610778" calcext:value-type="float">
            <text:p>1729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19" table:formula="of:=AVERAGE([.D35:.D38])" office:value-type="float" office:value="2762.75" calcext:value-type="float">
            <text:p>2763</text:p>
          </table:table-cell>
          <table:table-cell table:style-name="ce19" table:formula="of:=AVERAGE([.F35:.F38])" office:value-type="float" office:value="2787.6122754491" calcext:value-type="float">
            <text:p>2788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dila_0.0.2-RC2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16429" calcext:value-type="float">
            <text:p>16429</text:p>
          </table:table-cell>
          <table:table-cell table:formula="of:=[.E13]/66.8" office:value-type="float" office:value="245.943113772455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16389" calcext:value-type="float">
            <text:p>116389</text:p>
          </table:table-cell>
          <table:table-cell table:formula="of:=[.E14]/66.8" office:value-type="float" office:value="1742.350299401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</text:p>
          </table:table-cell>
          <table:table-cell office:value-type="string" calcext:value-type="string">
            <text:p>2009</text:p>
          </table:table-cell>
          <table:table-cell office:value-type="float" office:value="1901" calcext:value-type="float">
            <text:p>1901</text:p>
          </table:table-cell>
          <table:table-cell office:value-type="float" office:value="122541" calcext:value-type="float">
            <text:p>122541</text:p>
          </table:table-cell>
          <table:table-cell table:formula="of:=[.E15]/66.8" office:value-type="float" office:value="1834.44610778443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M1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15502" calcext:value-type="float">
            <text:p>115502</text:p>
          </table:table-cell>
          <table:table-cell table:formula="of:=[.E16]/66.8" office:value-type="float" office:value="1729.07185628743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1.1.M1</text:p>
          </table:table-cell>
          <table:table-cell/>
          <table:table-cell office:value-type="float" office:value="1897" calcext:value-type="float">
            <text:p>1897</text:p>
          </table:table-cell>
          <table:table-cell office:value-type="float" office:value="121843" calcext:value-type="float">
            <text:p>121843</text:p>
          </table:table-cell>
          <table:table-cell table:formula="of:=[.E17]/66.8" office:value-type="float" office:value="1823.99700598802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.M1</text:p>
          </table:table-cell>
          <table:table-cell/>
          <table:table-cell office:value-type="float" office:value="1899" calcext:value-type="float">
            <text:p>1899</text:p>
          </table:table-cell>
          <table:table-cell office:value-type="float" office:value="122996" calcext:value-type="float">
            <text:p>122996</text:p>
          </table:table-cell>
          <table:table-cell table:formula="of:=[.E18]/66.8" office:value-type="float" office:value="1841.25748502994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25018" calcext:value-type="float">
            <text:p>125018</text:p>
          </table:table-cell>
          <table:table-cell table:formula="of:=[.E19]/66.8" office:value-type="float" office:value="1871.52694610778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23668" calcext:value-type="float">
            <text:p>123668</text:p>
          </table:table-cell>
          <table:table-cell table:formula="of:=[.E20]/66.8" office:value-type="float" office:value="1851.31736526946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5" calcext:value-type="float">
            <text:p>125745</text:p>
          </table:table-cell>
          <table:table-cell table:formula="of:=[.E21]/66.8" office:value-type="float" office:value="1882.4101796407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1.M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25740" calcext:value-type="float">
            <text:p>125740</text:p>
          </table:table-cell>
          <table:table-cell table:formula="of:=[.E22]/66.8" office:value-type="float" office:value="1882.3353293413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1</text:p>
          </table:table-cell>
          <table:table-cell office:value-type="string" calcext:value-type="string">
            <text:p>2011</text:p>
          </table:table-cell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3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2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128772" calcext:value-type="float">
            <text:p>128772</text:p>
          </table:table-cell>
          <table:table-cell table:formula="of:=[.E24]/66.8" office:value-type="float" office:value="1927.7245508982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X10_2.1.2</text:p>
          </table:table-cell>
          <table:table-cell/>
          <table:table-cell office:value-type="float" office:value="1331" calcext:value-type="float">
            <text:p>1331</text:p>
          </table:table-cell>
          <table:table-cell office:value-type="float" office:value="95904" calcext:value-type="float">
            <text:p>95904</text:p>
          </table:table-cell>
          <table:table-cell table:formula="of:=[.E25]/66.8" office:value-type="float" office:value="1435.68862275449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2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6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7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3</text:p>
          </table:table-cell>
          <table:table-cell office:value-type="string" calcext:value-type="string">
            <text:p>2013</text:p>
          </table:table-cell>
          <table:table-cell office:value-type="float" office:value="2092" calcext:value-type="float">
            <text:p>2092</text:p>
          </table:table-cell>
          <table:table-cell office:value-type="float" office:value="135258" calcext:value-type="float">
            <text:p>135258</text:p>
          </table:table-cell>
          <table:table-cell table:formula="of:=[.E28]/66.8" office:value-type="float" office:value="2024.82035928144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4</text:p>
          </table:table-cell>
          <table:table-cell/>
          <table:table-cell office:value-type="float" office:value="2133" calcext:value-type="float">
            <text:p>2133</text:p>
          </table:table-cell>
          <table:table-cell office:value-type="float" office:value="137856" calcext:value-type="float">
            <text:p>137856</text:p>
          </table:table-cell>
          <table:table-cell table:formula="of:=[.E29]/66.8" office:value-type="float" office:value="2063.7125748503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5</text:p>
          </table:table-cell>
          <table:table-cell/>
          <table:table-cell office:value-type="float" office:value="2143" calcext:value-type="float">
            <text:p>2143</text:p>
          </table:table-cell>
          <table:table-cell office:value-type="float" office:value="142083" calcext:value-type="float">
            <text:p>142083</text:p>
          </table:table-cell>
          <table:table-cell table:formula="of:=[.E30]/66.8" office:value-type="float" office:value="2126.9910179640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142881" calcext:value-type="float">
            <text:p>142881</text:p>
          </table:table-cell>
          <table:table-cell table:formula="of:=[.E31]/66.8" office:value-type="float" office:value="2138.9371257485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7</text:p>
          </table:table-cell>
          <table:table-cell office:value-type="string" calcext:value-type="string">
            <text:p>2015</text:p>
          </table:table-cell>
          <table:table-cell office:value-type="float" office:value="2611" calcext:value-type="float">
            <text:p>2611</text:p>
          </table:table-cell>
          <table:table-cell office:value-type="float" office:value="179525" calcext:value-type="float">
            <text:p>179525</text:p>
          </table:table-cell>
          <table:table-cell table:formula="of:=[.E32]/66.8" office:value-type="float" office:value="2687.5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8</text:p>
          </table:table-cell>
          <table:table-cell/>
          <table:table-cell office:value-type="float" office:value="2626" calcext:value-type="float">
            <text:p>2626</text:p>
          </table:table-cell>
          <table:table-cell office:value-type="float" office:value="180496" calcext:value-type="float">
            <text:p>180496</text:p>
          </table:table-cell>
          <table:table-cell table:formula="of:=[.E33]/66.8" office:value-type="float" office:value="2702.03592814371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3.9</text:p>
          </table:table-cell>
          <table:table-cell office:value-type="string" calcext:value-type="string">
            <text:p>2016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table:formula="of:=[.E34]/66.8" office:value-type="float" office:value="2709.44610778443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0</text:p>
          </table:table-cell>
          <table:table-cell office:value-type="string" calcext:value-type="string">
            <text:p>2017</text:p>
          </table:table-cell>
          <table:table-cell office:value-type="float" office:value="2761" calcext:value-type="float">
            <text:p>2761</text:p>
          </table:table-cell>
          <table:table-cell office:value-type="float" office:value="186217" calcext:value-type="float">
            <text:p>186217</text:p>
          </table:table-cell>
          <table:table-cell table:formula="of:=[.E35]/66.8" office:value-type="float" office:value="2787.67964071856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1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186116" calcext:value-type="float">
            <text:p>186116</text:p>
          </table:table-cell>
          <table:table-cell table:formula="of:=[.E36]/66.8" office:value-type="float" office:value="2786.1676646706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2</text:p>
          </table:table-cell>
          <table:table-cell/>
          <table:table-cell office:value-type="float" office:value="2761" calcext:value-type="float">
            <text:p>2761</text:p>
          </table:table-cell>
          <table:table-cell office:value-type="float" office:value="186112" calcext:value-type="float">
            <text:p>186112</text:p>
          </table:table-cell>
          <table:table-cell table:formula="of:=[.E37]/66.8" office:value-type="float" office:value="2786.10778443114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58</text:p>
          </table:table-cell>
          <table:table-cell office:value-type="string" calcext:value-type="string">
            <text:p>1.4.3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float" office:value="186405" calcext:value-type="float">
            <text:p>186405</text:p>
          </table:table-cell>
          <table:table-cell table:formula="of:=[.E38]/66.8" office:value-type="float" office:value="2790.49401197605" calcext:value-type="float">
            <text:p>2790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8" calcext:value-type="float">
            <text:p>2008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09" calcext:value-type="float">
            <text:p>2009</text:p>
          </table:table-cell>
          <table:table-cell office:value-type="string" calcext:value-type="string">
            <text:p>menção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0" calcext:value-type="float">
            <text:p>2010</text:p>
          </table:table-cell>
          <table:table-cell office:value-type="string" calcext:value-type="string">
            <text:p>contribu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1" calcext:value-type="float">
            <text:p>2011</text:p>
          </table:table-cell>
          <table:table-cell office:value-type="string" calcext:value-type="string">
            <text:p>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2" calcext:value-type="float">
            <text:p>2012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3" calcext:value-type="float">
            <text:p>2013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6" calcext:value-type="float">
            <text:p>2016</text:p>
          </table:table-cell>
          <table:table-cell office:value-type="string" calcext:value-type="string">
            <text:p>cita e us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float" office:value="2017" calcext:value-type="float">
            <text:p>2017</text:p>
          </table:table-cell>
          <table:table-cell office:value-type="string" calcext:value-type="string">
            <text:p>cita</text:p>
          </table:table-cell>
          <table:table-cell table:number-columns-repeated="2"/>
        </table:table-row>
      </table:table>
      <table:table table:name="modulos medio ano" table:style-name="ta1">
        <table:shapes>
          <draw:frame draw:z-index="0" draw:style-name="gr1" draw:text-style-name="P1" svg:width="119.5mm" svg:height="74.91mm" svg:x="-0.01mm" svg:y="62.15mm">
            <loext:p draw:notify-on-update-of-ranges="'modulos medio ano'.A2:'modulos medio ano'.A13 'modulos medio ano'.B1:'modulos medio ano'.B1 'modulos medio ano'.B2:'modulos medio ano'.B13 'modulos medio ano'.C1:'modulos medio ano'.C1 'modulos medio ano'.C2:'modulos medio ano'.C13 'modulos medio ano'.D1:'modulos medio ano'.D1 'modulos medio ano'.D2:'modulos medio ano'.D13 'modulos medio ano'.E1:'modulos medio ano'.E1 'modulos medio ano'.E2:'modulos medio ano'.E13 'modulos medio ano'.F1:'modulos medio ano'.F1 'modulos medio ano'.F2:'modulos medio ano'.F13 'modulos medio ano'.G1:'modulos medio ano'.G1 'modulos medio ano'.G2:'modulos medio ano'.G13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table:shapes>
        <table:table-column table:style-name="co63" table:default-cell-style-name="ce43"/>
        <table:table-column table:style-name="co16" table:number-columns-repeated="6" table:default-cell-style-name="ce42"/>
        <table:table-row table:style-name="ro1">
          <table:table-cell table:style-name="ce41" office:value-type="string" calcext:value-type="string">
            <text:p>Ano \ Projeto</text:p>
          </table:table-cell>
          <table:table-cell table:style-name="ce41" office:value-type="string" calcext:value-type="string">
            <text:p>s6</text:p>
          </table:table-cell>
          <table:table-cell table:style-name="ce41" office:value-type="string" calcext:value-type="string">
            <text:p>s18</text:p>
          </table:table-cell>
          <table:table-cell table:style-name="ce41" office:value-type="string" calcext:value-type="string">
            <text:p>s26</text:p>
          </table:table-cell>
          <table:table-cell table:style-name="ce41" office:value-type="string" calcext:value-type="string">
            <text:p>s28</text:p>
          </table:table-cell>
          <table:table-cell table:style-name="ce41" office:value-type="string" calcext:value-type="string">
            <text:p>s51</text:p>
          </table:table-cell>
          <table:table-cell table:style-name="ce41" office:value-type="string" calcext:value-type="string">
            <text:p>s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5"/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5"/>
          <table:table-cell office:value-type="float" office:value="1513.42857142857" calcext:value-type="float">
            <text:p>151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5"/>
          <table:table-cell office:value-type="float" office:value="1494.2" calcext:value-type="float">
            <text:p>149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5"/>
          <table:table-cell office:value-type="float" office:value="1875.2" calcext:value-type="float">
            <text:p>187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5"/>
          <table:table-cell office:value-type="float" office:value="1935.66666666667" calcext:value-type="float">
            <text:p>19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5"/>
          <table:table-cell office:value-type="float" office:value="1555.66666666667" calcext:value-type="float">
            <text:p>155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float" office:value="93.3333333333333" calcext:value-type="float">
            <text:p>93</text:p>
          </table:table-cell>
          <table:table-cell office:value-type="float" office:value="2112.5" calcext:value-type="float">
            <text:p>21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924.33333333333" calcext:value-type="float">
            <text:p>1924</text:p>
          </table:table-cell>
          <table:table-cell office:value-type="float" office:value="54" calcext:value-type="float">
            <text:p>54</text:p>
          </table:table-cell>
          <table:table-cell office:value-type="float" office:value="132.5" calcext:value-type="float">
            <text:p>133</text:p>
          </table:table-cell>
          <table:table-cell office:value-type="float" office:value="2130.5" calcext:value-type="float">
            <text:p>213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7.083333333333" calcext:value-type="float">
            <text:p>357</text:p>
          </table:table-cell>
          <table:table-cell/>
          <table:table-cell office:value-type="float" office:value="2100.28571428571" calcext:value-type="float">
            <text:p>2100</text:p>
          </table:table-cell>
          <table:table-cell office:value-type="float" office:value="57.5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90.125" calcext:value-type="float">
            <text:p>890</text:p>
          </table:table-cell>
          <table:table-cell office:value-type="float" office:value="1297.375" calcext:value-type="float">
            <text:p>1297</text:p>
          </table:table-cell>
          <table:table-cell office:value-type="float" office:value="1914.4" calcext:value-type="float">
            <text:p>1914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618.5" calcext:value-type="float">
            <text:p>26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37" calcext:value-type="float">
            <text:p>1537</text:p>
          </table:table-cell>
          <table:table-cell office:value-type="float" office:value="1828.125" calcext:value-type="float">
            <text:p>1828</text:p>
          </table:table-cell>
          <table:table-cell office:value-type="float" office:value="1604.66666666667" calcext:value-type="float">
            <text:p>160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99.66666666667" calcext:value-type="float">
            <text:p>2000</text:p>
          </table:table-cell>
          <table:table-cell office:value-type="float" office:value="2274.33333333333" calcext:value-type="float">
            <text:p>2274</text:p>
          </table:table-cell>
          <table:table-cell office:value-type="float" office:value="1590.25" calcext:value-type="float">
            <text:p>159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762.75" calcext:value-type="float">
            <text:p>2763</text:p>
          </table:table-cell>
        </table:table-row>
      </table:table>
      <table:table table:name="estagio de evolucao" table:style-name="ta1">
        <office:forms form:automatic-focus="false" form:apply-design-mode="false"/>
        <table:shapes>
          <draw:frame draw:z-index="0" draw:style-name="gr1" draw:text-style-name="P1" svg:width="159.99mm" svg:height="89.99mm" svg:x="-0.22mm" svg:y="39.05mm">
            <loext:p draw:notify-on-update-of-ranges="'estagio de evolucao'.A2:'estagio de evolucao'.A7 'estagio de evolucao'.B1:'estagio de evolucao'.B1 'estagio de evolucao'.B2:'estagio de evolucao'.B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64" table:default-cell-style-name="ce16"/>
        <table:table-column table:style-name="co63" table:default-cell-style-name="ce16"/>
        <table:table-row table:style-name="ro1">
          <table:table-cell table:style-name="ce41" office:value-type="string" calcext:value-type="string">
            <text:p>Estágio de evolução</text:p>
          </table:table-cell>
          <table:table-cell table:style-name="ce41" office:value-type="string" calcext:value-type="string">
            <text:p>Nº Projetos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initial.A1:initial.T25">
          <table:sort>
            <table:sort-by table:field-number="15" table:data-type="automatic"/>
          </table:sort>
        </table:database-range>
        <table:database-range table:name="__Anonymous_Sheet_DB__1" table:target-range-address="evolution.A2:evolution.T9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dataset.A1:dataset.T63">
          <table:sort>
            <table:sort-by table:field-number="7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number:number-style style:name="N113">
      <number:number number:decimal-places="11" loext:min-decimal-places="1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2">00/00/0000</text:date>, <text:time style:data-style-name="N2" text:time-value="05:25:43.513021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05:41:04.962717363</dc:date>
    <meta:editing-duration>PT12H18M1S</meta:editing-duration>
    <meta:editing-cycles>77</meta:editing-cycles>
    <meta:generator>LibreOffice/5.4.1.2.0$Linux_X86_64 LibreOffice_project/40m0$Build-2</meta:generator>
    <meta:document-statistic meta:table-count="20" meta:cell-count="6740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 style:percentage-data-style-name="N10010">
      <style:chart-properties loext:label-stroke-color="#3465a4" chart:link-data-style-to-source="true" chart:data-label-number="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21cm" svg:height="6.721cm" xlink:href=".." xlink:type="simple" chart:class="chart:bar" chart:style-name="ch1">
        <chart:title svg:x="3.304cm" svg:y="0.27cm" chart:style-name="ch2">
          <text:p>Relação entre licença de software e número de menções</text:p>
        </chart:title>
        <chart:legend chart:legend-position="top" svg:x="5.607cm" svg:y="1.128cm" style:legend-expansion="wide" chart:style-name="ch3"/>
        <chart:plot-area chart:style-name="ch4" table:cell-range-address="dataset.P74:dataset.R75 dataset.Q73:dataset.R73" chart:data-source-has-labels="both" svg:x="0.36cm" svg:y="1.754cm" svg:width="17.301cm" svg:height="4.833cm">
          <chartooo:coordinate-region svg:x="2.013cm" svg:y="1.754cm" svg:width="15.21cm" svg:height="4.292cm"/>
          <chart:axis chart:dimension="x" chart:name="primary-x" chart:style-name="ch5" chartooo:axis-type="auto">
            <chartooo:date-scale/>
            <chart:categories table:cell-range-address="dataset.P74:dataset.P75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dataset.Q74:dataset.Q75" chart:label-cell-address="dataset.Q73:dataset.Q73" chart:class="chart:bar">
            <chart:data-point chart:repeated="2"/>
          </chart:series>
          <chart:series chart:attached-axis="primary-y" chart:style-name="ch10" chart:values-cell-range-address="dataset.R74:dataset.R75" chart:label-cell-address="dataset.R73:dataset.R7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ença de software livre</text:p>
                <draw:g>
                  <svg:desc>dataset.Q73:dataset.Q73</svg:desc>
                </draw:g>
              </table:table-cell>
              <table:table-cell office:value-type="string">
                <text:p>Sem licença</text:p>
                <draw:g>
                  <svg:desc>dataset.R73:dataset.R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ções</text:p>
                <draw:g>
                  <svg:desc>dataset.P74:dataset.P75</svg:desc>
                </draw:g>
              </table:table-cell>
              <table:table-cell office:value-type="float" office:value="228">
                <text:p>228</text:p>
                <draw:g>
                  <svg:desc>dataset.Q74:dataset.Q75</svg:desc>
                </draw:g>
              </table:table-cell>
              <table:table-cell office:value-type="float" office:value="201">
                <text:p>201</text:p>
                <draw:g>
                  <svg:desc>dataset.R74:dataset.R75</svg:desc>
                </draw:g>
              </table:table-cell>
            </table:table-row>
            <table:table-row>
              <table:table-cell office:value-type="string">
                <text:p>Projetos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 style:percentage-data-style-name="N1001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pie-offset="50">
        <chart:label-separator>
          <text:p><text:line-break/></text:p>
        </chart:label-separator>
      </style:chart-properties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475cm" svg:height="9.005cm" xlink:href=".." xlink:type="simple" chart:class="chart:bar" chart:style-name="ch1">
        <chart:legend chart:legend-position="top" svg:x="1.535cm" svg:y="0.185cm" style:legend-expansion="wide" chart:style-name="ch2"/>
        <chart:plot-area chart:style-name="ch3" table:cell-range-address="summary.G45:summary.J48" chart:data-source-has-labels="both" svg:x="0.129cm" svg:y="1.641cm" svg:width="6.217cm" svg:height="7.184cm">
          <chartooo:coordinate-region svg:x="0.936cm" svg:y="1.641cm" svg:width="5.41cm" svg:height="6.205cm"/>
          <chart:axis chart:dimension="x" chart:name="primary-x" chart:style-name="ch4" chartooo:axis-type="auto">
            <chartooo:date-scale/>
            <chart:categories table:cell-range-address="summary.G46:summary.G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H46:summary.H48" chart:label-cell-address="summary.H45:summary.H45" chart:class="chart:bar">
            <chart:data-point chart:repeated="3"/>
          </chart:series>
          <chart:series chart:style-name="ch8" chart:values-cell-range-address="summary.I46:summary.I48" chart:label-cell-address="summary.I45:summary.I45" chart:class="chart:bar">
            <chart:data-point chart:repeated="3"/>
          </chart:series>
          <chart:series chart:style-name="ch9" chart:values-cell-range-address="summary.J46:summary.J48" chart:label-cell-address="summary.J45:summary.J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H45:summary.H45</svg:desc>
                </draw:g>
              </table:table-cell>
              <table:table-cell office:value-type="string">
                <text:p>Menções Usa</text:p>
                <draw:g>
                  <svg:desc>summary.I45:summary.I45</svg:desc>
                </draw:g>
              </table:table-cell>
              <table:table-cell office:value-type="string">
                <text:p>Menções Contribui</text:p>
                <draw:g>
                  <svg:desc>summary.J45:summary.J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.</text:p>
                <draw:g>
                  <svg:desc>summary.G46:summary.G48</svg:desc>
                </draw:g>
              </table:table-cell>
              <table:table-cell office:value-type="float" office:value="56">
                <text:p>56</text:p>
                <draw:g>
                  <svg:desc>summary.H46:summary.H48</svg:desc>
                </draw:g>
              </table:table-cell>
              <table:table-cell office:value-type="float" office:value="44">
                <text:p>44</text:p>
                <draw:g>
                  <svg:desc>summary.I46:summary.I48</svg:desc>
                </draw:g>
              </table:table-cell>
              <table:table-cell office:value-type="float" office:value="31">
                <text:p>31</text:p>
                <draw:g>
                  <svg:desc>summary.J46:summary.J48</svg:desc>
                </draw:g>
              </table:table-cell>
            </table:table-row>
            <table:table-row>
              <table:table-cell office:value-type="string">
                <text:p>Evolution Servicing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11cm" svg:height="9cm" xlink:href=".." xlink:type="simple" chart:class="chart:bar" chart:style-name="ch1">
        <chart:title svg:x="11.773cm" svg:y="0.316cm" chart:style-name="ch2">
          <text:p>   </text:p>
        </chart:title>
        <chart:subtitle svg:x="11.019cm" svg:y="1.169cm" chart:style-name="ch3">
          <text:p>Closedown</text:p>
        </chart:subtitle>
        <chart:legend chart:legend-position="top" svg:x="9.081cm" svg:y="1.931cm" style:legend-expansion="wide" chart:style-name="ch4"/>
        <chart:plot-area chart:style-name="ch5" table:cell-range-address="closedown.A2:closedown.A25 closedown.E1:closedown.E25 closedown.L1:closedown.L25 closedown.S1:closedown.S25" chart:data-source-has-labels="both" svg:x="0.482cm" svg:y="2.603cm" svg:width="23.147cm" svg:height="6.217cm">
          <chartooo:coordinate-region svg:x="1.103cm" svg:y="2.749cm" svg:width="22.526cm" svg:height="5.53cm"/>
          <chart:axis chart:dimension="x" chart:name="primary-x" chart:style-name="ch6" chartooo:axis-type="auto">
            <chartooo:date-scale/>
            <chart:categories table:cell-range-address="closedown.A2:closedown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losedown.E2:closedown.E25" chart:label-cell-address="closedown.E1:closedown.E1" chart:class="chart:bar">
            <chart:data-point chart:repeated="24"/>
          </chart:series>
          <chart:series chart:style-name="ch10" chart:values-cell-range-address="closedown.L2:closedown.L25" chart:label-cell-address="closedown.L1:closedown.L1" chart:class="chart:bar">
            <chart:data-point chart:repeated="24"/>
          </chart:series>
          <chart:series chart:style-name="ch11" chart:values-cell-range-address="closedown.S2:closedown.S25" chart:label-cell-address="closedown.S1:closedown.S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closedown.E1:closedown.E1</svg:desc>
                </draw:g>
              </table:table-cell>
              <table:table-cell office:value-type="string">
                <text:p>Lançamentos</text:p>
                <draw:g>
                  <svg:desc>closedown.L1:closedown.L1</svg:desc>
                </draw:g>
              </table:table-cell>
              <table:table-cell office:value-type="string">
                <text:p>Idade</text:p>
                <draw:g>
                  <svg:desc>closedown.S1:closedow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3</text:p>
                <draw:g>
                  <svg:desc>closedown.A2:closedown.A25</svg:desc>
                </draw:g>
              </table:table-cell>
              <table:table-cell office:value-type="float" office:value="4">
                <text:p>4</text:p>
                <draw:g>
                  <svg:desc>closedown.E2:closedown.E25</svg:desc>
                </draw:g>
              </table:table-cell>
              <table:table-cell office:value-type="float" office:value="NaN">
                <text:p>NaN</text:p>
                <draw:g>
                  <svg:desc>closedown.L2:closedown.L25</svg:desc>
                </draw:g>
              </table:table-cell>
              <table:table-cell office:value-type="float" office:value="6">
                <text:p>6</text:p>
                <draw:g>
                  <svg:desc>closedown.S2:closedown.S25</svg:desc>
                </draw:g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52cm" svg:height="9.005cm" xlink:href=".." xlink:type="simple" chart:class="chart:bar" chart:style-name="ch1">
        <chart:title svg:x="4.884cm" svg:y="0.316cm" chart:style-name="ch2">
          <text:p>Número de módulos por projeto</text:p>
        </chart:title>
        <chart:legend chart:legend-position="top" svg:x="5.832cm" svg:y="1.174cm" style:legend-expansion="wide" chart:style-name="ch3"/>
        <chart:plot-area chart:style-name="ch4" table:cell-range-address="'modulos cada projeto'.A2:'modulos cada projeto'.A23 'modulos cada projeto'.T1:'modulos cada projeto'.T23" chart:data-source-has-labels="both" svg:x="0.323cm" svg:y="1.846cm" svg:width="15.506cm" svg:height="6.979cm">
          <chartooo:coordinate-region svg:x="1.315cm" svg:y="1.993cm" svg:width="14.514cm" svg:height="6.291cm"/>
          <chart:axis chart:dimension="x" chart:name="primary-x" chart:style-name="ch5" chartooo:axis-type="auto">
            <chartooo:date-scale/>
            <chart:categories table:cell-range-address="'modulos cada projeto'.A2:'modulos cada projeto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modulos cada projeto'.T2:'modulos cada projeto'.T23" chart:label-cell-address="'modulos cada projeto'.T1:'modulos cada projeto'.T1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 da última versão</text:p>
                <draw:g>
                  <svg:desc>'modulos cada projeto'.T1:'modulos cada projeto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'modulos cada projeto'.A2:'modulos cada projeto'.A23</svg:desc>
                </draw:g>
              </table:table-cell>
              <table:table-cell office:value-type="float" office:value="671">
                <text:p>671</text:p>
                <draw:g>
                  <svg:desc>'modulos cada projeto'.T2:'modulos cada projeto'.T23</svg:desc>
                </draw:g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s2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01cm" svg:height="9.005cm" xlink:href=".." xlink:type="simple" chart:class="chart:bar" chart:style-name="ch1">
        <chart:legend chart:legend-position="top" svg:x="5.236cm" svg:y="0.185cm" style:legend-expansion="wide" chart:style-name="ch2"/>
        <chart:plot-area chart:style-name="ch3" table:cell-range-address="dataset.A2:dataset.A61 dataset.F1:dataset.H61" chart:data-source-has-labels="both" svg:x="0.384cm" svg:y="0.857cm" svg:width="18.433cm" svg:height="7.968cm">
          <chartooo:coordinate-region svg:x="1.005cm" svg:y="0.857cm" svg:width="17.812cm" svg:height="6.972cm"/>
          <chart:axis chart:dimension="x" chart:name="primary-x" chart:style-name="ch4" chartooo:axis-type="auto">
            <chartooo:date-scale/>
            <chart:categories table:cell-range-address="dataset.A2:dataset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set.F2:dataset.F61" chart:label-cell-address="dataset.F1:dataset.F1" chart:class="chart:bar">
            <chart:data-point chart:repeated="60"/>
          </chart:series>
          <chart:series chart:style-name="ch8" chart:values-cell-range-address="dataset.G2:dataset.G61" chart:label-cell-address="dataset.G1:dataset.G1" chart:class="chart:bar">
            <chart:data-point chart:repeated="60"/>
          </chart:series>
          <chart:series chart:style-name="ch9" chart:values-cell-range-address="dataset.H2:dataset.H61" chart:label-cell-address="dataset.H1:dataset.H1" chart:class="chart:bar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dataset.F1:dataset.F1</svg:desc>
                </draw:g>
              </table:table-cell>
              <table:table-cell office:value-type="string">
                <text:p>Menções Usa</text:p>
                <draw:g>
                  <svg:desc>dataset.G1:dataset.G1</svg:desc>
                </draw:g>
              </table:table-cell>
              <table:table-cell office:value-type="string">
                <text:p>Menções Contribui</text:p>
                <draw:g>
                  <svg:desc>dataset.H1:datase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4</text:p>
                <draw:g>
                  <svg:desc>dataset.A2:dataset.A61</svg:desc>
                </draw:g>
              </table:table-cell>
              <table:table-cell office:value-type="float" office:value="0">
                <text:p>0</text:p>
                <draw:g>
                  <svg:desc>dataset.F2:dataset.F61</svg:desc>
                </draw:g>
              </table:table-cell>
              <table:table-cell office:value-type="float" office:value="0">
                <text:p>0</text:p>
                <draw:g>
                  <svg:desc>dataset.G2:dataset.G61</svg:desc>
                </draw:g>
              </table:table-cell>
              <table:table-cell office:value-type="float" office:value="1">
                <text:p>1</text:p>
                <draw:g>
                  <svg:desc>dataset.H2:dataset.H61</svg:desc>
                </draw:g>
              </table:table-cell>
            </table:table-row>
            <table:table-row>
              <table:table-cell office:value-type="string">
                <text:p>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6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3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4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5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41cm" svg:height="9.085cm" xlink:href=".." xlink:type="simple" chart:class="chart:line" chart:style-name="ch1">
        <chart:title svg:x="2.314cm" svg:y="0.317cm" chart:style-name="ch2">
          <text:p>Número de projetos e menções ao ano</text:p>
        </chart:title>
        <chart:legend chart:legend-position="top" svg:x="3.75cm" svg:y="1.175cm" style:legend-expansion="wide" chart:style-name="ch3"/>
        <chart:plot-area chart:style-name="ch4" table:cell-range-address="'mencoes ano'.A2:'mencoes ano'.B18 'mencoes ano'.A1:'mencoes ano'.B1 'mencoes ano'.D1:'mencoes ano'.D18" chart:data-source-has-labels="both" svg:x="1.154cm" svg:y="1.848cm" svg:width="11.039cm" svg:height="6.18cm">
          <chartooo:coordinate-region svg:x="1.775cm" svg:y="1.848cm" svg:width="10.307cm" svg:height="5.055cm"/>
          <chart:axis chart:dimension="x" chart:name="primary-x" chart:style-name="ch5" chartooo:axis-type="auto">
            <chartooo:date-scale/>
            <chart:title svg:x="6.325cm" svg:y="8.21cm" chart:style-name="ch6">
              <text:p>Ano</text:p>
            </chart:title>
            <chart:categories table:cell-range-address="'mencoes ano'.A2:'mencoes ano'.A18"/>
          </chart:axis>
          <chart:axis chart:dimension="y" chart:name="primary-y" chart:style-name="ch5">
            <chart:title svg:x="0.451cm" svg:y="6.503cm" chart:style-name="ch7">
              <text:p>Número de menções</text:p>
            </chart:title>
            <chart:grid chart:style-name="ch8" chart:class="major"/>
          </chart:axis>
          <chart:series chart:style-name="ch9" chart:values-cell-range-address="'mencoes ano'.B2:'mencoes ano'.B18" chart:label-cell-address="'mencoes ano'.B1:'mencoes ano'.B1" chart:class="chart:line">
            <chart:data-point chart:repeated="17"/>
          </chart:series>
          <chart:series chart:style-name="ch10" chart:values-cell-range-address="'mencoes ano'.D2:'mencoes ano'.D18" chart:label-cell-address="'mencoes ano'.D1:'mencoes ano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tos</text:p>
                <draw:g>
                  <svg:desc>'mencoes ano'.B1:'mencoes ano'.B1</svg:desc>
                </draw:g>
              </table:table-cell>
              <table:table-cell office:value-type="string">
                <text:p>Menções</text:p>
                <draw:g>
                  <svg:desc>'mencoes ano'.D1:'mencoes ano'.D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3">
                <text:p>3</text:p>
                <draw:g>
                  <svg:desc>'mencoes ano'.B2:'mencoes ano'.B18</svg:desc>
                </draw:g>
              </table:table-cell>
              <table:table-cell office:value-type="float" office:value="2">
                <text:p>2</text:p>
                <draw:g>
                  <svg:desc>'mencoes ano'.D2:'mencoes ano'.D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544cm" svg:height="9cm" xlink:href=".." xlink:type="simple" chart:class="chart:line" chart:style-name="ch1">
        <chart:title svg:x="2.604cm" svg:y="0.316cm" chart:style-name="ch2">
          <text:p>Número de menções por tipo ao ano</text:p>
        </chart:title>
        <chart:legend chart:legend-position="top" svg:x="1.025cm" svg:y="1.174cm" style:legend-expansion="wide" chart:style-name="ch3"/>
        <chart:plot-area chart:style-name="ch4" table:cell-range-address="'mencoes ano'.A2:'mencoes ano'.A18 'mencoes ano'.E1:'mencoes ano'.G18" chart:data-source-has-labels="both" svg:x="1.156cm" svg:y="1.846cm" svg:width="11.138cm" svg:height="6.098cm">
          <chartooo:coordinate-region svg:x="1.777cm" svg:y="1.846cm" svg:width="10.406cm" svg:height="4.973cm"/>
          <chart:axis chart:dimension="x" chart:name="primary-x" chart:style-name="ch5" chartooo:axis-type="auto">
            <chartooo:date-scale/>
            <chart:title svg:x="6.377cm" svg:y="8.125cm" chart:style-name="ch6">
              <text:p>Ano</text:p>
            </chart:title>
            <chart:categories table:cell-range-address="'mencoes ano'.A2:'mencoes ano'.A18"/>
          </chart:axis>
          <chart:axis chart:dimension="x" chart:name="secondary-x" chart:style-name="ch7"/>
          <chart:axis chart:dimension="y" chart:name="primary-y" chart:style-name="ch5">
            <chart:title svg:x="0.451cm" svg:y="6.46cm" chart:style-name="ch8">
              <text:p>Número de menções</text:p>
            </chart:title>
            <chart:grid chart:style-name="ch9" chart:class="major"/>
          </chart:axis>
          <chart:series chart:style-name="ch10" chart:values-cell-range-address="'mencoes ano'.E2:'mencoes ano'.E18" chart:label-cell-address="'mencoes ano'.E1:'mencoes ano'.E1" chart:class="chart:line">
            <chart:data-point chart:repeated="17"/>
          </chart:series>
          <chart:series chart:style-name="ch11" chart:values-cell-range-address="'mencoes ano'.F2:'mencoes ano'.F18" chart:label-cell-address="'mencoes ano'.F1:'mencoes ano'.F1" chart:class="chart:line">
            <chart:data-point chart:repeated="17"/>
          </chart:series>
          <chart:series chart:style-name="ch12" chart:values-cell-range-address="'mencoes ano'.G2:'mencoes ano'.G18" chart:label-cell-address="'mencoes ano'.G1:'mencoes ano'.G1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'mencoes ano'.E1:'mencoes ano'.E1</svg:desc>
                </draw:g>
              </table:table-cell>
              <table:table-cell office:value-type="string">
                <text:p>Menções Usa</text:p>
                <draw:g>
                  <svg:desc>'mencoes ano'.F1:'mencoes ano'.F1</svg:desc>
                </draw:g>
              </table:table-cell>
              <table:table-cell office:value-type="string">
                <text:p>Menções Contribui</text:p>
                <draw:g>
                  <svg:desc>'mencoes ano'.G1:'mencoes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encoes ano'.A2:'mencoes ano'.A18</svg:desc>
                </draw:g>
              </table:table-cell>
              <table:table-cell office:value-type="float" office:value="NaN">
                <text:p>NaN</text:p>
                <draw:g>
                  <svg:desc>'mencoes ano'.E2:'mencoes ano'.E18</svg:desc>
                </draw:g>
              </table:table-cell>
              <table:table-cell office:value-type="float" office:value="NaN">
                <text:p>NaN</text:p>
                <draw:g>
                  <svg:desc>'mencoes ano'.F2:'mencoes ano'.F18</svg:desc>
                </draw:g>
              </table:table-cell>
              <table:table-cell office:value-type="float" office:value="2">
                <text:p>2</text:p>
                <draw:g>
                  <svg:desc>'mencoes ano'.G2:'mencoes ano'.G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04cm" svg:height="9.006cm" xlink:href=".." xlink:type="simple" chart:class="chart:line" chart:style-name="ch1">
        <chart:title svg:x="1.991cm" svg:y="0.316cm" chart:style-name="ch2">
          <text:p>Crescimento no número de menções ao ano (número de projetos constante)</text:p>
        </chart:title>
        <chart:legend chart:legend-position="top" svg:x="2.386cm" svg:y="1.174cm" style:legend-expansion="wide" chart:style-name="ch3"/>
        <chart:plot-area chart:style-name="ch4" table:cell-range-address="'modulos trend'.A2:'modulos trend'.A18 'modulos trend'.O1:'modulos trend'.P18" chart:data-source-has-labels="both" svg:x="0.384cm" svg:y="1.846cm" svg:width="18.436cm" svg:height="6.104cm">
          <chartooo:coordinate-region svg:x="0.755cm" svg:y="1.846cm" svg:width="17.693cm" svg:height="5.563cm"/>
          <chart:axis chart:dimension="x" chart:name="primary-x" chart:style-name="ch5" chartooo:axis-type="auto">
            <chartooo:date-scale/>
            <chart:title svg:x="9.254cm" svg:y="8.131cm" chart:style-name="ch6">
              <text:p>Ano</text:p>
            </chart:title>
            <chart:categories table:cell-range-address="'modulos trend'.A2:'modulos trend'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modulos trend'.O2:'modulos trend'.O18" chart:label-cell-address="'modulos trend'.O1:'modulos trend'.O1" chart:class="chart:line">
            <chart:regression-curve chart:style-name="ch10"/>
            <chart:data-point chart:repeated="17"/>
          </chart:series>
          <chart:series chart:style-name="ch11" chart:values-cell-range-address="'modulos trend'.P2:'modulos trend'.P18" chart:label-cell-address="'modulos trend'.P1:'modulos trend'.P1" chart:class="chart:line">
            <chart:regression-curve chart:style-name="ch1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rojetos</text:p>
                <draw:g>
                  <svg:desc>'modulos trend'.O1:'modulos trend'.O1</svg:desc>
                </draw:g>
              </table:table-cell>
              <table:table-cell office:value-type="string">
                <text:p>Menções</text:p>
                <draw:g>
                  <svg:desc>'modulos trend'.P1:'modulos trend'.P1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modulos trend'.A2:'modulos trend'.A18</svg:desc>
                </draw:g>
              </table:table-cell>
              <table:table-cell office:value-type="float" office:value="1.66666666666667">
                <text:p>1.66666666666667</text:p>
                <draw:g>
                  <svg:desc>'modulos trend'.O2:'modulos trend'.O18</svg:desc>
                </draw:g>
              </table:table-cell>
              <table:table-cell office:value-type="float" office:value="1">
                <text:p>1</text:p>
                <draw:g>
                  <svg:desc>'modulos trend'.P2:'modulos trend'.P1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">
                <text:p>1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8">
                <text:p>1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">
                <text:p>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">
                <text:p>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metrics.C10:metrics.D43" chart:data-source-has-labels="column" svg:x="0.32cm" svg:y="0.18cm" svg:width="15.36cm" svg:height="8.64cm">
          <chartooo:coordinate-region svg:x="1.312cm" svg:y="0.326cm" svg:width="14.368cm" svg:height="8.348cm"/>
          <chart:axis chart:dimension="x" chart:name="primary-x" chart:style-name="ch3" chartooo:axis-type="auto">
            <chartooo:date-scale/>
            <chart:categories table:cell-range-address="metrics.C10:metrics.C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0:metrics.D43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05-01</text:p>
                <draw:g>
                  <svg:desc>metrics.C10:metrics.C43</svg:desc>
                </draw:g>
              </table:table-cell>
              <table:table-cell office:value-type="float" office:value="121">
                <text:p>121</text:p>
                <draw:g>
                  <svg:desc>metrics.D10:metrics.D43</svg:desc>
                </draw:g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3-11-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0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-01-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14-02-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14-02-0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014-03-0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014-03-1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014-03-1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14-03-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4-22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014-07-2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014-08-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14-10-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14-12-2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015-01-0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5-02-0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015-04-1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5-06-2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015-07-1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015-07-2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015-08-1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2015-11-11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2016-01-1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2016-04-0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016-05-31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6-10-05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1881">
                <text:p>1881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2096">
                <text:p>209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63:metrics.D87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63:metrics.C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63:metrics.D8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5-01-28</text:p>
                <draw:g>
                  <svg:desc>metrics.C63:metrics.C87</svg:desc>
                </draw:g>
              </table:table-cell>
              <table:table-cell office:value-type="float" office:value="1063">
                <text:p>1063</text:p>
                <draw:g>
                  <svg:desc>metrics.D63:metrics.D87</svg:desc>
                </draw:g>
              </table:table-cell>
            </table:table-row>
            <table:table-row>
              <table:table-cell office:value-type="string">
                <text:p>2015-02-0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2015-04-0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2015-05-19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2015-06-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2015-09-1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015-10-2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2-1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016-01-25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2016-07-15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2016-07-1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2016-08-30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2016-09-21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2016-10-3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016-12-02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2017-10-28</text:p>
              </table:table-cell>
              <table:table-cell office:value-type="float" office:value="2504">
                <text:p>2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148cm" svg:y="3.47cm" style:legend-expansion="high" chart:style-name="ch2"/>
        <chart:plot-area chart:style-name="ch3" chart:data-source-has-labels="both" svg:x="0.32cm" svg:y="0.18cm" svg:width="12.508cm" svg:height="8.64cm">
          <chartooo:coordinate-region svg:x="0.941cm" svg:y="0.326cm" svg:width="11.887cm" svg:height="7.953cm"/>
          <chart:axis chart:dimension="x" chart:name="primary-x" chart:style-name="ch4" chartooo:axis-type="auto">
            <chartooo:date-scale/>
            <chart:categories table:cell-range-address="local-table.$A$2:.$A$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8" chart:label-cell-address="local-table.$B$1" chart:class="chart:line">
            <chart:data-point chart:repeated="17"/>
          </chart:series>
          <chart:series chart:style-name="ch8" chart:values-cell-range-address="local-table.$C$2:.$C$18" chart:label-cell-address="local-table.$C$1" chart:class="chart:line">
            <chart:data-point chart:repeated="17"/>
          </chart:series>
          <chart:series chart:style-name="ch9" chart:values-cell-range-address="local-table.$D$2:.$D$18" chart:label-cell-address="local-table.$D$1" chart:class="chart:line">
            <chart:data-point chart:repeated="17"/>
          </chart:series>
          <chart:series chart:style-name="ch10" chart:values-cell-range-address="local-table.$E$2:.$E$18" chart:label-cell-address="local-table.$E$1" chart:class="chart:line">
            <chart:data-point chart:repeated="17"/>
          </chart:series>
          <chart:series chart:style-name="ch11" chart:values-cell-range-address="local-table.$F$2:.$F$18" chart:label-cell-address="local-table.$F$1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s</text:p>
              </table:table-cell>
              <table:table-cell office:value-type="string">
                <text:p>mentions</text:p>
              </table:table-cell>
              <table:table-cell office:value-type="string">
                <text:p>cite</text:p>
              </table:table-cell>
              <table:table-cell office:value-type="string">
                <text:p>use</text:p>
              </table:table-cell>
              <table:table-cell office:value-type="string">
                <text:p>contribute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65:metrics.D181" chart:data-source-has-labels="column" svg:x="0.319cm" svg:y="0.18cm" svg:width="15.36cm" svg:height="8.645cm">
          <chartooo:coordinate-region svg:x="1.126cm" svg:y="0.326cm" svg:width="14.553cm" svg:height="8.353cm"/>
          <chart:axis chart:dimension="x" chart:name="primary-x" chart:style-name="ch3" chartooo:axis-type="auto">
            <chartooo:date-scale/>
            <chart:categories table:cell-range-address="metrics.C165:metrics.C1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65:metrics.D181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2-08-13</text:p>
                <draw:g>
                  <svg:desc>metrics.C165:metrics.C181</svg:desc>
                </draw:g>
              </table:table-cell>
              <table:table-cell office:value-type="float" office:value="84">
                <text:p>84</text:p>
                <draw:g>
                  <svg:desc>metrics.D165:metrics.D181</svg:desc>
                </draw:g>
              </table:table-cell>
            </table:table-row>
            <table:table-row>
              <table:table-cell office:value-type="string">
                <text:p>2012-09-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2-10-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3-03-0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3-04-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4-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5-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3-06-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3-08-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13-11-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013-12-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2-0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5-0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14-08-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14-12-2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5-04-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016-02-03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94:metrics.D115" chart:data-source-has-labels="column" svg:x="0.319cm" svg:y="0.18cm" svg:width="15.36cm" svg:height="8.646cm">
          <chartooo:coordinate-region svg:x="1.311cm" svg:y="0.326cm" svg:width="14.368cm" svg:height="8.354cm"/>
          <chart:axis chart:dimension="x" chart:name="primary-x" chart:style-name="ch3" chartooo:axis-type="auto">
            <chartooo:date-scale/>
            <chart:categories table:cell-range-address="metrics.C94:metrics.C1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94:metrics.D115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13-10-05</text:p>
                <draw:g>
                  <svg:desc>metrics.C94:metrics.C115</svg:desc>
                </draw:g>
              </table:table-cell>
              <table:table-cell office:value-type="float" office:value="1581">
                <text:p>1581</text:p>
                <draw:g>
                  <svg:desc>metrics.D94:metrics.D115</svg:desc>
                </draw:g>
              </table:table-cell>
            </table:table-row>
            <table:table-row>
              <table:table-cell office:value-type="string">
                <text:p>2013-10-05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3-10-04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2-18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string">
                <text:p>2014-03-17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2014-04-01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4-05-2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014-06-2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2014-10-1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2014-11-16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string">
                <text:p>2015-04-2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2015-05-22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015-06-05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015-07-2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015-11-16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2016-02-09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016-04-29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string">
                <text:p>2016-11-24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017-04-2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2017-05-03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metrics.C117:metrics.D142" chart:data-source-has-labels="column" svg:x="0.319cm" svg:y="0.18cm" svg:width="15.36cm" svg:height="8.646cm">
          <chartooo:coordinate-region svg:x="1.126cm" svg:y="0.326cm" svg:width="14.553cm" svg:height="8.354cm"/>
          <chart:axis chart:dimension="x" chart:name="primary-x" chart:style-name="ch3" chartooo:axis-type="auto">
            <chartooo:date-scale/>
            <chart:categories table:cell-range-address="metrics.C117:metrics.C1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17:metrics.D142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undefined</text:p>
                <draw:g>
                  <svg:desc>metrics.C117:metrics.C142</svg:desc>
                </draw:g>
              </table:table-cell>
              <table:table-cell office:value-type="float" office:value="9">
                <text:p>9</text:p>
                <draw:g>
                  <svg:desc>metrics.D117:metrics.D142</svg:desc>
                </draw:g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undefined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3-07-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8-2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3-09-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-09-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3-11-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6-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6-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4-09-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4-10-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2-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5-09-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-01-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6-03-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metrics.C185:metrics.D221" chart:data-source-has-labels="column" svg:x="0.319cm" svg:y="0.18cm" svg:width="15.36cm" svg:height="8.645cm">
          <chartooo:coordinate-region svg:x="1.311cm" svg:y="0.326cm" svg:width="14.368cm" svg:height="8.353cm"/>
          <chart:axis chart:dimension="x" chart:name="primary-x" chart:style-name="ch3" chartooo:axis-type="auto">
            <chartooo:date-scale/>
            <chart:categories table:cell-range-address="metrics.C185:metrics.C2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etrics.D185:metrics.D22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2006-11-22</text:p>
                <draw:g>
                  <svg:desc>metrics.C185:metrics.C221</svg:desc>
                </draw:g>
              </table:table-cell>
              <table:table-cell office:value-type="float" office:value="1223">
                <text:p>1223</text:p>
                <draw:g>
                  <svg:desc>metrics.D185:metrics.D221</svg:desc>
                </draw:g>
              </table:table-cell>
            </table:table-row>
            <table:table-row>
              <table:table-cell office:value-type="string">
                <text:p>2007-05-29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07-06-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2007-07-05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2007-08-14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2009-03-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07-10-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007-12-1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2008-01-2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010-01-22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2008-07-24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8-10-1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8-11-20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2009-03-04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2009-03-0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2009-03-1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2009-04-20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2009-07-17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2010-02-02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10-05-28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0-11-0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011-01-0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1-01-17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011-02-0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012-03-07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2-04-0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013-06-10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13-11-2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015-05-29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015-10-09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2016-05-10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3-2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2017-08-06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92cm" svg:height="7.651cm" xlink:href=".." xlink:type="simple" chart:class="chart:line" chart:style-name="ch1">
        <chart:title svg:x="3.554cm" svg:y="0.289cm" chart:style-name="ch2">
          <text:p>Número de módulos por versão</text:p>
        </chart:title>
        <chart:legend chart:legend-position="top" svg:x="1.769cm" svg:y="1.146cm" style:legend-expansion="wide" chart:style-name="ch3"/>
        <chart:plot-area chart:style-name="ch4" table:cell-range-address="'modulos por versao'.A1:'modulos por versao'.F38" chart:data-source-has-labels="row" svg:x="0.269cm" svg:y="1.792cm" svg:width="12.954cm" svg:height="5.706cm">
          <chartooo:coordinate-region svg:x="1.261cm" svg:y="1.908cm" svg:width="11.858cm" svg:height="4.84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odulos por versao'.A2:'modulos por versao'.A38" chart:label-cell-address="'modulos por versao'.A1:'modulos por versao'.A1" chart:class="chart:line">
            <chart:data-point chart:repeated="37"/>
          </chart:series>
          <chart:series chart:style-name="ch8" chart:values-cell-range-address="'modulos por versao'.B2:'modulos por versao'.B38" chart:label-cell-address="'modulos por versao'.B1:'modulos por versao'.B1" chart:class="chart:line">
            <chart:data-point chart:repeated="37"/>
          </chart:series>
          <chart:series chart:style-name="ch9" chart:values-cell-range-address="'modulos por versao'.C2:'modulos por versao'.C38" chart:label-cell-address="'modulos por versao'.C1:'modulos por versao'.C1" chart:class="chart:line">
            <chart:data-point chart:repeated="37"/>
          </chart:series>
          <chart:series chart:style-name="ch10" chart:values-cell-range-address="'modulos por versao'.D2:'modulos por versao'.D38" chart:label-cell-address="'modulos por versao'.D1:'modulos por versao'.D1" chart:class="chart:line">
            <chart:data-point chart:repeated="37"/>
          </chart:series>
          <chart:series chart:style-name="ch11" chart:values-cell-range-address="'modulos por versao'.E2:'modulos por versao'.E38" chart:label-cell-address="'modulos por versao'.E1:'modulos por versao'.E1" chart:class="chart:line">
            <chart:data-point chart:repeated="37"/>
          </chart:series>
          <chart:series chart:style-name="ch12" chart:values-cell-range-address="'modulos por versao'.F2:'modulos por versao'.F38" chart:label-cell-address="'modulos por versao'.F1:'modulos por versao'.F1" chart:class="chart:line"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por versao'.A1:'modulos por versao'.A1</svg:desc>
                </draw:g>
              </table:table-cell>
              <table:table-cell office:value-type="string">
                <text:p>s18</text:p>
                <draw:g>
                  <svg:desc>'modulos por versao'.B1:'modulos por versao'.B1</svg:desc>
                </draw:g>
              </table:table-cell>
              <table:table-cell office:value-type="string">
                <text:p>s26</text:p>
                <draw:g>
                  <svg:desc>'modulos por versao'.C1:'modulos por versao'.C1</svg:desc>
                </draw:g>
              </table:table-cell>
              <table:table-cell office:value-type="string">
                <text:p>s28</text:p>
                <draw:g>
                  <svg:desc>'modulos por versao'.D1:'modulos por versao'.D1</svg:desc>
                </draw:g>
              </table:table-cell>
              <table:table-cell office:value-type="string">
                <text:p>s51</text:p>
                <draw:g>
                  <svg:desc>'modulos por versao'.E1:'modulos por versao'.E1</svg:desc>
                </draw:g>
              </table:table-cell>
              <table:table-cell office:value-type="string">
                <text:p>s58</text:p>
                <draw:g>
                  <svg:desc>'modulos por versao'.F1:'modulos por versao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'modulos por versao'.A2:'modulos por versao'.A38</svg:desc>
                </draw:g>
              </table:table-cell>
              <table:table-cell office:value-type="float" office:value="1063">
                <text:p>1063</text:p>
                <draw:g>
                  <svg:desc>'modulos por versao'.B2:'modulos por versao'.B38</svg:desc>
                </draw:g>
              </table:table-cell>
              <table:table-cell office:value-type="float" office:value="1581">
                <text:p>1581</text:p>
                <draw:g>
                  <svg:desc>'modulos por versao'.C2:'modulos por versao'.C38</svg:desc>
                </draw:g>
              </table:table-cell>
              <table:table-cell office:value-type="float" office:value="9">
                <text:p>9</text:p>
                <draw:g>
                  <svg:desc>'modulos por versao'.D2:'modulos por versao'.D38</svg:desc>
                </draw:g>
              </table:table-cell>
              <table:table-cell office:value-type="float" office:value="84">
                <text:p>84</text:p>
                <draw:g>
                  <svg:desc>'modulos por versao'.E2:'modulos por versao'.E38</svg:desc>
                </draw:g>
              </table:table-cell>
              <table:table-cell office:value-type="float" office:value="1223">
                <text:p>1223</text:p>
                <draw:g>
                  <svg:desc>'modulos por versao'.F2:'modulos por versao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1081">
                <text:p>1081</text:p>
              </table:table-cell>
              <table:table-cell office:value-type="float" office:value="2096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171">
                <text:p>1171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203">
                <text:p>1203</text:p>
              </table:table-cell>
              <table:table-cell office:value-type="float" office:value="2096">
                <text:p>2096</text:p>
              </table:table-cell>
              <table:table-cell office:value-type="float" office:value="94">
                <text:p>94</text:p>
              </table:table-cell>
              <table:table-cell office:value-type="float" office:value="114">
                <text:p>114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">
                <text:p>211</text:p>
              </table:table-cell>
              <table:table-cell office:value-type="float" office:value="1208">
                <text:p>1208</text:p>
              </table:table-cell>
              <table:table-cell office:value-type="float" office:value="2094">
                <text:p>2094</text:p>
              </table:table-cell>
              <table:table-cell office:value-type="float" office:value="94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2">
                <text:p>232</text:p>
              </table:table-cell>
              <table:table-cell office:value-type="float" office:value="1512">
                <text:p>1512</text:p>
              </table:table-cell>
              <table:table-cell office:value-type="float" office:value="2093">
                <text:p>2093</text:p>
              </table:table-cell>
              <table:table-cell office:value-type="float" office:value="12">
                <text:p>12</text:p>
              </table:table-cell>
              <table:table-cell office:value-type="float" office:value="116">
                <text:p>1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">
                <text:p>241</text:p>
              </table:table-cell>
              <table:table-cell office:value-type="float" office:value="1557">
                <text:p>1557</text:p>
              </table:table-cell>
              <table:table-cell office:value-type="float" office:value="2097">
                <text:p>209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1584">
                <text:p>1584</text:p>
              </table:table-cell>
              <table:table-cell office:value-type="float" office:value="2095">
                <text:p>2095</text:p>
              </table:table-cell>
              <table:table-cell office:value-type="float" office:value="44">
                <text:p>44</text:p>
              </table:table-cell>
              <table:table-cell office:value-type="float" office:value="128">
                <text:p>128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">
                <text:p>279</text:p>
              </table:table-cell>
              <table:table-cell office:value-type="float" office:value="1635">
                <text:p>1635</text:p>
              </table:table-cell>
              <table:table-cell office:value-type="float" office:value="2111">
                <text:p>2111</text:p>
              </table:table-cell>
              <table:table-cell office:value-type="float" office:value="53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0">
                <text:p>280</text:p>
              </table:table-cell>
              <table:table-cell office:value-type="float" office:value="1703">
                <text:p>1703</text:p>
              </table:table-cell>
              <table:table-cell office:value-type="float" office:value="2116">
                <text:p>2116</text:p>
              </table:table-cell>
              <table:table-cell office:value-type="float" office:value="53">
                <text:p>53</text:p>
              </table:table-cell>
              <table:table-cell office:value-type="float" office:value="153">
                <text:p>15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2">
                <text:p>302</text:p>
              </table:table-cell>
              <table:table-cell office:value-type="float" office:value="1792">
                <text:p>1792</text:p>
              </table:table-cell>
              <table:table-cell office:value-type="float" office:value="2151">
                <text:p>2151</text:p>
              </table:table-cell>
              <table:table-cell office:value-type="float" office:value="53">
                <text:p>53</text:p>
              </table:table-cell>
              <table:table-cell office:value-type="float" office:value="169">
                <text:p>169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">
                <text:p>331</text:p>
              </table:table-cell>
              <table:table-cell office:value-type="float" office:value="1791">
                <text:p>1791</text:p>
              </table:table-cell>
              <table:table-cell office:value-type="float" office:value="2156">
                <text:p>2156</text:p>
              </table:table-cell>
              <table:table-cell office:value-type="float" office:value="54">
                <text:p>54</text:p>
              </table:table-cell>
              <table:table-cell office:value-type="float" office:value="178">
                <text:p>178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9">
                <text:p>489</text:p>
              </table:table-cell>
              <table:table-cell office:value-type="float" office:value="1871">
                <text:p>1871</text:p>
              </table:table-cell>
              <table:table-cell office:value-type="float" office:value="2161">
                <text:p>2161</text:p>
              </table:table-cell>
              <table:table-cell office:value-type="float" office:value="55">
                <text:p>55</text:p>
              </table:table-cell>
              <table:table-cell office:value-type="float" office:value="207">
                <text:p>207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0">
                <text:p>520</text:p>
              </table:table-cell>
              <table:table-cell office:value-type="float" office:value="1906">
                <text:p>1906</text:p>
              </table:table-cell>
              <table:table-cell office:value-type="float" office:value="1557">
                <text:p>1557</text:p>
              </table:table-cell>
              <table:table-cell office:value-type="float" office:value="56">
                <text:p>56</text:p>
              </table:table-cell>
              <table:table-cell office:value-type="float" office:value="227">
                <text:p>227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6">
                <text:p>566</text:p>
              </table:table-cell>
              <table:table-cell office:value-type="float" office:value="1939">
                <text:p>1939</text:p>
              </table:table-cell>
              <table:table-cell office:value-type="float" office:value="1547">
                <text:p>1547</text:p>
              </table:table-cell>
              <table:table-cell office:value-type="float" office:value="57">
                <text:p>57</text:p>
              </table:table-cell>
              <table:table-cell office:value-type="float" office:value="268">
                <text:p>268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2">
                <text:p>572</text:p>
              </table:table-cell>
              <table:table-cell office:value-type="float" office:value="1988">
                <text:p>1988</text:p>
              </table:table-cell>
              <table:table-cell office:value-type="float" office:value="1570">
                <text:p>1570</text:p>
              </table:table-cell>
              <table:table-cell office:value-type="float" office:value="57">
                <text:p>57</text:p>
              </table:table-cell>
              <table:table-cell office:value-type="float" office:value="282">
                <text:p>282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4">
                <text:p>574</text:p>
              </table:table-cell>
              <table:table-cell office:value-type="float" office:value="2081">
                <text:p>2081</text:p>
              </table:table-cell>
              <table:table-cell office:value-type="float" office:value="1606">
                <text:p>1606</text:p>
              </table:table-cell>
              <table:table-cell office:value-type="float" office:value="58">
                <text:p>58</text:p>
              </table:table-cell>
              <table:table-cell office:value-type="float" office:value="268">
                <text:p>268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6">
                <text:p>656</text:p>
              </table:table-cell>
              <table:table-cell office:value-type="float" office:value="2083">
                <text:p>2083</text:p>
              </table:table-cell>
              <table:table-cell office:value-type="float" office:value="1638">
                <text:p>163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5">
                <text:p>745</text:p>
              </table:table-cell>
              <table:table-cell office:value-type="float" office:value="2104">
                <text:p>2104</text:p>
              </table:table-cell>
              <table:table-cell office:value-type="float" office:value="1621">
                <text:p>162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4">
                <text:p>804</text:p>
              </table:table-cell>
              <table:table-cell office:value-type="float" office:value="2124">
                <text:p>2124</text:p>
              </table:table-cell>
              <table:table-cell office:value-type="float" office:value="1581">
                <text:p>158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9">
                <text:p>1029</text:p>
              </table:table-cell>
              <table:table-cell office:value-type="float" office:value="2343">
                <text:p>2343</text:p>
              </table:table-cell>
              <table:table-cell office:value-type="float" office:value="1579">
                <text:p>157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2">
                <text:p>1052</text:p>
              </table:table-cell>
              <table:table-cell office:value-type="float" office:value="2343">
                <text:p>2343</text:p>
              </table:table-cell>
              <table:table-cell office:value-type="float" office:value="1580">
                <text:p>158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2">
                <text:p>1062</text:p>
              </table:table-cell>
              <table:table-cell office:value-type="float" office:value="2433">
                <text:p>2433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2454">
                <text:p>2454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0">
                <text:p>1220</text:p>
              </table:table-cell>
              <table:table-cell office:value-type="float" office:value="2504">
                <text:p>2504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6">
                <text:p>2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9">
                <text:p>276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2cm" svg:y="0.316cm" chart:style-name="ch2">
          <text:p>Projeto s6 - Evolução no número de módulos e linhas de código</text:p>
        </chart:title>
        <chart:legend chart:legend-position="top" svg:x="3.519cm" svg:y="1.174cm" style:legend-expansion="wide" chart:style-name="ch3"/>
        <chart:plot-area chart:style-name="ch4" table:cell-range-address="s6.C2:s6.D35 s6.D1:s6.D1 s6.F1:s6.F35" chart:data-source-has-labels="both" svg:x="0.32cm" svg:y="1.846cm" svg:width="15.36cm" svg:height="6.974cm">
          <chartooo:coordinate-region svg:x="0.691cm" svg:y="1.846cm" svg:width="14.989cm" svg:height="6.433cm"/>
          <chart:axis chart:dimension="x" chart:name="primary-x" chart:style-name="ch5" chartooo:axis-type="auto">
            <chartooo:date-scale/>
            <chart:categories table:cell-range-address="s6.C2:s6.C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6.D2:s6.D35" chart:label-cell-address="s6.D1:s6.D1" chart:class="chart:line">
            <chart:data-point chart:repeated="34"/>
          </chart:series>
          <chart:series chart:style-name="ch9" chart:values-cell-range-address="s6.F2:s6.F35" chart:label-cell-address="s6.F1:s6.F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6.D1:s6.D1</svg:desc>
                </draw:g>
              </table:table-cell>
              <table:table-cell office:value-type="string">
                <text:p>Número de linhas (eloc)</text:p>
                <draw:g>
                  <svg:desc>s6.F1:s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6.C2:s6.C35</svg:desc>
                </draw:g>
              </table:table-cell>
              <table:table-cell office:value-type="float" office:value="121">
                <text:p>121</text:p>
                <draw:g>
                  <svg:desc>s6.D2:s6.D35</svg:desc>
                </draw:g>
              </table:table-cell>
              <table:table-cell office:value-type="float" office:value="119.813559322034">
                <text:p>119.813559322034</text:p>
                <draw:g>
                  <svg:desc>s6.F2:s6.F3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26.508474576271">
                <text:p>126.5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1.847457627119">
                <text:p>191.847457627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223.796610169492">
                <text:p>223.796610169492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11">
                <text:p>211</text:p>
              </table:table-cell>
              <table:table-cell office:value-type="float" office:value="330.406779661017">
                <text:p>330.4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350.830508474576">
                <text:p>350.830508474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399.033898305085">
                <text:p>399.033898305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419.542372881356">
                <text:p>419.542372881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443.915254237288">
                <text:p>443.915254237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447.06779661017">
                <text:p>447.06779661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466.745762711864">
                <text:p>466.745762711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531.203389830509">
                <text:p>531.20338983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753.610169491525">
                <text:p>753.610169491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851.338983050847">
                <text:p>851.338983050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925.305084745763">
                <text:p>925.305084745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943.64406779661">
                <text:p>943.6440677966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74">
                <text:p>574</text:p>
              </table:table-cell>
              <table:table-cell office:value-type="float" office:value="951.203389830508">
                <text:p>951.203389830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128.62711864407">
                <text:p>1128.62711864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1240.37288135593">
                <text:p>1240.37288135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340.98305084746">
                <text:p>1340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2623.49152542373">
                <text:p>2623.49152542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2643.08474576271">
                <text:p>2643.08474576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2665.83050847458">
                <text:p>2665.8305084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3166.33898305085">
                <text:p>3166.3389830508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220">
                <text:p>1220</text:p>
              </table:table-cell>
              <table:table-cell office:value-type="float" office:value="3207.98305084746">
                <text:p>3207.98305084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3302.64406779661">
                <text:p>3302.64406779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3375.23728813559">
                <text:p>3375.23728813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3761.18644067797">
                <text:p>3761.18644067797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81">
                <text:p>1881</text:p>
              </table:table-cell>
              <table:table-cell office:value-type="float" office:value="3834.93220338983">
                <text:p>3834.93220338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4040.40677966102">
                <text:p>4040.40677966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3936.74576271186">
                <text:p>3936.74576271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4042.32203389831">
                <text:p>4042.32203389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4066.38983050847">
                <text:p>4066.3898305084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6.H2:s6.J6 s6.I1:s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6.H2:s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6.I2:s6.I6" chart:label-cell-address="s6.I1:s6.I1" chart:class="chart:line">
            <chart:data-point chart:repeated="5"/>
          </chart:series>
          <chart:series chart:style-name="ch8" chart:values-cell-range-address="s6.J2:s6.J6" chart:label-cell-address="s6.J1:s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6.I1:s6.I1</svg:desc>
                </draw:g>
              </table:table-cell>
              <table:table-cell office:value-type="string">
                <text:p>Linhas</text:p>
                <draw:g>
                  <svg:desc>s6.J1:s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6.H2:s6.H6</svg:desc>
                </draw:g>
              </table:table-cell>
              <table:table-cell office:value-type="float" office:value="139">
                <text:p>139</text:p>
                <draw:g>
                  <svg:desc>s6.I2:s6.I6</svg:desc>
                </draw:g>
              </table:table-cell>
              <table:table-cell office:value-type="float" office:value="165.491525423729">
                <text:p>165.491525423729</text:p>
                <draw:g>
                  <svg:desc>s6.J2:s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571.887005649718">
                <text:p>571.88700564971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969.99152542373">
                <text:p>1969.9915254237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3411.76271186441">
                <text:p>3411.7627118644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3961.46610169492">
                <text:p>3961.4661016949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18.C2:s18.D26 s18.D1:s18.D1 s18.F1:s18.F26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18.C2:s18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18.D2:s18.D26" chart:label-cell-address="s18.D1:s18.D1" chart:class="chart:line">
            <chart:data-point chart:repeated="25"/>
          </chart:series>
          <chart:series chart:style-name="ch8" chart:values-cell-range-address="s18.F2:s18.F26" chart:label-cell-address="s18.F1:s18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18.D1:s18.D1</svg:desc>
                </draw:g>
              </table:table-cell>
              <table:table-cell office:value-type="string">
                <text:p>Número de linhas (eloc)</text:p>
                <draw:g>
                  <svg:desc>s18.F1:s1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</text:p>
                <draw:g>
                  <svg:desc>s18.C2:s18.C26</svg:desc>
                </draw:g>
              </table:table-cell>
              <table:table-cell office:value-type="float" office:value="1063">
                <text:p>1063</text:p>
                <draw:g>
                  <svg:desc>s18.D2:s18.D26</svg:desc>
                </draw:g>
              </table:table-cell>
              <table:table-cell office:value-type="float" office:value="1061.80685358255">
                <text:p>1061.80685358255</text:p>
                <draw:g>
                  <svg:desc>s18.F2:s18.F2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107.60124610592">
                <text:p>110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230.93457943925">
                <text:p>1230.93457943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306.60436137072">
                <text:p>1306.6043613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314.17445482866">
                <text:p>1314.17445482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798.81619937695">
                <text:p>1798.8161993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1870.56074766355">
                <text:p>1870.56074766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1980.34267912773">
                <text:p>1980.342679127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35">
                <text:p>1635</text:p>
              </table:table-cell>
              <table:table-cell office:value-type="float" office:value="2023.02180685358">
                <text:p>2023.02180685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2107.10280373832">
                <text:p>2107.10280373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2367.13395638629">
                <text:p>2367.1339563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2367.78816199377">
                <text:p>2367.7881619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2477.60124610592">
                <text:p>2477.60124610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2540.2492211838">
                <text:p>2540.2492211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2593.30218068536">
                <text:p>2593.30218068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2663.73831775701">
                <text:p>2663.73831775701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081">
                <text:p>2081</text:p>
              </table:table-cell>
              <table:table-cell office:value-type="float" office:value="2879.96884735202">
                <text:p>2879.96884735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2884.29906542056">
                <text:p>2884.29906542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2948.3800623053">
                <text:p>2948.3800623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2946.04361370716">
                <text:p>2946.0436137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2.80373831776">
                <text:p>3262.80373831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3265.10903426791">
                <text:p>3265.10903426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3383.52024922118">
                <text:p>3383.52024922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3406.47975077882">
                <text:p>3406.47975077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3492.74143302181">
                <text:p>3492.741433021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6.C2:s26.D23 s26.D1:s26.D1 s26.F1:s26.F23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26.C2:s26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D2:s26.D23" chart:label-cell-address="s26.D1:s26.D1" chart:class="chart:line">
            <chart:data-point chart:repeated="22"/>
          </chart:series>
          <chart:series chart:style-name="ch8" chart:values-cell-range-address="s26.F2:s26.F23" chart:label-cell-address="s26.F1:s26.F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6.D1:s26.D1</svg:desc>
                </draw:g>
              </table:table-cell>
              <table:table-cell office:value-type="string">
                <text:p>Número de linhas (eloc)</text:p>
                <draw:g>
                  <svg:desc>s26.F1:s2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3</text:p>
                <draw:g>
                  <svg:desc>s26.C2:s26.C23</svg:desc>
                </draw:g>
              </table:table-cell>
              <table:table-cell office:value-type="float" office:value="1581">
                <text:p>1581</text:p>
                <draw:g>
                  <svg:desc>s26.D2:s26.D23</svg:desc>
                </draw:g>
              </table:table-cell>
              <table:table-cell office:value-type="float" office:value="1581.26896551724">
                <text:p>1581.26896551724</text:p>
                <draw:g>
                  <svg:desc>s26.F2:s26.F23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0.8275862069">
                <text:p>2080.8275862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2081.53103448276">
                <text:p>2081.5310344827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096">
                <text:p>2096</text:p>
              </table:table-cell>
              <table:table-cell office:value-type="float" office:value="2083.76551724138">
                <text:p>2083.76551724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2087.2">
                <text:p>2087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2085.24137931034">
                <text:p>2085.2413793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2074.97931034483">
                <text:p>2074.9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2072.89655172414">
                <text:p>2072.89655172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2097.39310344828">
                <text:p>2097.39310344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096.93793103448">
                <text:p>2096.9379310344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151">
                <text:p>2151</text:p>
              </table:table-cell>
              <table:table-cell office:value-type="float" office:value="2115.15862068965">
                <text:p>2115.15862068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2129.37931034483">
                <text:p>2129.37931034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2130.35862068966">
                <text:p>2130.35862068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2002.27586206897">
                <text:p>2002.27586206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994.86896551724">
                <text:p>1994.8689655172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570">
                <text:p>1570</text:p>
              </table:table-cell>
              <table:table-cell office:value-type="float" office:value="2020.30344827586">
                <text:p>2020.3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2081.44827586207">
                <text:p>2081.44827586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2108.49655172414">
                <text:p>2108.4965517241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21">
                <text:p>1621</text:p>
              </table:table-cell>
              <table:table-cell office:value-type="float" office:value="1775.35172413793">
                <text:p>1775.3517241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1755.10344827586">
                <text:p>1755.1034482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752.66206896552">
                <text:p>1752.6620689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754.67586206897">
                <text:p>1754.6758620689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48cm" svg:height="9cm" xlink:href=".." xlink:type="simple" chart:class="chart:bar" chart:style-name="ch1">
        <chart:title svg:x="0.235cm" svg:y="0.316cm" chart:style-name="ch2">
          <text:p>Número de módulos por estágio de evolução</text:p>
        </chart:title>
        <chart:legend chart:legend-position="top" svg:x="2.401cm" svg:y="1.174cm" style:legend-expansion="wide" chart:style-name="ch3"/>
        <chart:plot-area chart:style-name="ch4" table:cell-range-address="summary.A10:summary.B12" chart:data-source-has-labels="both" svg:x="0.188cm" svg:y="1.846cm" svg:width="9.072cm" svg:height="6.974cm">
          <chartooo:coordinate-region svg:x="1.471cm" svg:y="1.992cm" svg:width="7.789cm" svg:height="6.287cm"/>
          <chart:axis chart:dimension="x" chart:name="primary-x" chart:style-name="ch5" chartooo:axis-type="auto">
            <chartooo:date-scale/>
            <chart:categories table:cell-range-address="summary.A11:summary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B11:summary.B12" chart:label-cell-address="summary.B10:summary.B1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médio de módulos</text:p>
                <draw:g>
                  <svg:desc>summary.B10:summary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A11:summary.A12</svg:desc>
                </draw:g>
              </table:table-cell>
              <table:table-cell office:value-type="float" office:value="595">
                <text:p>595</text:p>
                <draw:g>
                  <svg:desc>summary.B11:summary.B12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1261">
                <text:p>1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6.H2:s26.J6 s26.I1:s26.J1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26.H2:s26.H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6.I2:s26.I6" chart:label-cell-address="s26.I1:s26.I1" chart:class="chart:line">
            <chart:data-point chart:repeated="5"/>
          </chart:series>
          <chart:series chart:style-name="ch8" chart:values-cell-range-address="s26.J2:s26.J6" chart:label-cell-address="s26.J1:s26.J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6.I1:s26.I1</svg:desc>
                </draw:g>
              </table:table-cell>
              <table:table-cell office:value-type="string">
                <text:p>Linhas</text:p>
                <draw:g>
                  <svg:desc>s26.J1:s26.J1</svg:desc>
                </draw:g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s26.H2:s26.H6</svg:desc>
                </draw:g>
              </table:table-cell>
              <table:table-cell office:value-type="float" office:value="1924.33333333333">
                <text:p>1924.33333333333</text:p>
                <draw:g>
                  <svg:desc>s26.I2:s26.I6</svg:desc>
                </draw:g>
              </table:table-cell>
              <table:table-cell office:value-type="float" office:value="1914.54252873563">
                <text:p>1914.54252873563</text:p>
                <draw:g>
                  <svg:desc>s26.J2:s26.J6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2085.48768472906">
                <text:p>2085.487684729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14.4">
                <text:p>1914.4</text:p>
              </table:table-cell>
              <table:table-cell office:value-type="float" office:value="2074.40827586207">
                <text:p>2074.4082758620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2070.08275862069">
                <text:p>2070.0827586206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590.25">
                <text:p>1590.25</text:p>
              </table:table-cell>
              <table:table-cell office:value-type="float" office:value="1759.44827586207">
                <text:p>1759.4482758620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28.C2:s28.D27 s28.D1:s28.D1 s28.F1:s28.F27" chart:data-source-has-labels="both" svg:x="0.32cm" svg:y="0.857cm" svg:width="15.36cm" svg:height="7.963cm">
          <chartooo:coordinate-region svg:x="1.035cm" svg:y="0.857cm" svg:width="14.645cm" svg:height="7.422cm"/>
          <chart:axis chart:dimension="x" chart:name="primary-x" chart:style-name="ch4" chartooo:axis-type="auto">
            <chartooo:date-scale/>
            <chart:categories table:cell-range-address="s28.C2:s28.C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D2:s28.D27" chart:label-cell-address="s28.D1:s28.D1" chart:class="chart:line">
            <chart:data-point chart:repeated="26"/>
          </chart:series>
          <chart:series chart:style-name="ch8" chart:values-cell-range-address="s28.F2:s28.F27" chart:label-cell-address="s28.F1:s28.F1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28.D1:s28.D1</svg:desc>
                </draw:g>
              </table:table-cell>
              <table:table-cell office:value-type="string">
                <text:p>Número de linhas (eloc)</text:p>
                <draw:g>
                  <svg:desc>s28.F1:s2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C2:s28.C27</svg:desc>
                </draw:g>
              </table:table-cell>
              <table:table-cell office:value-type="float" office:value="9">
                <text:p>9</text:p>
                <draw:g>
                  <svg:desc>s28.D2:s28.D27</svg:desc>
                </draw:g>
              </table:table-cell>
              <table:table-cell office:value-type="float" office:value="9.31764705882353">
                <text:p>9.31764705882353</text:p>
                <draw:g>
                  <svg:desc>s28.F2:s28.F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9.53529411764706">
                <text:p>9.53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529411764706">
                <text:p>18.8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18.8058823529412">
                <text:p>18.8058823529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6.5176470588235">
                <text:p>16.5176470588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27.4470588235294">
                <text:p>27.4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29.0941176470588">
                <text:p>29.0941176470588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32.8705882352941">
                <text:p>32.8705882352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235294117647">
                <text:p>33.4235294117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33.8823529411765">
                <text:p>33.8823529411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36.7352941176471">
                <text:p>36.7352941176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37.4235294117647">
                <text:p>37.423529411764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8.2470588235294">
                <text:p>38.2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8.9882352941176">
                <text:p>38.9882352941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0470588235294">
                <text:p>39.0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39.1941176470588">
                <text:p>39.194117647058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0411764705882">
                <text:p>39.041176470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39.1764705882353">
                <text:p>39.176470588235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0529411764706">
                <text:p>39.0529411764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39.2647058823529">
                <text:p>39.264705882352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28.H2:s28.J7 s28.I1:s28.J1" chart:data-source-has-labels="both" svg:x="0.32cm" svg:y="0.18cm" svg:width="12.72cm" svg:height="8.64cm">
          <chartooo:coordinate-region svg:x="1.035cm" svg:y="0.326cm" svg:width="11.633cm" svg:height="7.953cm"/>
          <chart:axis chart:dimension="x" chart:name="primary-x" chart:style-name="ch4" chartooo:axis-type="auto">
            <chartooo:date-scale/>
            <chart:categories table:cell-range-address="s28.H2:s28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28.I2:s28.I7" chart:label-cell-address="s28.I1:s28.I1" chart:class="chart:line">
            <chart:data-point chart:repeated="6"/>
          </chart:series>
          <chart:series chart:style-name="ch8" chart:values-cell-range-address="s28.J2:s28.J7" chart:label-cell-address="s28.J1:s28.J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28.I1:s28.I1</svg:desc>
                </draw:g>
              </table:table-cell>
              <table:table-cell office:value-type="string">
                <text:p>Linhas</text:p>
                <draw:g>
                  <svg:desc>s28.J1:s28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m data</text:p>
                <draw:g>
                  <svg:desc>s28.H2:s28.H7</svg:desc>
                </draw:g>
              </table:table-cell>
              <table:table-cell office:value-type="float" office:value="49.25">
                <text:p>49.25</text:p>
                <draw:g>
                  <svg:desc>s28.I2:s28.I7</svg:desc>
                </draw:g>
              </table:table-cell>
              <table:table-cell office:value-type="float" office:value="18.5470588235294">
                <text:p>18.5470588235294</text:p>
                <draw:g>
                  <svg:desc>s28.J2:s28.J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4">
                <text:p>54</text:p>
              </table:table-cell>
              <table:table-cell office:value-type="float" office:value="34.6225490196078">
                <text:p>34.622549019607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7.5">
                <text:p>57.5</text:p>
              </table:table-cell>
              <table:table-cell office:value-type="float" office:value="38.1779411764706">
                <text:p>38.177941176470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8">
                <text:p>58</text:p>
              </table:table-cell>
              <table:table-cell office:value-type="float" office:value="39.0764705882353">
                <text:p>39.076470588235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9">
                <text:p>59</text:p>
              </table:table-cell>
              <table:table-cell office:value-type="float" office:value="39.1313725490196">
                <text:p>39.13137254901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7">
                <text:p>57</text:p>
              </table:table-cell>
              <table:table-cell office:value-type="float" office:value="39.1588235294118">
                <text:p>39.158823529411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1.C2:s51.D18 s51.C1:s51.D1 s51.F1:s51.F18" chart:data-source-has-labels="both" svg:x="0.32cm" svg:y="0.857cm" svg:width="15.36cm" svg:height="7.963cm">
          <chartooo:coordinate-region svg:x="0.691cm" svg:y="0.857cm" svg:width="14.989cm" svg:height="7.422cm"/>
          <chart:axis chart:dimension="x" chart:name="primary-x" chart:style-name="ch4" chartooo:axis-type="auto">
            <chartooo:date-scale/>
            <chart:categories table:cell-range-address="s51.C2:s5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D2:s51.D18" chart:label-cell-address="s51.D1:s51.D1" chart:class="chart:line">
            <chart:data-point chart:repeated="17"/>
          </chart:series>
          <chart:series chart:style-name="ch8" chart:values-cell-range-address="s51.F2:s51.F18" chart:label-cell-address="s51.F1:s51.F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1.D1:s51.D1</svg:desc>
                </draw:g>
              </table:table-cell>
              <table:table-cell office:value-type="string">
                <text:p>Número de linhas (eloc)</text:p>
                <draw:g>
                  <svg:desc>s51.F1:s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s51.C2:s51.C18</svg:desc>
                </draw:g>
              </table:table-cell>
              <table:table-cell office:value-type="float" office:value="84">
                <text:p>84</text:p>
                <draw:g>
                  <svg:desc>s51.D2:s51.D18</svg:desc>
                </draw:g>
              </table:table-cell>
              <table:table-cell office:value-type="float" office:value="82.75">
                <text:p>82.75</text:p>
                <draw:g>
                  <svg:desc>s51.F2:s51.F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625">
                <text:p>91.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91.59375">
                <text:p>91.5937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14">
                <text:p>114</text:p>
              </table:table-cell>
              <table:table-cell office:value-type="float" office:value="141.25">
                <text:p>14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9375">
                <text:p>142.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2.78125">
                <text:p>142.78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43.15625">
                <text:p>143.15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47.96875">
                <text:p>147.96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191.0625">
                <text:p>191.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240.1875">
                <text:p>240.187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78">
                <text:p>178</text:p>
              </table:table-cell>
              <table:table-cell office:value-type="float" office:value="260.03125">
                <text:p>260.03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319.71875">
                <text:p>319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339.40625">
                <text:p>339.40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423.21875">
                <text:p>423.218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82">
                <text:p>282</text:p>
              </table:table-cell>
              <table:table-cell office:value-type="float" office:value="437.71875">
                <text:p>437.71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391.34375">
                <text:p>391.3437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1.H1:s51.J5" chart:data-source-has-labels="both" svg:x="0.32cm" svg:y="0.18cm" svg:width="12.72cm" svg:height="8.64cm">
          <chartooo:coordinate-region svg:x="1.127cm" svg:y="0.326cm" svg:width="11.541cm" svg:height="7.953cm"/>
          <chart:axis chart:dimension="x" chart:name="primary-x" chart:style-name="ch4" chartooo:axis-type="auto">
            <chartooo:date-scale/>
            <chart:categories table:cell-range-address="s51.H2:s51.H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1.I2:s51.I5" chart:label-cell-address="s51.I1:s51.I1" chart:class="chart:line">
            <chart:data-point chart:repeated="4"/>
          </chart:series>
          <chart:series chart:style-name="ch8" chart:values-cell-range-address="s51.J2:s51.J5" chart:label-cell-address="s51.J1:s51.J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1.I1:s51.I1</svg:desc>
                </draw:g>
              </table:table-cell>
              <table:table-cell office:value-type="string">
                <text:p>Linhas</text:p>
                <draw:g>
                  <svg:desc>s51.J1:s51.J1</svg:desc>
                </draw:g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51.H2:s51.H5</svg:desc>
                </draw:g>
              </table:table-cell>
              <table:table-cell office:value-type="float" office:value="93.3333333333333">
                <text:p>93.3333333333333</text:p>
                <draw:g>
                  <svg:desc>s51.I2:s51.I5</svg:desc>
                </draw:g>
              </table:table-cell>
              <table:table-cell office:value-type="float" office:value="88.6354166666667">
                <text:p>88.6354166666667</text:p>
                <draw:g>
                  <svg:desc>s51.J2:s51.J5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2.5">
                <text:p>132.5</text:p>
              </table:table-cell>
              <table:table-cell office:value-type="float" office:value="167.79296875">
                <text:p>167.7929687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20">
                <text:p>220</text:p>
              </table:table-cell>
              <table:table-cell office:value-type="float" office:value="335.59375">
                <text:p>335.593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75">
                <text:p>275</text:p>
              </table:table-cell>
              <table:table-cell office:value-type="float" office:value="414.53125">
                <text:p>414.53125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519cm" svg:y="0.185cm" style:legend-expansion="wide" chart:style-name="ch2"/>
        <chart:plot-area chart:style-name="ch3" table:cell-range-address="s58.C2:s58.D38 s58.C1:s58.D1 s58.F1:s58.F38" chart:data-source-has-labels="both" svg:x="0.32cm" svg:y="0.857cm" svg:width="15.36cm" svg:height="7.963cm">
          <chartooo:coordinate-region svg:x="0.691cm" svg:y="0.857cm" svg:width="14.989cm" svg:height="7.13cm"/>
          <chart:axis chart:dimension="x" chart:name="primary-x" chart:style-name="ch4" chartooo:axis-type="auto">
            <chartooo:date-scale/>
            <chart:categories table:cell-range-address="s58.C2:s58.C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D2:s58.D38" chart:label-cell-address="s58.D1:s58.D1" chart:class="chart:line">
            <chart:data-point chart:repeated="37"/>
          </chart:series>
          <chart:series chart:style-name="ch8" chart:values-cell-range-address="s58.F2:s58.F38" chart:label-cell-address="s58.F1:s58.F1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úmero de módulos</text:p>
                <draw:g>
                  <svg:desc>s58.D1:s58.D1</svg:desc>
                </draw:g>
              </table:table-cell>
              <table:table-cell office:value-type="string">
                <text:p>Número de linhas (eloc)</text:p>
                <draw:g>
                  <svg:desc>s58.F1:s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</text:p>
                <draw:g>
                  <svg:desc>s58.C2:s58.C38</svg:desc>
                </draw:g>
              </table:table-cell>
              <table:table-cell office:value-type="float" office:value="1223">
                <text:p>1223</text:p>
                <draw:g>
                  <svg:desc>s58.D2:s58.D38</svg:desc>
                </draw:g>
              </table:table-cell>
              <table:table-cell office:value-type="float" office:value="1223.26347305389">
                <text:p>1223.26347305389</text:p>
                <draw:g>
                  <svg:desc>s58.F2:s58.F38</svg:desc>
                </draw:g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70">
                <text:p>1670</text:p>
              </table:table-cell>
              <table:table-cell office:value-type="float" office:value="1650.95808383234">
                <text:p>1650.9580838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1688.96706586826">
                <text:p>1688.9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1700.52395209581">
                <text:p>1700.52395209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833.60778443114">
                <text:p>1833.6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70.9281437125749">
                <text:p>70.9281437125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1831.46706586826">
                <text:p>1831.46706586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1727.54491017964">
                <text:p>1727.5449101796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720">
                <text:p>1720</text:p>
              </table:table-cell>
              <table:table-cell office:value-type="float" office:value="1726.78143712575">
                <text:p>1726.78143712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707.94910179641">
                <text:p>1707.94910179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2694610778">
                <text:p>1729.02694610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245.943113772455">
                <text:p>245.943113772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742.3502994012">
                <text:p>1742.350299401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01">
                <text:p>1901</text:p>
              </table:table-cell>
              <table:table-cell office:value-type="float" office:value="1834.44610778443">
                <text:p>1834.44610778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729.07185628743">
                <text:p>1729.07185628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823.99700598802">
                <text:p>1823.99700598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841.25748502994">
                <text:p>1841.25748502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1871.52694610778">
                <text:p>1871.5269461077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03">
                <text:p>1903</text:p>
              </table:table-cell>
              <table:table-cell office:value-type="float" office:value="1851.31736526946">
                <text:p>1851.31736526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41017964072">
                <text:p>1882.4101796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1882.33532934132">
                <text:p>1882.3353293413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1927.7245508982">
                <text:p>1927.7245508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435.68862275449">
                <text:p>1435.6886227544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092">
                <text:p>2092</text:p>
              </table:table-cell>
              <table:table-cell office:value-type="float" office:value="2024.82035928144">
                <text:p>2024.82035928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2063.7125748503">
                <text:p>2063.7125748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2126.99101796407">
                <text:p>2126.99101796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2138.9371257485">
                <text:p>2138.937125748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11">
                <text:p>2611</text:p>
              </table:table-cell>
              <table:table-cell office:value-type="float" office:value="2687.5">
                <text:p>2687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2702.03592814371">
                <text:p>2702.0359281437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2761">
                <text:p>2761</text:p>
              </table:table-cell>
              <table:table-cell office:value-type="float" office:value="2787.67964071856">
                <text:p>2787.6796407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2786.16766467066">
                <text:p>2786.16766467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2786.10778443114">
                <text:p>2786.10778443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2790.49401197605">
                <text:p>2790.49401197605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4.058cm" style:legend-expansion="high" chart:style-name="ch2"/>
        <chart:plot-area chart:style-name="ch3" table:cell-range-address="s58.H1:s58.J12" chart:data-source-has-labels="both" svg:x="0.32cm" svg:y="0.18cm" svg:width="12.72cm" svg:height="8.64cm">
          <chartooo:coordinate-region svg:x="1.312cm" svg:y="0.326cm" svg:width="11.356cm" svg:height="7.953cm"/>
          <chart:axis chart:dimension="x" chart:name="primary-x" chart:style-name="ch4" chartooo:axis-type="auto">
            <chartooo:date-scale/>
            <chart:categories table:cell-range-address="s58.H2:s58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58.I2:s58.I12" chart:label-cell-address="s58.I1:s58.I1" chart:class="chart:line">
            <chart:data-point chart:repeated="11"/>
          </chart:series>
          <chart:series chart:style-name="ch8" chart:values-cell-range-address="s58.J2:s58.J12" chart:label-cell-address="s58.J1:s58.J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ódulos</text:p>
                <draw:g>
                  <svg:desc>s58.I1:s58.I1</svg:desc>
                </draw:g>
              </table:table-cell>
              <table:table-cell office:value-type="string">
                <text:p>Linhas</text:p>
                <draw:g>
                  <svg:desc>s58.J1:s58.J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s58.H2:s58.H12</svg:desc>
                </draw:g>
              </table:table-cell>
              <table:table-cell office:value-type="float" office:value="1223">
                <text:p>1223</text:p>
                <draw:g>
                  <svg:desc>s58.I2:s58.I12</svg:desc>
                </draw:g>
              </table:table-cell>
              <table:table-cell office:value-type="float" office:value="1223.26347305389">
                <text:p>1223.26347305389</text:p>
                <draw:g>
                  <svg:desc>s58.J2:s58.J12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513.42857142857">
                <text:p>1513.42857142857</text:p>
              </table:table-cell>
              <table:table-cell office:value-type="float" office:value="1500.57100085543">
                <text:p>1500.571000855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94.2">
                <text:p>1494.2</text:p>
              </table:table-cell>
              <table:table-cell office:value-type="float" office:value="1430.41017964072">
                <text:p>1430.4101796407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875.2">
                <text:p>1875.2</text:p>
              </table:table-cell>
              <table:table-cell office:value-type="float" office:value="1820.05988023952">
                <text:p>1820.0598802395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872.02095808383">
                <text:p>1872.0209580838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555.66666666667">
                <text:p>1555.66666666667</text:p>
              </table:table-cell>
              <table:table-cell office:value-type="float" office:value="1599.7005988024">
                <text:p>1599.700598802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112.5">
                <text:p>2112.5</text:p>
              </table:table-cell>
              <table:table-cell office:value-type="float" office:value="2044.26646706587">
                <text:p>2044.266467065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130.5">
                <text:p>2130.5</text:p>
              </table:table-cell>
              <table:table-cell office:value-type="float" office:value="2088.61526946108">
                <text:p>2088.6152694610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618.5">
                <text:p>2618.5</text:p>
              </table:table-cell>
              <table:table-cell office:value-type="float" office:value="2694.76796407186">
                <text:p>2694.7679640718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36">
                <text:p>2636</text:p>
              </table:table-cell>
              <table:table-cell office:value-type="float" office:value="2709.44610778443">
                <text:p>2709.446107784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62.75">
                <text:p>2762.75</text:p>
              </table:table-cell>
              <table:table-cell office:value-type="float" office:value="2787.6122754491">
                <text:p>2787.612275449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951cm" svg:height="7.492cm" xlink:href=".." xlink:type="simple" chart:class="chart:line" chart:style-name="ch1">
        <chart:title svg:x="2.518cm" svg:y="0.285cm" chart:style-name="ch2">
          <text:p>Número médio de módulos ao ano</text:p>
        </chart:title>
        <chart:legend chart:legend-position="top" svg:x="0.998cm" svg:y="1.143cm" style:legend-expansion="wide" chart:style-name="ch3"/>
        <chart:plot-area chart:style-name="ch4" table:cell-range-address="'modulos medio ano'.A1:'modulos medio ano'.G13" chart:data-source-has-labels="both" svg:x="0.239cm" svg:y="1.784cm" svg:width="11.473cm" svg:height="5.559cm">
          <chartooo:coordinate-region svg:x="1.231cm" svg:y="1.93cm" svg:width="10.109cm" svg:height="4.872cm"/>
          <chart:axis chart:dimension="x" chart:name="primary-x" chart:style-name="ch5" chartooo:axis-type="auto">
            <chartooo:date-scale/>
            <chart:categories table:cell-range-address="'modulos medio ano'.A2:'modulos medio ano'.A1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ulos medio ano'.B2:'modulos medio ano'.B13" chart:label-cell-address="'modulos medio ano'.B1:'modulos medio ano'.B1" chart:class="chart:line">
            <chart:data-point chart:repeated="12"/>
          </chart:series>
          <chart:series chart:style-name="ch9" chart:values-cell-range-address="'modulos medio ano'.C2:'modulos medio ano'.C13" chart:label-cell-address="'modulos medio ano'.C1:'modulos medio ano'.C1" chart:class="chart:line">
            <chart:data-point chart:repeated="12"/>
          </chart:series>
          <chart:series chart:style-name="ch10" chart:values-cell-range-address="'modulos medio ano'.D2:'modulos medio ano'.D13" chart:label-cell-address="'modulos medio ano'.D1:'modulos medio ano'.D1" chart:class="chart:line">
            <chart:data-point chart:repeated="12"/>
          </chart:series>
          <chart:series chart:style-name="ch11" chart:values-cell-range-address="'modulos medio ano'.E2:'modulos medio ano'.E13" chart:label-cell-address="'modulos medio ano'.E1:'modulos medio ano'.E1" chart:class="chart:line">
            <chart:data-point chart:repeated="12"/>
          </chart:series>
          <chart:series chart:style-name="ch12" chart:values-cell-range-address="'modulos medio ano'.F2:'modulos medio ano'.F13" chart:label-cell-address="'modulos medio ano'.F1:'modulos medio ano'.F1" chart:class="chart:line">
            <chart:data-point chart:repeated="12"/>
          </chart:series>
          <chart:series chart:style-name="ch13" chart:values-cell-range-address="'modulos medio ano'.G2:'modulos medio ano'.G13" chart:label-cell-address="'modulos medio ano'.G1:'modulos medio ano'.G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6</text:p>
                <draw:g>
                  <svg:desc>'modulos medio ano'.B1:'modulos medio ano'.B1</svg:desc>
                </draw:g>
              </table:table-cell>
              <table:table-cell office:value-type="string">
                <text:p>s18</text:p>
                <draw:g>
                  <svg:desc>'modulos medio ano'.C1:'modulos medio ano'.C1</svg:desc>
                </draw:g>
              </table:table-cell>
              <table:table-cell office:value-type="string">
                <text:p>s26</text:p>
                <draw:g>
                  <svg:desc>'modulos medio ano'.D1:'modulos medio ano'.D1</svg:desc>
                </draw:g>
              </table:table-cell>
              <table:table-cell office:value-type="string">
                <text:p>s28</text:p>
                <draw:g>
                  <svg:desc>'modulos medio ano'.E1:'modulos medio ano'.E1</svg:desc>
                </draw:g>
              </table:table-cell>
              <table:table-cell office:value-type="string">
                <text:p>s51</text:p>
                <draw:g>
                  <svg:desc>'modulos medio ano'.F1:'modulos medio ano'.F1</svg:desc>
                </draw:g>
              </table:table-cell>
              <table:table-cell office:value-type="string">
                <text:p>s58</text:p>
                <draw:g>
                  <svg:desc>'modulos medio ano'.G1:'modulos medio ano'.G1</svg:desc>
                </draw:g>
              </table:table-cell>
            </table:table-row>
          </table:table-header-rows>
          <table:table-rows>
            <table:table-row>
              <table:table-cell office:value-type="float" office:value="2006">
                <text:p>2006</text:p>
                <draw:g>
                  <svg:desc>'modulos medio ano'.A2:'modulos medio ano'.A13</svg:desc>
                </draw:g>
              </table:table-cell>
              <table:table-cell office:value-type="float" office:value="NaN">
                <text:p>NaN</text:p>
                <draw:g>
                  <svg:desc>'modulos medio ano'.B2:'modulos medio ano'.B13</svg:desc>
                </draw:g>
              </table:table-cell>
              <table:table-cell office:value-type="float" office:value="NaN">
                <text:p>NaN</text:p>
                <draw:g>
                  <svg:desc>'modulos medio ano'.C2:'modulos medio ano'.C13</svg:desc>
                </draw:g>
              </table:table-cell>
              <table:table-cell office:value-type="float" office:value="NaN">
                <text:p>NaN</text:p>
                <draw:g>
                  <svg:desc>'modulos medio ano'.D2:'modulos medio ano'.D13</svg:desc>
                </draw:g>
              </table:table-cell>
              <table:table-cell office:value-type="float" office:value="NaN">
                <text:p>NaN</text:p>
                <draw:g>
                  <svg:desc>'modulos medio ano'.E2:'modulos medio ano'.E13</svg:desc>
                </draw:g>
              </table:table-cell>
              <table:table-cell office:value-type="float" office:value="NaN">
                <text:p>NaN</text:p>
                <draw:g>
                  <svg:desc>'modulos medio ano'.F2:'modulos medio ano'.F13</svg:desc>
                </draw:g>
              </table:table-cell>
              <table:table-cell office:value-type="float" office:value="1223">
                <text:p>1223</text:p>
                <draw:g>
                  <svg:desc>'modulos medio ano'.G2:'modulos medio ano'.G13</svg:desc>
                </draw:g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.42857142857">
                <text:p>1513.428571428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.2">
                <text:p>1494.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.2">
                <text:p>1875.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.66666666667">
                <text:p>1555.666666666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924.33333333333">
                <text:p>1924.33333333333</text:p>
              </table:table-cell>
              <table:table-cell office:value-type="float" office:value="54">
                <text:p>54</text:p>
              </table:table-cell>
              <table:table-cell office:value-type="float" office:value="132.5">
                <text:p>132.5</text:p>
              </table:table-cell>
              <table:table-cell office:value-type="float" office:value="2130.5">
                <text:p>213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7.083333333333">
                <text:p>357.083333333333</text:p>
              </table:table-cell>
              <table:table-cell office:value-type="float" office:value="NaN">
                <text:p>NaN</text:p>
              </table:table-cell>
              <table:table-cell office:value-type="float" office:value="2100.28571428571">
                <text:p>2100.28571428571</text:p>
              </table:table-cell>
              <table:table-cell office:value-type="float" office:value="57.5">
                <text:p>57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890.125">
                <text:p>890.125</text:p>
              </table:table-cell>
              <table:table-cell office:value-type="float" office:value="1297.375">
                <text:p>1297.375</text:p>
              </table:table-cell>
              <table:table-cell office:value-type="float" office:value="1914.4">
                <text:p>1914.4</text:p>
              </table:table-cell>
              <table:table-cell office:value-type="float" office:value="58">
                <text:p>58</text:p>
              </table:table-cell>
              <table:table-cell office:value-type="float" office:value="275">
                <text:p>275</text:p>
              </table:table-cell>
              <table:table-cell office:value-type="float" office:value="2618.5">
                <text:p>2618.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537">
                <text:p>1537</text:p>
              </table:table-cell>
              <table:table-cell office:value-type="float" office:value="1828.125">
                <text:p>1828.125</text:p>
              </table:table-cell>
              <table:table-cell office:value-type="float" office:value="1604.66666666667">
                <text:p>1604.66666666667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99.66666666667">
                <text:p>1999.66666666667</text:p>
              </table:table-cell>
              <table:table-cell office:value-type="float" office:value="2274.33333333333">
                <text:p>2274.33333333333</text:p>
              </table:table-cell>
              <table:table-cell office:value-type="float" office:value="1590.25">
                <text:p>1590.2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762.75">
                <text:p>2762.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pt" number:country="BR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estagio de evolucao'.A2:'estagio de evolucao'.B7 'estagio de evolucao'.B1:'estagio de evolucao'.B1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estagio de evolucao'.A2:'estagio de evolucao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stagio de evolucao'.B2:'estagio de evolucao'.B7" chart:label-cell-address="'estagio de evolucao'.B1:'estagio de evolucao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Projetos</text:p>
                <draw:g>
                  <svg:desc>'estagio de evolucao'.B1:'estagio de evolucao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estagio de evolucao'.A2:'estagio de evolucao'.A7</svg:desc>
                </draw:g>
              </table:table-cell>
              <table:table-cell office:value-type="float" office:value="20">
                <text:p>20</text:p>
                <draw:g>
                  <svg:desc>'estagio de evolucao'.B2:'estagio de evolucao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722cm" svg:height="9cm" xlink:href=".." xlink:type="simple" chart:class="chart:bar" chart:style-name="ch1">
        <chart:title svg:x="3.513cm" svg:y="0.316cm" chart:style-name="ch2">
          <text:p>    </text:p>
        </chart:title>
        <chart:subtitle svg:x="1.965cm" svg:y="1.169cm" chart:style-name="ch3">
          <text:p>Evolution + Servicing</text:p>
        </chart:subtitle>
        <chart:legend svg:x="1.154cm" svg:y="1.731cm" style:legend-expansion="custom" chartooo:width="5.661cm" chartooo:height="0.884cm" style:legend-expansion-aspect-ratio="6.40384615384615" chart:style-name="ch4"/>
        <chart:plot-area chart:style-name="ch5" table:cell-range-address="evolution.A2:evolution.A9 evolution.E1:evolution.E9 evolution.L1:evolution.L9 evolution.S1:evolution.S9" chart:data-source-has-labels="both" svg:x="-0.057cm" svg:y="2.606cm" svg:width="7.617cm" svg:height="6.204cm">
          <chartooo:coordinate-region svg:x="0.564cm" svg:y="2.752cm" svg:width="6.996cm" svg:height="5.517cm"/>
          <chart:axis chart:dimension="x" chart:name="primary-x" chart:style-name="ch6" chartooo:axis-type="auto">
            <chartooo:date-scale/>
            <chart:categories table:cell-range-address="evolution.A2:evolution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volution.E2:evolution.E9" chart:label-cell-address="evolution.E1:evolution.E1" chart:class="chart:bar">
            <chart:data-point chart:repeated="8"/>
          </chart:series>
          <chart:series chart:style-name="ch10" chart:values-cell-range-address="evolution.L2:evolution.L9" chart:label-cell-address="evolution.L1:evolution.L1" chart:class="chart:bar">
            <chart:data-point chart:repeated="8"/>
          </chart:series>
          <chart:series chart:style-name="ch11" chart:values-cell-range-address="evolution.S2:evolution.S9" chart:label-cell-address="evolution.S1:evolution.S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evolution.E1:evolution.E1</svg:desc>
                </draw:g>
              </table:table-cell>
              <table:table-cell office:value-type="string">
                <text:p>Lançamentos</text:p>
                <draw:g>
                  <svg:desc>evolution.L1:evolution.L1</svg:desc>
                </draw:g>
              </table:table-cell>
              <table:table-cell office:value-type="string">
                <text:p>Idade</text:p>
                <draw:g>
                  <svg:desc>evolution.S1:evolution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1</text:p>
                <draw:g>
                  <svg:desc>evolution.A2:evolution.A9</svg:desc>
                </draw:g>
              </table:table-cell>
              <table:table-cell office:value-type="float" office:value="1">
                <text:p>1</text:p>
                <draw:g>
                  <svg:desc>evolution.E2:evolution.E9</svg:desc>
                </draw:g>
              </table:table-cell>
              <table:table-cell office:value-type="float" office:value="7">
                <text:p>7</text:p>
                <draw:g>
                  <svg:desc>evolution.L2:evolution.L9</svg:desc>
                </draw:g>
              </table:table-cell>
              <table:table-cell office:value-type="float" office:value="2">
                <text:p>2</text:p>
                <draw:g>
                  <svg:desc>evolution.S2:evolution.S9</svg:desc>
                </draw:g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26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5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5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5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495cm" svg:height="9cm" xlink:href=".." xlink:type="simple" chart:class="chart:bar" chart:style-name="ch1">
        <chart:title svg:x="6.264cm" svg:y="0.227cm" chart:style-name="ch2">
          <text:p>Número de menções, lançamentos e idade por projeto</text:p>
        </chart:title>
        <chart:subtitle svg:x="7.089cm" svg:y="1.169cm" chart:style-name="ch3">
          <text:p>Initial development</text:p>
        </chart:subtitle>
        <chart:legend chart:legend-position="top" svg:x="5.773cm" svg:y="1.931cm" style:legend-expansion="wide" chart:style-name="ch4"/>
        <chart:plot-area chart:style-name="ch5" table:cell-range-address="initial.A2:initial.A21 initial.E1:initial.E21 initial.L1:initial.L21 initial.S1:initial.S21" chart:data-source-has-labels="both" svg:x="0.349cm" svg:y="2.603cm" svg:width="16.797cm" svg:height="6.217cm">
          <chartooo:coordinate-region svg:x="0.97cm" svg:y="2.749cm" svg:width="16.176cm" svg:height="5.53cm"/>
          <chart:axis chart:dimension="x" chart:name="primary-x" chart:style-name="ch6" chartooo:axis-type="auto">
            <chartooo:date-scale/>
            <chart:categories table:cell-range-address="initial.A2:initial.A21"/>
          </chart:axis>
          <chart:axis chart:dimension="x" chart:name="secondary-x" chart:style-name="ch7"/>
          <chart:axis chart:dimension="y" chart:name="primary-y" chart:style-name="ch8">
            <chart:grid chart:style-name="ch9" chart:class="major"/>
          </chart:axis>
          <chart:series chart:style-name="ch10" chart:values-cell-range-address="initial.E2:initial.E21" chart:label-cell-address="initial.E1:initial.E1" chart:class="chart:bar">
            <chart:data-point chart:repeated="20"/>
          </chart:series>
          <chart:series chart:style-name="ch11" chart:values-cell-range-address="initial.L2:initial.L21" chart:label-cell-address="initial.L1:initial.L1" chart:class="chart:bar">
            <chart:data-point chart:repeated="20"/>
          </chart:series>
          <chart:series chart:style-name="ch12" chart:values-cell-range-address="initial.S2:initial.S21" chart:label-cell-address="initial.S1:initial.S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</text:p>
                <draw:g>
                  <svg:desc>initial.E1:initial.E1</svg:desc>
                </draw:g>
              </table:table-cell>
              <table:table-cell office:value-type="string">
                <text:p>Lançamentos</text:p>
                <draw:g>
                  <svg:desc>initial.L1:initial.L1</svg:desc>
                </draw:g>
              </table:table-cell>
              <table:table-cell office:value-type="string">
                <text:p>Idade</text:p>
                <draw:g>
                  <svg:desc>initial.S1:initial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2</text:p>
                <draw:g>
                  <svg:desc>initial.A2:initial.A21</svg:desc>
                </draw:g>
              </table:table-cell>
              <table:table-cell office:value-type="float" office:value="2">
                <text:p>2</text:p>
                <draw:g>
                  <svg:desc>initial.E2:initial.E21</svg:desc>
                </draw:g>
              </table:table-cell>
              <table:table-cell office:value-type="float" office:value="4">
                <text:p>4</text:p>
                <draw:g>
                  <svg:desc>initial.L2:initial.L21</svg:desc>
                </draw:g>
              </table:table-cell>
              <table:table-cell office:value-type="float" office:value="7">
                <text:p>7</text:p>
                <draw:g>
                  <svg:desc>initial.S2:initial.S21</svg:desc>
                </draw:g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2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2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2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4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5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t" number:country="BR">
      <number:number number:min-integer-digits="1"/>
    </number:number-style>
    <number:number-style style:name="N10001" number:language="pt" number:country="BR">
      <number:number number:decimal-places="0" loext:min-decimal-places="0"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0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03cm" svg:height="9.005cm" xlink:href=".." xlink:type="simple" chart:class="chart:bar" chart:style-name="ch1">
        <chart:legend chart:legend-position="end" svg:x="11.931cm" svg:y="3.864cm" style:legend-expansion="high" chart:style-name="ch2"/>
        <chart:plot-area chart:style-name="ch3" table:cell-range-address="summary.F2:summary.I4 summary.G1:summary.I1" chart:data-source-has-labels="both" svg:x="0.296cm" svg:y="0.18cm" svg:width="11.339cm" svg:height="8.645cm">
          <chartooo:coordinate-region svg:x="1.896cm" svg:y="0.326cm" svg:width="9.739cm" svg:height="7.958cm"/>
          <chart:axis chart:dimension="x" chart:name="primary-x" chart:style-name="ch4" chartooo:axis-type="auto">
            <chartooo:date-scale/>
            <chart:categories table:cell-range-address="summary.F2:summary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G2:summary.G4" chart:label-cell-address="summary.G1:summary.G1" chart:class="chart:bar">
            <chart:data-point chart:repeated="3"/>
          </chart:series>
          <chart:series chart:style-name="ch8" chart:values-cell-range-address="summary.H2:summary.H4" chart:label-cell-address="summary.H1:summary.H1" chart:class="chart:bar">
            <chart:data-point chart:repeated="3"/>
          </chart:series>
          <chart:series chart:style-name="ch9" chart:values-cell-range-address="summary.I2:summary.I4" chart:label-cell-address="summary.I1:summary.I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nções Cita</text:p>
                <draw:g>
                  <svg:desc>summary.G1:summary.G1</svg:desc>
                </draw:g>
              </table:table-cell>
              <table:table-cell office:value-type="string">
                <text:p>Usa</text:p>
                <draw:g>
                  <svg:desc>summary.H1:summary.H1</svg:desc>
                </draw:g>
              </table:table-cell>
              <table:table-cell office:value-type="string">
                <text:p>Contribui</text:p>
                <draw:g>
                  <svg:desc>summary.I1:summar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.</text:p>
                <draw:g>
                  <svg:desc>summary.F2:summary.F4</svg:desc>
                </draw:g>
              </table:table-cell>
              <table:table-cell office:value-type="float" office:value="4">
                <text:p>4</text:p>
                <draw:g>
                  <svg:desc>summary.G2:summary.G4</svg:desc>
                </draw:g>
              </table:table-cell>
              <table:table-cell office:value-type="float" office:value="4.88888888888889">
                <text:p>4.88888888888889</text:p>
                <draw:g>
                  <svg:desc>summary.H2:summary.H4</svg:desc>
                </draw:g>
              </table:table-cell>
              <table:table-cell office:value-type="float" office:value="1.55">
                <text:p>1.55</text:p>
                <draw:g>
                  <svg:desc>summary.I2:summary.I4</svg:desc>
                </draw:g>
              </table:table-cell>
            </table:table-row>
            <table:table-row>
              <table:table-cell office:value-type="string">
                <text:p>Evolution + Servicing</text:p>
              </table:table-cell>
              <table:table-cell office:value-type="float" office:value="7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4.21052631578947">
                <text:p>4.21052631578947</text:p>
              </table:table-cell>
              <table:table-cell office:value-type="float" office:value="4.75">
                <text:p>4.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